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text:start-value="25">
        <style:list-level-properties text:space-before="0.1243in" text:min-label-width="0.2215in" text:list-level-position-and-space-mode="label-alignment">
          <style:list-level-label-alignment text:label-followed-by="listtab" fo:margin-left="0.3458in" fo:text-indent="-0.2215in"/>
        </style:list-level-properties>
      </text:list-level-style-number>
      <text:list-level-style-bullet text:level="2" text:bullet-char="•">
        <style:list-level-properties text:space-before="0.7118in" text:min-label-width="0.2215in" text:list-level-position-and-space-mode="label-alignment">
          <style:list-level-label-alignment text:label-followed-by="listtab" fo:margin-left="0.9333in" fo:text-indent="-0.2215in"/>
        </style:list-level-properties>
      </text:list-level-style-bullet>
      <text:list-level-style-bullet text:level="3" text:bullet-char="•">
        <style:list-level-properties text:space-before="1.2979in" text:min-label-width="0.2215in" text:list-level-position-and-space-mode="label-alignment">
          <style:list-level-label-alignment text:label-followed-by="listtab" fo:margin-left="1.5194in" fo:text-indent="-0.2215in"/>
        </style:list-level-properties>
      </text:list-level-style-bullet>
      <text:list-level-style-bullet text:level="4" text:bullet-char="•">
        <style:list-level-properties text:space-before="1.884in" text:min-label-width="0.2215in" text:list-level-position-and-space-mode="label-alignment">
          <style:list-level-label-alignment text:label-followed-by="listtab" fo:margin-left="2.1055in" fo:text-indent="-0.2215in"/>
        </style:list-level-properties>
      </text:list-level-style-bullet>
      <text:list-level-style-bullet text:level="5" text:bullet-char="•">
        <style:list-level-properties text:space-before="2.4701in" text:min-label-width="0.2215in" text:list-level-position-and-space-mode="label-alignment">
          <style:list-level-label-alignment text:label-followed-by="listtab" fo:margin-left="2.6916in" fo:text-indent="-0.2215in"/>
        </style:list-level-properties>
      </text:list-level-style-bullet>
      <text:list-level-style-bullet text:level="6" text:bullet-char="•">
        <style:list-level-properties text:space-before="3.0562in" text:min-label-width="0.2215in" text:list-level-position-and-space-mode="label-alignment">
          <style:list-level-label-alignment text:label-followed-by="listtab" fo:margin-left="3.2777in" fo:text-indent="-0.2215in"/>
        </style:list-level-properties>
      </text:list-level-style-bullet>
      <text:list-level-style-bullet text:level="7" text:bullet-char="•">
        <style:list-level-properties text:space-before="3.6423in" text:min-label-width="0.2215in" text:list-level-position-and-space-mode="label-alignment">
          <style:list-level-label-alignment text:label-followed-by="listtab" fo:margin-left="3.8638in" fo:text-indent="-0.2215in"/>
        </style:list-level-properties>
      </text:list-level-style-bullet>
      <text:list-level-style-bullet text:level="8" text:bullet-char="•">
        <style:list-level-properties text:space-before="4.2284in" text:min-label-width="0.2215in" text:list-level-position-and-space-mode="label-alignment">
          <style:list-level-label-alignment text:label-followed-by="listtab" fo:margin-left="4.45in" fo:text-indent="-0.2215in"/>
        </style:list-level-properties>
      </text:list-level-style-bullet>
      <text:list-level-style-bullet text:level="9" text:bullet-char="•">
        <style:list-level-properties text:space-before="4.8145in" text:min-label-width="0.2215in" text:list-level-position-and-space-mode="label-alignment">
          <style:list-level-label-alignment text:label-followed-by="listtab" fo:margin-left="5.0361in" fo:text-indent="-0.2215in"/>
        </style:list-level-properties>
      </text:list-level-style-bullet>
    </text:list-style>
    <text:list-style style:name="LFO2">
      <text:list-level-style-number text:level="1" text:style-name="WW_CharLFO2LVL1" style:num-suffix="." style:num-format="1">
        <style:list-level-properties text:space-before="0.1972in" text:min-label-width="0.1486in" text:list-level-position-and-space-mode="label-alignment">
          <style:list-level-label-alignment text:label-followed-by="listtab" fo:margin-left="0.3458in" fo:text-indent="-0.1486in"/>
        </style:list-level-properties>
      </text:list-level-style-number>
      <text:list-level-style-bullet text:level="2" text:bullet-char="•">
        <style:list-level-properties text:space-before="0.7847in" text:min-label-width="0.1486in" text:list-level-position-and-space-mode="label-alignment">
          <style:list-level-label-alignment text:label-followed-by="listtab" fo:margin-left="0.9333in" fo:text-indent="-0.1486in"/>
        </style:list-level-properties>
      </text:list-level-style-bullet>
      <text:list-level-style-bullet text:level="3" text:bullet-char="•">
        <style:list-level-properties text:space-before="1.3708in" text:min-label-width="0.1486in" text:list-level-position-and-space-mode="label-alignment">
          <style:list-level-label-alignment text:label-followed-by="listtab" fo:margin-left="1.5194in" fo:text-indent="-0.1486in"/>
        </style:list-level-properties>
      </text:list-level-style-bullet>
      <text:list-level-style-bullet text:level="4" text:bullet-char="•">
        <style:list-level-properties text:space-before="1.9569in" text:min-label-width="0.1486in" text:list-level-position-and-space-mode="label-alignment">
          <style:list-level-label-alignment text:label-followed-by="listtab" fo:margin-left="2.1055in" fo:text-indent="-0.1486in"/>
        </style:list-level-properties>
      </text:list-level-style-bullet>
      <text:list-level-style-bullet text:level="5" text:bullet-char="•">
        <style:list-level-properties text:space-before="2.543in" text:min-label-width="0.1486in" text:list-level-position-and-space-mode="label-alignment">
          <style:list-level-label-alignment text:label-followed-by="listtab" fo:margin-left="2.6916in" fo:text-indent="-0.1486in"/>
        </style:list-level-properties>
      </text:list-level-style-bullet>
      <text:list-level-style-bullet text:level="6" text:bullet-char="•">
        <style:list-level-properties text:space-before="3.1291in" text:min-label-width="0.1486in" text:list-level-position-and-space-mode="label-alignment">
          <style:list-level-label-alignment text:label-followed-by="listtab" fo:margin-left="3.2777in" fo:text-indent="-0.1486in"/>
        </style:list-level-properties>
      </text:list-level-style-bullet>
      <text:list-level-style-bullet text:level="7" text:bullet-char="•">
        <style:list-level-properties text:space-before="3.7152in" text:min-label-width="0.1486in" text:list-level-position-and-space-mode="label-alignment">
          <style:list-level-label-alignment text:label-followed-by="listtab" fo:margin-left="3.8638in" fo:text-indent="-0.1486in"/>
        </style:list-level-properties>
      </text:list-level-style-bullet>
      <text:list-level-style-bullet text:level="8" text:bullet-char="•">
        <style:list-level-properties text:space-before="4.3013in" text:min-label-width="0.1486in" text:list-level-position-and-space-mode="label-alignment">
          <style:list-level-label-alignment text:label-followed-by="listtab" fo:margin-left="4.45in" fo:text-indent="-0.1486in"/>
        </style:list-level-properties>
      </text:list-level-style-bullet>
      <text:list-level-style-bullet text:level="9" text:bullet-char="•">
        <style:list-level-properties text:space-before="4.8875in" text:min-label-width="0.1486in" text:list-level-position-and-space-mode="label-alignment">
          <style:list-level-label-alignment text:label-followed-by="listtab" fo:margin-left="5.0361in" fo:text-indent="-0.1486in"/>
        </style:list-level-properties>
      </text:list-level-style-bullet>
    </text:list-style>
    <text:list-style style:name="LFO3">
      <text:list-level-style-number text:level="1" text:style-name="WW_CharLFO3LVL1" style:num-suffix="." style:num-format="1" text:start-value="25">
        <style:list-level-properties text:space-before="0.1243in" text:min-label-width="0.2215in" text:list-level-position-and-space-mode="label-alignment">
          <style:list-level-label-alignment text:label-followed-by="listtab" fo:margin-left="0.3458in" fo:text-indent="-0.2215in"/>
        </style:list-level-properties>
      </text:list-level-style-number>
      <text:list-level-style-bullet text:level="2" text:bullet-char="•">
        <style:list-level-properties text:space-before="0.7118in" text:min-label-width="0.2215in" text:list-level-position-and-space-mode="label-alignment">
          <style:list-level-label-alignment text:label-followed-by="listtab" fo:margin-left="0.9333in" fo:text-indent="-0.2215in"/>
        </style:list-level-properties>
      </text:list-level-style-bullet>
      <text:list-level-style-bullet text:level="3" text:bullet-char="•">
        <style:list-level-properties text:space-before="1.2979in" text:min-label-width="0.2215in" text:list-level-position-and-space-mode="label-alignment">
          <style:list-level-label-alignment text:label-followed-by="listtab" fo:margin-left="1.5194in" fo:text-indent="-0.2215in"/>
        </style:list-level-properties>
      </text:list-level-style-bullet>
      <text:list-level-style-bullet text:level="4" text:bullet-char="•">
        <style:list-level-properties text:space-before="1.884in" text:min-label-width="0.2215in" text:list-level-position-and-space-mode="label-alignment">
          <style:list-level-label-alignment text:label-followed-by="listtab" fo:margin-left="2.1055in" fo:text-indent="-0.2215in"/>
        </style:list-level-properties>
      </text:list-level-style-bullet>
      <text:list-level-style-bullet text:level="5" text:bullet-char="•">
        <style:list-level-properties text:space-before="2.4701in" text:min-label-width="0.2215in" text:list-level-position-and-space-mode="label-alignment">
          <style:list-level-label-alignment text:label-followed-by="listtab" fo:margin-left="2.6916in" fo:text-indent="-0.2215in"/>
        </style:list-level-properties>
      </text:list-level-style-bullet>
      <text:list-level-style-bullet text:level="6" text:bullet-char="•">
        <style:list-level-properties text:space-before="3.0562in" text:min-label-width="0.2215in" text:list-level-position-and-space-mode="label-alignment">
          <style:list-level-label-alignment text:label-followed-by="listtab" fo:margin-left="3.2777in" fo:text-indent="-0.2215in"/>
        </style:list-level-properties>
      </text:list-level-style-bullet>
      <text:list-level-style-bullet text:level="7" text:bullet-char="•">
        <style:list-level-properties text:space-before="3.6423in" text:min-label-width="0.2215in" text:list-level-position-and-space-mode="label-alignment">
          <style:list-level-label-alignment text:label-followed-by="listtab" fo:margin-left="3.8638in" fo:text-indent="-0.2215in"/>
        </style:list-level-properties>
      </text:list-level-style-bullet>
      <text:list-level-style-bullet text:level="8" text:bullet-char="•">
        <style:list-level-properties text:space-before="4.2284in" text:min-label-width="0.2215in" text:list-level-position-and-space-mode="label-alignment">
          <style:list-level-label-alignment text:label-followed-by="listtab" fo:margin-left="4.45in" fo:text-indent="-0.2215in"/>
        </style:list-level-properties>
      </text:list-level-style-bullet>
      <text:list-level-style-bullet text:level="9" text:bullet-char="•">
        <style:list-level-properties text:space-before="4.8145in" text:min-label-width="0.2215in" text:list-level-position-and-space-mode="label-alignment">
          <style:list-level-label-alignment text:label-followed-by="listtab" fo:margin-left="5.0361in" fo:text-indent="-0.2215in"/>
        </style:list-level-properties>
      </text:list-level-style-bullet>
    </text:list-style>
    <text:list-style style:name="LFO4">
      <text:list-level-style-number text:level="1" style:num-suffix="." style:num-format="1">
        <style:list-level-properties text:space-before="0.3743in" text:min-label-width="0.25in" text:list-level-position-and-space-mode="label-alignment">
          <style:list-level-label-alignment text:label-followed-by="listtab" fo:margin-left="0.6243in" fo:text-indent="-0.25in"/>
        </style:list-level-properties>
      </text:list-level-style-number>
      <text:list-level-style-number text:level="2" style:num-suffix="." style:num-format="a" style:num-letter-sync="true">
        <style:list-level-properties text:space-before="0.8743in" text:min-label-width="0.25in" text:list-level-position-and-space-mode="label-alignment">
          <style:list-level-label-alignment text:label-followed-by="listtab" fo:margin-left="1.1243in" fo:text-indent="-0.25in"/>
        </style:list-level-properties>
      </text:list-level-style-number>
      <text:list-level-style-number text:level="3" style:num-suffix="." style:num-format="i">
        <style:list-level-properties fo:text-align="end" text:space-before="1.4993in" text:min-label-width="0.125in" text:list-level-position-and-space-mode="label-alignment">
          <style:list-level-label-alignment text:label-followed-by="listtab" fo:margin-left="1.6243in" fo:text-indent="-0.125in"/>
        </style:list-level-properties>
      </text:list-level-style-number>
      <text:list-level-style-number text:level="4" style:num-suffix="." style:num-format="1">
        <style:list-level-properties text:space-before="1.8743in" text:min-label-width="0.25in" text:list-level-position-and-space-mode="label-alignment">
          <style:list-level-label-alignment text:label-followed-by="listtab" fo:margin-left="2.1243in" fo:text-indent="-0.25in"/>
        </style:list-level-properties>
      </text:list-level-style-number>
      <text:list-level-style-number text:level="5" style:num-suffix="." style:num-format="a" style:num-letter-sync="true">
        <style:list-level-properties text:space-before="2.3743in" text:min-label-width="0.25in" text:list-level-position-and-space-mode="label-alignment">
          <style:list-level-label-alignment text:label-followed-by="listtab" fo:margin-left="2.6243in" fo:text-indent="-0.25in"/>
        </style:list-level-properties>
      </text:list-level-style-number>
      <text:list-level-style-number text:level="6" style:num-suffix="." style:num-format="i">
        <style:list-level-properties fo:text-align="end" text:space-before="2.9993in" text:min-label-width="0.125in" text:list-level-position-and-space-mode="label-alignment">
          <style:list-level-label-alignment text:label-followed-by="listtab" fo:margin-left="3.1243in" fo:text-indent="-0.125in"/>
        </style:list-level-properties>
      </text:list-level-style-number>
      <text:list-level-style-number text:level="7" style:num-suffix="." style:num-format="1">
        <style:list-level-properties text:space-before="3.3743in" text:min-label-width="0.25in" text:list-level-position-and-space-mode="label-alignment">
          <style:list-level-label-alignment text:label-followed-by="listtab" fo:margin-left="3.6243in" fo:text-indent="-0.25in"/>
        </style:list-level-properties>
      </text:list-level-style-number>
      <text:list-level-style-number text:level="8" style:num-suffix="." style:num-format="a" style:num-letter-sync="true">
        <style:list-level-properties text:space-before="3.8743in" text:min-label-width="0.25in" text:list-level-position-and-space-mode="label-alignment">
          <style:list-level-label-alignment text:label-followed-by="listtab" fo:margin-left="4.1243in" fo:text-indent="-0.25in"/>
        </style:list-level-properties>
      </text:list-level-style-number>
      <text:list-level-style-number text:level="9" style:num-suffix="." style:num-format="i">
        <style:list-level-properties fo:text-align="end" text:space-before="4.4993in" text:min-label-width="0.125in" text:list-level-position-and-space-mode="label-alignment">
          <style:list-level-label-alignment text:label-followed-by="listtab" fo:margin-left="4.6243in" fo:text-indent="-0.125in"/>
        </style:list-level-properties>
      </text:list-level-style-number>
    </text:list-style>
    <text:list-style style:name="LFO5">
      <text:list-level-style-number text:level="1" style:num-suffix="." style:num-format="1" text:start-value="26">
        <style:list-level-properties text:space-before="0.1243in" text:min-label-width="0.25in" text:list-level-position-and-space-mode="label-alignment">
          <style:list-level-label-alignment text:label-followed-by="listtab" fo:margin-left="0.3743in" fo:text-indent="-0.25in"/>
        </style:list-level-properties>
      </text:list-level-style-number>
      <text:list-level-style-number text:level="2" style:num-suffix="." style:num-format="a" style:num-letter-sync="true">
        <style:list-level-properties text:space-before="0.8743in" text:min-label-width="0.25in" text:list-level-position-and-space-mode="label-alignment">
          <style:list-level-label-alignment text:label-followed-by="listtab" fo:margin-left="1.1243in" fo:text-indent="-0.25in"/>
        </style:list-level-properties>
      </text:list-level-style-number>
      <text:list-level-style-number text:level="3" style:num-suffix="." style:num-format="i">
        <style:list-level-properties fo:text-align="end" text:space-before="1.4993in" text:min-label-width="0.125in" text:list-level-position-and-space-mode="label-alignment">
          <style:list-level-label-alignment text:label-followed-by="listtab" fo:margin-left="1.6243in" fo:text-indent="-0.125in"/>
        </style:list-level-properties>
      </text:list-level-style-number>
      <text:list-level-style-number text:level="4" style:num-suffix="." style:num-format="1">
        <style:list-level-properties text:space-before="1.8743in" text:min-label-width="0.25in" text:list-level-position-and-space-mode="label-alignment">
          <style:list-level-label-alignment text:label-followed-by="listtab" fo:margin-left="2.1243in" fo:text-indent="-0.25in"/>
        </style:list-level-properties>
      </text:list-level-style-number>
      <text:list-level-style-number text:level="5" style:num-suffix="." style:num-format="a" style:num-letter-sync="true">
        <style:list-level-properties text:space-before="2.3743in" text:min-label-width="0.25in" text:list-level-position-and-space-mode="label-alignment">
          <style:list-level-label-alignment text:label-followed-by="listtab" fo:margin-left="2.6243in" fo:text-indent="-0.25in"/>
        </style:list-level-properties>
      </text:list-level-style-number>
      <text:list-level-style-number text:level="6" style:num-suffix="." style:num-format="i">
        <style:list-level-properties fo:text-align="end" text:space-before="2.9993in" text:min-label-width="0.125in" text:list-level-position-and-space-mode="label-alignment">
          <style:list-level-label-alignment text:label-followed-by="listtab" fo:margin-left="3.1243in" fo:text-indent="-0.125in"/>
        </style:list-level-properties>
      </text:list-level-style-number>
      <text:list-level-style-number text:level="7" style:num-suffix="." style:num-format="1">
        <style:list-level-properties text:space-before="3.3743in" text:min-label-width="0.25in" text:list-level-position-and-space-mode="label-alignment">
          <style:list-level-label-alignment text:label-followed-by="listtab" fo:margin-left="3.6243in" fo:text-indent="-0.25in"/>
        </style:list-level-properties>
      </text:list-level-style-number>
      <text:list-level-style-number text:level="8" style:num-suffix="." style:num-format="a" style:num-letter-sync="true">
        <style:list-level-properties text:space-before="3.8743in" text:min-label-width="0.25in" text:list-level-position-and-space-mode="label-alignment">
          <style:list-level-label-alignment text:label-followed-by="listtab" fo:margin-left="4.1243in" fo:text-indent="-0.25in"/>
        </style:list-level-properties>
      </text:list-level-style-number>
      <text:list-level-style-number text:level="9" style:num-suffix="." style:num-format="i">
        <style:list-level-properties fo:text-align="end" text:space-before="4.4993in" text:min-label-width="0.125in" text:list-level-position-and-space-mode="label-alignment">
          <style:list-level-label-alignment text:label-followed-by="listtab" fo:margin-left="4.6243in" fo:text-indent="-0.125in"/>
        </style:list-level-properties>
      </text:list-level-style-number>
    </text:list-style>
    <style:style style:name="P1" style:parent-style-name="Normalny" style:master-page-name="MP0" style:family="paragraph">
      <style:paragraph-properties fo:break-before="page" fo:text-align="center" fo:margin-top="0.1881in"/>
      <style:text-properties fo:font-weight="bold" style:font-weight-asian="bold" fo:font-size="17pt" style:font-size-asian="17pt"/>
    </style:style>
    <style:style style:name="P2" style:parent-style-name="Normalny" style:family="paragraph">
      <style:paragraph-properties fo:margin-top="0.0138in" fo:margin-left="0.075in">
        <style:tab-stops/>
      </style:paragraph-properties>
    </style:style>
    <style:style style:name="T3" style:parent-style-name="Domyślnaczcionkaakapitu" style:family="text">
      <style:text-properties fo:color="#C43A1D" style:text-scale="105%" fo:font-size="9.5pt" style:font-size-asian="9.5pt"/>
    </style:style>
    <style:style style:name="P4" style:parent-style-name="Tekstpodstawowy" style:family="paragraph">
      <style:text-properties fo:font-weight="normal" style:font-weight-asian="normal" fo:font-size="11pt" style:font-size-asian="11pt"/>
    </style:style>
    <style:style style:name="P5" style:parent-style-name="Tekstpodstawowy" style:family="paragraph">
      <style:paragraph-properties fo:margin-top="0.0027in"/>
      <style:text-properties fo:font-weight="normal" style:font-weight-asian="normal" fo:font-size="14.5pt" style:font-size-asian="14.5pt"/>
    </style:style>
    <style:style style:name="P6" style:parent-style-name="Akapitzlistą" style:family="paragraph">
      <style:paragraph-properties fo:text-align="start" fo:text-indent="-0.1479in">
        <style:tab-stops>
          <style:tab-stop style:type="left" style:position="0.0006in"/>
        </style:tab-stops>
      </style:paragraph-properties>
    </style:style>
    <style:style style:name="T7" style:parent-style-name="Domyślnaczcionkaakapitu" style:family="text">
      <style:text-properties fo:font-weight="bold" style:font-weight-asian="bold" style:text-scale="105%" fo:font-size="9.5pt" style:font-size-asian="9.5pt"/>
    </style:style>
    <style:style style:name="T8" style:parent-style-name="Domyślnaczcionkaakapitu" style:family="text">
      <style:text-properties fo:font-weight="bold" style:font-weight-asian="bold" fo:letter-spacing="-0.0041in" style:text-scale="105%" fo:font-size="9.5pt" style:font-size-asian="9.5pt"/>
    </style:style>
    <style:style style:name="T9" style:parent-style-name="Domyślnaczcionkaakapitu" style:family="text">
      <style:text-properties fo:font-weight="bold" style:font-weight-asian="bold" fo:color="#C43A1D" style:text-scale="105%" fo:font-size="9.5pt" style:font-size-asian="9.5pt"/>
    </style:style>
    <style:style style:name="P10" style:parent-style-name="Tekstpodstawowy" style:family="paragraph">
      <style:text-properties fo:font-size="10pt" style:font-size-asian="10pt"/>
    </style:style>
    <style:style style:name="P11" style:parent-style-name="Tekstpodstawowy" style:family="paragraph">
      <style:paragraph-properties fo:margin-top="0.0062in"/>
    </style:style>
    <style:style style:name="T12" style:parent-style-name="Domyślnaczcionkaakapitu" style:family="text">
      <style:text-properties fo:language="pl" fo:country="PL" style:language-asian="pl" style:country-asian="PL"/>
    </style:style>
    <style:style style:name="P13" style:parent-style-name="Tekstpodstawowy" style:family="paragraph">
      <style:paragraph-properties fo:margin-top="0.0034in"/>
      <style:text-properties fo:font-size="15.5pt" style:font-size-asian="15.5pt"/>
    </style:style>
    <style:style style:name="P14" style:parent-style-name="Akapitzlistą" style:family="paragraph">
      <style:paragraph-properties fo:text-align="start" fo:text-indent="-0.1479in">
        <style:tab-stops>
          <style:tab-stop style:type="left" style:position="0.0006in"/>
        </style:tab-stops>
      </style:paragraph-properties>
    </style:style>
    <style:style style:name="T15" style:parent-style-name="Domyślnaczcionkaakapitu" style:family="text">
      <style:text-properties fo:font-weight="bold" style:font-weight-asian="bold" style:text-scale="105%" fo:font-size="9.5pt" style:font-size-asian="9.5pt"/>
    </style:style>
    <style:style style:name="T16" style:parent-style-name="Domyślnaczcionkaakapitu" style:family="text">
      <style:text-properties fo:font-weight="bold" style:font-weight-asian="bold" fo:letter-spacing="-0.0027in" style:text-scale="105%" fo:font-size="9.5pt" style:font-size-asian="9.5pt"/>
    </style:style>
    <style:style style:name="T17" style:parent-style-name="Domyślnaczcionkaakapitu" style:family="text">
      <style:text-properties fo:font-weight="bold" style:font-weight-asian="bold" fo:color="#C43A1D" style:text-scale="105%" fo:font-size="9.5pt" style:font-size-asian="9.5pt"/>
    </style:style>
    <style:style style:name="P18" style:parent-style-name="Tekstpodstawowy" style:family="paragraph">
      <style:text-properties fo:font-size="10pt" style:font-size-asian="10pt"/>
    </style:style>
    <style:style style:name="P19" style:parent-style-name="Tekstpodstawowy" style:family="paragraph">
      <style:paragraph-properties fo:margin-top="0.0062in"/>
    </style:style>
    <style:style style:name="T20" style:parent-style-name="Domyślnaczcionkaakapitu" style:family="text">
      <style:text-properties fo:language="pl" fo:country="PL" style:language-asian="pl" style:country-asian="PL"/>
    </style:style>
    <style:style style:name="P21" style:parent-style-name="Tekstpodstawowy" style:family="paragraph">
      <style:paragraph-properties fo:margin-top="0.0013in"/>
      <style:text-properties fo:font-size="15.5pt" style:font-size-asian="15.5pt"/>
    </style:style>
    <style:style style:name="P22" style:parent-style-name="Tekstpodstawowy" style:family="paragraph">
      <style:paragraph-properties fo:margin-top="0.0027in"/>
      <style:text-properties fo:font-size="13.5pt" style:font-size-asian="13.5pt"/>
    </style:style>
    <style:style style:name="P23" style:parent-style-name="Akapitzlistą" style:family="paragraph">
      <style:paragraph-properties fo:text-align="start" fo:text-indent="-0.1479in">
        <style:tab-stops>
          <style:tab-stop style:type="left" style:position="0.0006in"/>
        </style:tab-stops>
      </style:paragraph-properties>
    </style:style>
    <style:style style:name="T24" style:parent-style-name="Domyślnaczcionkaakapitu" style:family="text">
      <style:text-properties fo:font-weight="bold" style:font-weight-asian="bold" style:text-scale="105%" fo:font-size="9.5pt" style:font-size-asian="9.5pt"/>
    </style:style>
    <style:style style:name="T25" style:parent-style-name="Domyślnaczcionkaakapitu" style:family="text">
      <style:text-properties fo:font-weight="bold" style:font-weight-asian="bold" fo:letter-spacing="-0.0229in" style:text-scale="105%" fo:font-size="9.5pt" style:font-size-asian="9.5pt"/>
    </style:style>
    <style:style style:name="T26" style:parent-style-name="Domyślnaczcionkaakapitu" style:family="text">
      <style:text-properties fo:font-weight="bold" style:font-weight-asian="bold" style:text-scale="105%" fo:font-size="9.5pt" style:font-size-asian="9.5pt"/>
    </style:style>
    <style:style style:name="T27" style:parent-style-name="Domyślnaczcionkaakapitu" style:family="text">
      <style:text-properties fo:font-weight="bold" style:font-weight-asian="bold" fo:color="#C43A1D" style:text-scale="105%" fo:font-size="9.5pt" style:font-size-asian="9.5pt"/>
    </style:style>
    <style:style style:name="P28" style:parent-style-name="Tekstpodstawowy" style:family="paragraph">
      <style:text-properties fo:font-size="10pt" style:font-size-asian="10pt"/>
    </style:style>
    <style:style style:name="P29" style:parent-style-name="Tekstpodstawowy" style:family="paragraph">
      <style:paragraph-properties fo:margin-top="0.0062in"/>
    </style:style>
    <style:style style:name="T30" style:parent-style-name="Domyślnaczcionkaakapitu" style:family="text">
      <style:text-properties fo:language="pl" fo:country="PL" style:language-asian="pl" style:country-asian="PL"/>
    </style:style>
    <style:style style:name="P31" style:parent-style-name="Tekstpodstawowy" style:family="paragraph">
      <style:paragraph-properties fo:margin-top="0.0034in"/>
      <style:text-properties fo:font-size="15.5pt" style:font-size-asian="15.5pt"/>
    </style:style>
    <style:style style:name="P32" style:parent-style-name="Akapitzlistą" style:family="paragraph">
      <style:paragraph-properties fo:text-align="start" fo:text-indent="-0.1479in">
        <style:tab-stops>
          <style:tab-stop style:type="left" style:position="0.0006in"/>
        </style:tab-stops>
      </style:paragraph-properties>
    </style:style>
    <style:style style:name="T33" style:parent-style-name="Domyślnaczcionkaakapitu" style:family="text">
      <style:text-properties fo:font-weight="bold" style:font-weight-asian="bold" style:text-scale="105%" fo:font-size="9.5pt" style:font-size-asian="9.5pt"/>
    </style:style>
    <style:style style:name="T34" style:parent-style-name="Domyślnaczcionkaakapitu" style:family="text">
      <style:text-properties fo:font-weight="bold" style:font-weight-asian="bold" fo:letter-spacing="-0.0229in" style:text-scale="105%" fo:font-size="9.5pt" style:font-size-asian="9.5pt"/>
    </style:style>
    <style:style style:name="T35" style:parent-style-name="Domyślnaczcionkaakapitu" style:family="text">
      <style:text-properties fo:font-weight="bold" style:font-weight-asian="bold" style:text-scale="105%" fo:font-size="9.5pt" style:font-size-asian="9.5pt"/>
    </style:style>
    <style:style style:name="T36" style:parent-style-name="Domyślnaczcionkaakapitu" style:family="text">
      <style:text-properties fo:font-weight="bold" style:font-weight-asian="bold" fo:color="#C43A1D" style:text-scale="105%" fo:font-size="9.5pt" style:font-size-asian="9.5pt"/>
    </style:style>
    <style:style style:name="P37" style:parent-style-name="Tekstpodstawowy" style:family="paragraph">
      <style:text-properties fo:font-size="10pt" style:font-size-asian="10pt"/>
    </style:style>
    <style:style style:name="P38" style:parent-style-name="Tekstpodstawowy" style:family="paragraph">
      <style:paragraph-properties fo:margin-top="0.0062in"/>
    </style:style>
    <style:style style:name="T39" style:parent-style-name="Domyślnaczcionkaakapitu" style:family="text">
      <style:text-properties fo:language="pl" fo:country="PL" style:language-asian="pl" style:country-asian="PL"/>
    </style:style>
    <style:style style:name="P40" style:parent-style-name="Tekstpodstawowy" style:family="paragraph">
      <style:paragraph-properties fo:margin-top="0.0034in"/>
      <style:text-properties fo:font-size="15.5pt" style:font-size-asian="15.5pt"/>
    </style:style>
    <style:style style:name="P41" style:parent-style-name="Akapitzlistą" style:family="paragraph">
      <style:paragraph-properties fo:text-align="start" fo:text-indent="-0.1479in">
        <style:tab-stops>
          <style:tab-stop style:type="left" style:position="0.0006in"/>
        </style:tab-stops>
      </style:paragraph-properties>
    </style:style>
    <style:style style:name="T42" style:parent-style-name="Domyślnaczcionkaakapitu" style:family="text">
      <style:text-properties fo:font-weight="bold" style:font-weight-asian="bold" style:text-scale="105%" fo:font-size="9.5pt" style:font-size-asian="9.5pt"/>
    </style:style>
    <style:style style:name="T43" style:parent-style-name="Domyślnaczcionkaakapitu" style:family="text">
      <style:text-properties fo:font-weight="bold" style:font-weight-asian="bold" fo:color="#C43A1D" style:text-scale="105%" fo:font-size="9.5pt" style:font-size-asian="9.5pt"/>
    </style:style>
    <style:style style:name="P44" style:parent-style-name="Tekstpodstawowy" style:family="paragraph">
      <style:text-properties fo:font-size="10pt" style:font-size-asian="10pt"/>
    </style:style>
    <style:style style:name="P45" style:parent-style-name="Tekstpodstawowy" style:family="paragraph">
      <style:paragraph-properties fo:margin-top="0.0062in"/>
    </style:style>
    <style:style style:name="T46" style:parent-style-name="Domyślnaczcionkaakapitu" style:family="text">
      <style:text-properties fo:language="pl" fo:country="PL" style:language-asian="pl" style:country-asian="PL"/>
    </style:style>
    <style:style style:name="P47" style:parent-style-name="Tekstpodstawowy" style:family="paragraph">
      <style:paragraph-properties fo:margin-top="0.0034in"/>
      <style:text-properties fo:font-size="15.5pt" style:font-size-asian="15.5pt"/>
    </style:style>
    <style:style style:name="P48" style:parent-style-name="Akapitzlistą" style:family="paragraph">
      <style:paragraph-properties fo:text-align="start" fo:line-height="102%" fo:margin-right="3.1513in" fo:text-indent="-0.1479in">
        <style:tab-stops>
          <style:tab-stop style:type="left" style:position="0.0006in"/>
        </style:tab-stops>
      </style:paragraph-properties>
    </style:style>
    <style:style style:name="T49" style:parent-style-name="Domyślnaczcionkaakapitu" style:family="text">
      <style:text-properties fo:font-weight="bold" style:font-weight-asian="bold" style:text-scale="105%" fo:font-size="9.5pt" style:font-size-asian="9.5pt" fo:language="pl" fo:country="PL"/>
    </style:style>
    <style:style style:name="T50" style:parent-style-name="Domyślnaczcionkaakapitu" style:family="text">
      <style:text-properties fo:font-weight="bold" style:font-weight-asian="bold" fo:letter-spacing="-0.0208in" style:text-scale="105%" fo:font-size="9.5pt" style:font-size-asian="9.5pt" fo:language="pl" fo:country="PL"/>
    </style:style>
    <style:style style:name="T51" style:parent-style-name="Domyślnaczcionkaakapitu" style:family="text">
      <style:text-properties fo:font-weight="bold" style:font-weight-asian="bold" style:text-scale="105%" fo:font-size="9.5pt" style:font-size-asian="9.5pt" fo:language="pl" fo:country="PL"/>
    </style:style>
    <style:style style:name="T52" style:parent-style-name="Domyślnaczcionkaakapitu" style:family="text">
      <style:text-properties fo:font-weight="bold" style:font-weight-asian="bold" fo:letter-spacing="-0.0208in" style:text-scale="105%" fo:font-size="9.5pt" style:font-size-asian="9.5pt" fo:language="pl" fo:country="PL"/>
    </style:style>
    <style:style style:name="T53" style:parent-style-name="Domyślnaczcionkaakapitu" style:family="text">
      <style:text-properties fo:font-weight="bold" style:font-weight-asian="bold" style:text-scale="105%" fo:font-size="9.5pt" style:font-size-asian="9.5pt" fo:language="pl" fo:country="PL"/>
    </style:style>
    <style:style style:name="T54" style:parent-style-name="Domyślnaczcionkaakapitu" style:family="text">
      <style:text-properties fo:font-weight="bold" style:font-weight-asian="bold" fo:letter-spacing="-0.0208in" style:text-scale="105%" fo:font-size="9.5pt" style:font-size-asian="9.5pt" fo:language="pl" fo:country="PL"/>
    </style:style>
    <style:style style:name="T55" style:parent-style-name="Domyślnaczcionkaakapitu" style:family="text">
      <style:text-properties fo:font-weight="bold" style:font-weight-asian="bold" style:text-scale="105%" fo:font-size="9.5pt" style:font-size-asian="9.5pt" fo:language="pl" fo:country="PL"/>
    </style:style>
    <style:style style:name="T56" style:parent-style-name="Domyślnaczcionkaakapitu" style:family="text">
      <style:text-properties fo:font-weight="bold" style:font-weight-asian="bold" fo:letter-spacing="-0.0187in" style:text-scale="105%" fo:font-size="9.5pt" style:font-size-asian="9.5pt" fo:language="pl" fo:country="PL"/>
    </style:style>
    <style:style style:name="T57" style:parent-style-name="Domyślnaczcionkaakapitu" style:family="text">
      <style:text-properties fo:font-weight="bold" style:font-weight-asian="bold" style:text-scale="105%" fo:font-size="9.5pt" style:font-size-asian="9.5pt" fo:language="pl" fo:country="PL"/>
    </style:style>
    <style:style style:name="P58" style:parent-style-name="Tekstpodstawowy" style:family="paragraph">
      <style:text-properties fo:font-size="10pt" style:font-size-asian="10pt" fo:language="pl" fo:country="PL"/>
    </style:style>
    <style:style style:name="P59" style:parent-style-name="Tekstpodstawowy" style:family="paragraph">
      <style:paragraph-properties fo:margin-top="0.0034in"/>
    </style:style>
    <style:style style:name="T60" style:parent-style-name="Domyślnaczcionkaakapitu" style:family="text">
      <style:text-properties fo:language="pl" fo:country="PL" style:language-asian="pl" style:country-asian="PL"/>
    </style:style>
    <style:style style:name="P61" style:parent-style-name="Tekstpodstawowy" style:family="paragraph">
      <style:paragraph-properties fo:margin-top="0.0034in"/>
      <style:text-properties fo:font-size="15.5pt" style:font-size-asian="15.5pt" fo:language="pl" fo:country="PL"/>
    </style:style>
    <style:style style:name="P62" style:parent-style-name="Akapitzlistą" style:family="paragraph">
      <style:paragraph-properties fo:text-align="start" fo:text-indent="-0.1479in">
        <style:tab-stops>
          <style:tab-stop style:type="left" style:position="0.0006in"/>
        </style:tab-stops>
      </style:paragraph-properties>
    </style:style>
    <style:style style:name="T63" style:parent-style-name="Domyślnaczcionkaakapitu" style:family="text">
      <style:text-properties fo:font-weight="bold" style:font-weight-asian="bold" style:text-scale="105%" fo:font-size="9.5pt" style:font-size-asian="9.5pt"/>
    </style:style>
    <style:style style:name="T64" style:parent-style-name="Domyślnaczcionkaakapitu" style:family="text">
      <style:text-properties fo:font-weight="bold" style:font-weight-asian="bold" fo:letter-spacing="-0.0013in" style:text-scale="105%" fo:font-size="9.5pt" style:font-size-asian="9.5pt"/>
    </style:style>
    <style:style style:name="T65" style:parent-style-name="Domyślnaczcionkaakapitu" style:family="text">
      <style:text-properties fo:font-weight="bold" style:font-weight-asian="bold" style:text-scale="105%" fo:font-size="9.5pt" style:font-size-asian="9.5pt"/>
    </style:style>
    <style:style style:name="T66" style:parent-style-name="Domyślnaczcionkaakapitu" style:family="text">
      <style:text-properties fo:font-weight="bold" style:font-weight-asian="bold" fo:color="#C43A1D" style:text-scale="105%" fo:font-size="9.5pt" style:font-size-asian="9.5pt"/>
    </style:style>
    <style:style style:name="P67" style:parent-style-name="Tekstpodstawowy" style:family="paragraph">
      <style:text-properties fo:font-size="10pt" style:font-size-asian="10pt"/>
    </style:style>
    <style:style style:name="P68" style:parent-style-name="Tekstpodstawowy" style:family="paragraph">
      <style:paragraph-properties fo:margin-top="0.0062in"/>
    </style:style>
    <style:style style:name="T69" style:parent-style-name="Domyślnaczcionkaakapitu" style:family="text">
      <style:text-properties fo:language="pl" fo:country="PL" style:language-asian="pl" style:country-asian="PL"/>
    </style:style>
    <style:style style:name="P70" style:parent-style-name="Tekstpodstawowy" style:family="paragraph">
      <style:paragraph-properties fo:margin-top="0.0034in"/>
      <style:text-properties fo:font-size="15.5pt" style:font-size-asian="15.5pt"/>
    </style:style>
    <style:style style:name="P71" style:parent-style-name="Akapitzlistą" style:family="paragraph">
      <style:paragraph-properties fo:text-align="start" fo:text-indent="-0.1479in">
        <style:tab-stops>
          <style:tab-stop style:type="left" style:position="0.0006in"/>
        </style:tab-stops>
      </style:paragraph-properties>
    </style:style>
    <style:style style:name="T72" style:parent-style-name="Domyślnaczcionkaakapitu" style:family="text">
      <style:text-properties fo:font-weight="bold" style:font-weight-asian="bold" style:text-scale="105%" fo:font-size="9.5pt" style:font-size-asian="9.5pt"/>
    </style:style>
    <style:style style:name="T73" style:parent-style-name="Domyślnaczcionkaakapitu" style:family="text">
      <style:text-properties fo:font-weight="bold" style:font-weight-asian="bold" fo:letter-spacing="-0.0013in" style:text-scale="105%" fo:font-size="9.5pt" style:font-size-asian="9.5pt"/>
    </style:style>
    <style:style style:name="T74" style:parent-style-name="Domyślnaczcionkaakapitu" style:family="text">
      <style:text-properties fo:font-weight="bold" style:font-weight-asian="bold" style:text-scale="105%" fo:font-size="9.5pt" style:font-size-asian="9.5pt"/>
    </style:style>
    <style:style style:name="T75" style:parent-style-name="Domyślnaczcionkaakapitu" style:family="text">
      <style:text-properties fo:font-weight="bold" style:font-weight-asian="bold" fo:color="#C43A1D" style:text-scale="105%" fo:font-size="9.5pt" style:font-size-asian="9.5pt"/>
    </style:style>
    <style:style style:name="P76" style:parent-style-name="Tekstpodstawowy" style:family="paragraph">
      <style:text-properties fo:font-size="10pt" style:font-size-asian="10pt"/>
    </style:style>
    <style:style style:name="P77" style:parent-style-name="Tekstpodstawowy" style:family="paragraph">
      <style:paragraph-properties fo:margin-top="0.0062in"/>
    </style:style>
    <style:style style:name="T78" style:parent-style-name="Domyślnaczcionkaakapitu" style:family="text">
      <style:text-properties fo:language="pl" fo:country="PL" style:language-asian="pl" style:country-asian="PL"/>
    </style:style>
    <style:style style:name="P79" style:parent-style-name="Tekstpodstawowy" style:family="paragraph">
      <style:paragraph-properties fo:margin-top="0.0034in"/>
      <style:text-properties fo:font-size="15.5pt" style:font-size-asian="15.5pt"/>
    </style:style>
    <style:style style:name="P80" style:parent-style-name="Akapitzlistą" style:family="paragraph">
      <style:paragraph-properties fo:text-align="start" fo:text-indent="-0.1479in">
        <style:tab-stops>
          <style:tab-stop style:type="left" style:position="0.0006in"/>
        </style:tab-stops>
      </style:paragraph-properties>
    </style:style>
    <style:style style:name="T81" style:parent-style-name="Domyślnaczcionkaakapitu" style:family="text">
      <style:text-properties fo:font-weight="bold" style:font-weight-asian="bold" style:text-scale="105%" fo:font-size="9.5pt" style:font-size-asian="9.5pt"/>
    </style:style>
    <style:style style:name="T82" style:parent-style-name="Domyślnaczcionkaakapitu" style:family="text">
      <style:text-properties fo:font-weight="bold" style:font-weight-asian="bold" fo:letter-spacing="-0.0013in" style:text-scale="105%" fo:font-size="9.5pt" style:font-size-asian="9.5pt"/>
    </style:style>
    <style:style style:name="T83" style:parent-style-name="Domyślnaczcionkaakapitu" style:family="text">
      <style:text-properties fo:font-weight="bold" style:font-weight-asian="bold" style:text-scale="105%" fo:font-size="9.5pt" style:font-size-asian="9.5pt"/>
    </style:style>
    <style:style style:name="T84" style:parent-style-name="Domyślnaczcionkaakapitu" style:family="text">
      <style:text-properties fo:font-weight="bold" style:font-weight-asian="bold" fo:color="#C43A1D" style:text-scale="105%" fo:font-size="9.5pt" style:font-size-asian="9.5pt"/>
    </style:style>
    <style:style style:name="P85" style:parent-style-name="Tekstpodstawowy" style:family="paragraph">
      <style:text-properties fo:font-size="10pt" style:font-size-asian="10pt"/>
    </style:style>
    <style:style style:name="P86" style:parent-style-name="Tekstpodstawowy" style:family="paragraph">
      <style:paragraph-properties fo:margin-top="0.0062in"/>
    </style:style>
    <style:style style:name="T87" style:parent-style-name="Domyślnaczcionkaakapitu" style:family="text">
      <style:text-properties fo:language="pl" fo:country="PL" style:language-asian="pl" style:country-asian="PL"/>
    </style:style>
    <style:style style:name="P88" style:parent-style-name="Tekstpodstawowy" style:family="paragraph">
      <style:paragraph-properties fo:margin-top="0.0013in"/>
      <style:text-properties fo:font-size="15.5pt" style:font-size-asian="15.5pt"/>
    </style:style>
    <style:style style:name="P89" style:parent-style-name="Normalny" style:family="paragraph">
      <style:paragraph-properties fo:break-before="page"/>
    </style:style>
    <style:style style:name="P90" style:parent-style-name="Nagłówek1" style:family="paragraph">
      <style:text-properties fo:language="pl" fo:country="PL"/>
    </style:style>
    <style:style style:name="P91" style:parent-style-name="Tekstpodstawowy" style:family="paragraph">
      <style:paragraph-properties fo:margin-top="0.0027in"/>
      <style:text-properties fo:font-size="13.5pt" style:font-size-asian="13.5pt" fo:language="pl" fo:country="PL"/>
    </style:style>
    <style:style style:name="P92" style:parent-style-name="Akapitzlistą" style:family="paragraph">
      <style:paragraph-properties fo:text-align="start" fo:text-indent="-0.2208in">
        <style:tab-stops>
          <style:tab-stop style:type="left" style:position="0.0006in"/>
        </style:tab-stops>
      </style:paragraph-properties>
    </style:style>
    <style:style style:name="T93" style:parent-style-name="Domyślnaczcionkaakapitu" style:family="text">
      <style:text-properties fo:font-weight="bold" style:font-weight-asian="bold" style:text-scale="105%" fo:font-size="9.5pt" style:font-size-asian="9.5pt" fo:language="pl" fo:country="PL"/>
    </style:style>
    <style:style style:name="T94" style:parent-style-name="Domyślnaczcionkaakapitu" style:family="text">
      <style:text-properties fo:font-weight="bold" style:font-weight-asian="bold" fo:letter-spacing="-0.0125in" style:text-scale="105%" fo:font-size="9.5pt" style:font-size-asian="9.5pt" fo:language="pl" fo:country="PL"/>
    </style:style>
    <style:style style:name="T95" style:parent-style-name="Domyślnaczcionkaakapitu" style:family="text">
      <style:text-properties fo:font-weight="bold" style:font-weight-asian="bold" style:text-scale="105%" fo:font-size="9.5pt" style:font-size-asian="9.5pt" fo:language="pl" fo:country="PL"/>
    </style:style>
    <style:style style:name="T96" style:parent-style-name="Domyślnaczcionkaakapitu" style:family="text">
      <style:text-properties fo:font-weight="bold" style:font-weight-asian="bold" style:text-scale="105%" fo:font-size="9.5pt" style:font-size-asian="9.5pt" fo:language="pl" fo:country="PL"/>
    </style:style>
    <style:style style:name="T97" style:parent-style-name="Domyślnaczcionkaakapitu" style:family="text">
      <style:text-properties fo:font-weight="bold" style:font-weight-asian="bold" fo:color="#C43A1D" style:text-scale="105%" fo:font-size="9.5pt" style:font-size-asian="9.5pt" fo:language="pl" fo:country="PL"/>
    </style:style>
    <style:style style:name="P98" style:parent-style-name="Normalny" style:family="paragraph">
      <style:paragraph-properties fo:margin-top="0.0354in" fo:margin-left="0.3458in">
        <style:tab-stops/>
      </style:paragraph-properties>
    </style:style>
    <style:style style:name="T99" style:parent-style-name="Domyślnaczcionkaakapitu" style:family="text">
      <style:text-properties fo:font-style="italic" style:font-style-asian="italic" fo:color="#454545" style:text-scale="105%" fo:font-size="9.5pt" style:font-size-asian="9.5pt" fo:language="pl" fo:country="PL"/>
    </style:style>
    <style:style style:name="P100" style:parent-style-name="Tekstpodstawowy" style:family="paragraph">
      <style:paragraph-properties fo:margin-top="0.0041in"/>
      <style:text-properties fo:font-weight="normal" style:font-weight-asian="normal" fo:font-style="italic" style:font-style-asian="italic" fo:font-size="8.5pt" style:font-size-asian="8.5pt" fo:language="pl" fo:country="PL"/>
    </style:style>
    <style:style style:name="P101" style:parent-style-name="Normalny" style:family="paragraph">
      <style:paragraph-properties fo:line-height="171%" fo:margin-left="0.7875in" fo:margin-right="5.0062in">
        <style:tab-stops/>
      </style:paragraph-properties>
    </style:style>
    <style:style style:name="T102" style:parent-style-name="Domyślnaczcionkaakapitu" style:family="text">
      <style:text-properties fo:language="pl" fo:country="PL" style:language-asian="pl" style:country-asian="PL"/>
    </style:style>
    <style:style style:name="T103" style:parent-style-name="Domyślnaczcionkaakapitu" style:family="text">
      <style:text-properties fo:language="pl" fo:country="PL" style:language-asian="pl" style:country-asian="PL"/>
    </style:style>
    <style:style style:name="T104" style:parent-style-name="Domyślnaczcionkaakapitu" style:family="text">
      <style:text-properties fo:font-size="9.5pt" style:font-size-asian="9.5pt" fo:language="pl" fo:country="PL"/>
    </style:style>
    <style:style style:name="P105" style:parent-style-name="Normalny" style:family="paragraph">
      <style:paragraph-properties fo:line-height="171%" fo:margin-left="0.7875in" fo:margin-right="5.0062in">
        <style:tab-stops/>
      </style:paragraph-properties>
    </style:style>
    <style:style style:name="T106" style:parent-style-name="Domyślnaczcionkaakapitu" style:family="text">
      <style:text-properties style:text-scale="105%" fo:font-size="9.5pt" style:font-size-asian="9.5pt" fo:language="pl" fo:country="PL"/>
    </style:style>
    <style:style style:name="P107" style:parent-style-name="Akapitzlistą" style:family="paragraph">
      <style:paragraph-properties fo:text-align="start" fo:margin-top="0.0562in" fo:line-height="102%" fo:margin-right="3.7756in" fo:text-indent="-0.2104in">
        <style:tab-stops>
          <style:tab-stop style:type="left" style:position="0.0006in"/>
        </style:tab-stops>
      </style:paragraph-properties>
    </style:style>
    <style:style style:name="T108" style:parent-style-name="Domyślnaczcionkaakapitu" style:family="text">
      <style:text-properties fo:font-weight="bold" style:font-weight-asian="bold" style:text-scale="105%" fo:font-size="9.5pt" style:font-size-asian="9.5pt" fo:language="pl" fo:country="PL"/>
    </style:style>
    <style:style style:name="T109" style:parent-style-name="Domyślnaczcionkaakapitu" style:family="text">
      <style:text-properties fo:font-weight="bold" style:font-weight-asian="bold" fo:letter-spacing="-0.0104in" style:text-scale="105%" fo:font-size="9.5pt" style:font-size-asian="9.5pt" fo:language="pl" fo:country="PL"/>
    </style:style>
    <style:style style:name="T110" style:parent-style-name="Domyślnaczcionkaakapitu" style:family="text">
      <style:text-properties fo:font-weight="bold" style:font-weight-asian="bold" style:text-scale="105%" fo:font-size="9.5pt" style:font-size-asian="9.5pt" fo:language="pl" fo:country="PL"/>
    </style:style>
    <style:style style:name="T111" style:parent-style-name="Domyślnaczcionkaakapitu" style:family="text">
      <style:text-properties fo:font-weight="bold" style:font-weight-asian="bold" fo:letter-spacing="-0.0104in" style:text-scale="105%" fo:font-size="9.5pt" style:font-size-asian="9.5pt" fo:language="pl" fo:country="PL"/>
    </style:style>
    <style:style style:name="T112" style:parent-style-name="Domyślnaczcionkaakapitu" style:family="text">
      <style:text-properties fo:font-weight="bold" style:font-weight-asian="bold" style:text-scale="105%" fo:font-size="9.5pt" style:font-size-asian="9.5pt" fo:language="pl" fo:country="PL"/>
    </style:style>
    <style:style style:name="T113" style:parent-style-name="Domyślnaczcionkaakapitu" style:family="text">
      <style:text-properties fo:font-weight="bold" style:font-weight-asian="bold" fo:letter-spacing="-0.0104in" style:text-scale="105%" fo:font-size="9.5pt" style:font-size-asian="9.5pt" fo:language="pl" fo:country="PL"/>
    </style:style>
    <style:style style:name="T114" style:parent-style-name="Domyślnaczcionkaakapitu" style:family="text">
      <style:text-properties fo:font-weight="bold" style:font-weight-asian="bold" style:text-scale="105%" fo:font-size="9.5pt" style:font-size-asian="9.5pt" fo:language="pl" fo:country="PL"/>
    </style:style>
    <style:style style:name="T115" style:parent-style-name="Domyślnaczcionkaakapitu" style:family="text">
      <style:text-properties fo:font-weight="bold" style:font-weight-asian="bold" fo:letter-spacing="-0.0104in" style:text-scale="105%" fo:font-size="9.5pt" style:font-size-asian="9.5pt" fo:language="pl" fo:country="PL"/>
    </style:style>
    <style:style style:name="T116" style:parent-style-name="Domyślnaczcionkaakapitu" style:family="text">
      <style:text-properties fo:font-weight="bold" style:font-weight-asian="bold" style:text-scale="105%" fo:font-size="9.5pt" style:font-size-asian="9.5pt" fo:language="pl" fo:country="PL"/>
    </style:style>
    <style:style style:name="T117" style:parent-style-name="Domyślnaczcionkaakapitu" style:family="text">
      <style:text-properties fo:font-weight="bold" style:font-weight-asian="bold" fo:letter-spacing="-0.0104in" style:text-scale="105%" fo:font-size="9.5pt" style:font-size-asian="9.5pt" fo:language="pl" fo:country="PL"/>
    </style:style>
    <style:style style:name="T118" style:parent-style-name="Domyślnaczcionkaakapitu" style:family="text">
      <style:text-properties fo:font-weight="bold" style:font-weight-asian="bold" style:text-scale="105%" fo:font-size="9.5pt" style:font-size-asian="9.5pt" fo:language="pl" fo:country="PL"/>
    </style:style>
    <style:style style:name="P119" style:parent-style-name="Tekstpodstawowy" style:family="paragraph">
      <style:text-properties fo:font-size="10pt" style:font-size-asian="10pt" fo:language="pl" fo:country="PL"/>
    </style:style>
    <style:style style:name="P120" style:parent-style-name="Tekstpodstawowy" style:family="paragraph">
      <style:paragraph-properties fo:margin-top="0.002in"/>
    </style:style>
    <style:style style:name="T121" style:parent-style-name="Domyślnaczcionkaakapitu" style:family="text">
      <style:text-properties fo:language="pl" fo:country="PL" style:language-asian="pl" style:country-asian="PL"/>
    </style:style>
    <style:style style:name="P122" style:parent-style-name="Tekstpodstawowy" style:family="paragraph">
      <style:paragraph-properties fo:margin-top="0.0034in"/>
      <style:text-properties fo:font-size="15.5pt" style:font-size-asian="15.5pt" fo:language="pl" fo:country="PL"/>
    </style:style>
    <style:style style:name="P123" style:parent-style-name="Akapitzlistą" style:family="paragraph">
      <style:paragraph-properties fo:text-align="start" fo:text-indent="-0.2208in">
        <style:tab-stops>
          <style:tab-stop style:type="left" style:position="0.0006in"/>
        </style:tab-stops>
      </style:paragraph-properties>
    </style:style>
    <style:style style:name="T124" style:parent-style-name="Domyślnaczcionkaakapitu" style:family="text">
      <style:text-properties fo:font-weight="bold" style:font-weight-asian="bold" style:text-scale="105%" fo:font-size="9.5pt" style:font-size-asian="9.5pt" fo:language="pl" fo:country="PL"/>
    </style:style>
    <style:style style:name="T125" style:parent-style-name="Domyślnaczcionkaakapitu" style:family="text">
      <style:text-properties fo:font-weight="bold" style:font-weight-asian="bold" fo:letter-spacing="-0.0138in" style:text-scale="105%" fo:font-size="9.5pt" style:font-size-asian="9.5pt" fo:language="pl" fo:country="PL"/>
    </style:style>
    <style:style style:name="T126" style:parent-style-name="Domyślnaczcionkaakapitu" style:family="text">
      <style:text-properties fo:font-weight="bold" style:font-weight-asian="bold" style:text-scale="105%" fo:font-size="9.5pt" style:font-size-asian="9.5pt" fo:language="pl" fo:country="PL"/>
    </style:style>
    <style:style style:name="P127" style:parent-style-name="Tekstpodstawowy" style:family="paragraph">
      <style:text-properties fo:font-size="10pt" style:font-size-asian="10pt" fo:language="pl" fo:country="PL"/>
    </style:style>
    <style:style style:name="P128" style:parent-style-name="Tekstpodstawowy" style:family="paragraph">
      <style:paragraph-properties fo:margin-top="0.0006in"/>
    </style:style>
    <style:style style:name="T129" style:parent-style-name="Domyślnaczcionkaakapitu" style:family="text">
      <style:text-properties fo:language="pl" fo:country="PL" style:language-asian="pl" style:country-asian="PL"/>
    </style:style>
    <style:style style:name="T130" style:parent-style-name="Domyślnaczcionkaakapitu" style:family="text">
      <style:text-properties fo:language="pl" fo:country="PL" style:language-asian="pl" style:country-asian="PL"/>
    </style:style>
    <style:style style:name="T131" style:parent-style-name="Domyślnaczcionkaakapitu" style:family="text">
      <style:text-properties fo:language="pl" fo:country="PL" style:language-asian="pl" style:country-asian="PL"/>
    </style:style>
    <style:style style:name="T132" style:parent-style-name="Domyślnaczcionkaakapitu" style:family="text">
      <style:text-properties fo:language="pl" fo:country="PL" style:language-asian="pl" style:country-asian="PL"/>
    </style:style>
    <style:style style:name="T133" style:parent-style-name="Domyślnaczcionkaakapitu" style:family="text">
      <style:text-properties fo:language="pl" fo:country="PL" style:language-asian="pl" style:country-asian="PL"/>
    </style:style>
    <style:style style:name="P134" style:parent-style-name="Tekstpodstawowy" style:family="paragraph">
      <style:paragraph-properties fo:margin-top="0.0069in"/>
      <style:text-properties fo:font-size="13.5pt" style:font-size-asian="13.5pt" fo:language="pl" fo:country="PL"/>
    </style:style>
    <style:style style:name="P135" style:parent-style-name="Tekstpodstawowy" style:family="paragraph">
      <style:paragraph-properties fo:margin-top="0.0069in"/>
      <style:text-properties fo:font-size="13.5pt" style:font-size-asian="13.5pt" fo:language="pl" fo:country="PL"/>
    </style:style>
    <style:style style:name="P136" style:parent-style-name="Tekstpodstawowy" style:family="paragraph">
      <style:paragraph-properties fo:margin-top="0.0069in"/>
      <style:text-properties fo:font-size="13.5pt" style:font-size-asian="13.5pt" fo:language="pl" fo:country="PL"/>
    </style:style>
    <style:style style:name="P137" style:parent-style-name="Tekstpodstawowy" style:family="paragraph">
      <style:paragraph-properties fo:margin-top="0.0069in"/>
      <style:text-properties fo:font-size="13.5pt" style:font-size-asian="13.5pt" fo:language="pl" fo:country="PL"/>
    </style:style>
    <style:style style:name="P138" style:parent-style-name="Tekstpodstawowy" style:family="paragraph">
      <style:text-properties fo:font-size="11pt" style:font-size-asian="11pt" fo:language="pl" fo:country="PL"/>
    </style:style>
    <style:style style:name="P139" style:parent-style-name="Tekstpodstawowy" style:family="paragraph">
      <style:paragraph-properties fo:margin-top="0.0034in"/>
      <style:text-properties fo:font-size="13.5pt" style:font-size-asian="13.5pt"/>
    </style:style>
    <style:style style:name="P140" style:parent-style-name="Akapitzlistą" style:family="paragraph">
      <style:paragraph-properties fo:text-align="start" fo:margin-top="0in" fo:text-indent="-0.2208in">
        <style:tab-stops>
          <style:tab-stop style:type="left" style:position="0.0006in"/>
        </style:tab-stops>
      </style:paragraph-properties>
    </style:style>
    <style:style style:name="T141" style:parent-style-name="Domyślnaczcionkaakapitu" style:family="text">
      <style:text-properties fo:font-weight="bold" style:font-weight-asian="bold" style:text-scale="105%" fo:font-size="9.5pt" style:font-size-asian="9.5pt"/>
    </style:style>
    <style:style style:name="T142" style:parent-style-name="Domyślnaczcionkaakapitu" style:family="text">
      <style:text-properties fo:font-weight="bold" style:font-weight-asian="bold" fo:letter-spacing="-0.0076in" style:text-scale="105%" fo:font-size="9.5pt" style:font-size-asian="9.5pt"/>
    </style:style>
    <style:style style:name="T143" style:parent-style-name="Domyślnaczcionkaakapitu" style:family="text">
      <style:text-properties fo:font-weight="bold" style:font-weight-asian="bold" style:text-scale="105%" fo:font-size="9.5pt" style:font-size-asian="9.5pt"/>
    </style:style>
    <style:style style:name="P144" style:parent-style-name="Tekstpodstawowy" style:family="paragraph">
      <style:text-properties fo:font-size="10pt" style:font-size-asian="10pt"/>
    </style:style>
    <style:style style:name="P145" style:parent-style-name="Tekstpodstawowy" style:family="paragraph">
      <style:paragraph-properties fo:margin-top="0.0062in"/>
    </style:style>
    <style:style style:name="T146" style:parent-style-name="Domyślnaczcionkaakapitu" style:family="text">
      <style:text-properties fo:language="pl" fo:country="PL" style:language-asian="pl" style:country-asian="PL"/>
    </style:style>
    <style:style style:name="T147" style:parent-style-name="Domyślnaczcionkaakapitu" style:family="text">
      <style:text-properties fo:language="pl" fo:country="PL" style:language-asian="pl" style:country-asian="PL"/>
    </style:style>
    <style:style style:name="T148" style:parent-style-name="Domyślnaczcionkaakapitu" style:family="text">
      <style:text-properties fo:language="pl" fo:country="PL" style:language-asian="pl" style:country-asian="PL"/>
    </style:style>
    <style:style style:name="T149" style:parent-style-name="Domyślnaczcionkaakapitu" style:family="text">
      <style:text-properties fo:language="pl" fo:country="PL" style:language-asian="pl" style:country-asian="PL"/>
    </style:style>
    <style:style style:name="T150" style:parent-style-name="Domyślnaczcionkaakapitu" style:family="text">
      <style:text-properties fo:language="pl" fo:country="PL" style:language-asian="pl" style:country-asian="PL"/>
    </style:style>
    <style:style style:name="P151" style:parent-style-name="Tekstpodstawowy" style:family="paragraph">
      <style:paragraph-properties fo:margin-top="0.0069in"/>
      <style:text-properties fo:font-size="13.5pt" style:font-size-asian="13.5pt"/>
    </style:style>
    <style:style style:name="P152" style:parent-style-name="Tekstpodstawowy" style:family="paragraph">
      <style:paragraph-properties fo:margin-top="0.0069in"/>
      <style:text-properties fo:font-size="13.5pt" style:font-size-asian="13.5pt"/>
    </style:style>
    <style:style style:name="P153" style:parent-style-name="Tekstpodstawowy" style:family="paragraph">
      <style:paragraph-properties fo:margin-top="0.0069in"/>
      <style:text-properties fo:font-size="13.5pt" style:font-size-asian="13.5pt"/>
    </style:style>
    <style:style style:name="P154" style:parent-style-name="Tekstpodstawowy" style:family="paragraph">
      <style:paragraph-properties fo:margin-top="0.0069in"/>
      <style:text-properties fo:font-size="13.5pt" style:font-size-asian="13.5pt"/>
    </style:style>
    <style:style style:name="P155" style:parent-style-name="Tekstpodstawowy" style:family="paragraph">
      <style:paragraph-properties fo:margin-top="0.0027in"/>
      <style:text-properties fo:font-size="11pt" style:font-size-asian="11pt"/>
    </style:style>
    <style:style style:name="P156" style:parent-style-name="Akapitzlistą" style:family="paragraph">
      <style:paragraph-properties fo:text-align="start" fo:margin-top="0in" fo:text-indent="-0.2208in">
        <style:tab-stops>
          <style:tab-stop style:type="left" style:position="0.0006in"/>
        </style:tab-stops>
      </style:paragraph-properties>
    </style:style>
    <style:style style:name="T157" style:parent-style-name="Domyślnaczcionkaakapitu" style:family="text">
      <style:text-properties fo:font-weight="bold" style:font-weight-asian="bold" style:text-scale="105%" fo:font-size="9.5pt" style:font-size-asian="9.5pt" fo:language="pl" fo:country="PL"/>
    </style:style>
    <style:style style:name="T158" style:parent-style-name="Domyślnaczcionkaakapitu" style:family="text">
      <style:text-properties fo:font-weight="bold" style:font-weight-asian="bold" fo:letter-spacing="-0.0104in" style:text-scale="105%" fo:font-size="9.5pt" style:font-size-asian="9.5pt" fo:language="pl" fo:country="PL"/>
    </style:style>
    <style:style style:name="T159" style:parent-style-name="Domyślnaczcionkaakapitu" style:family="text">
      <style:text-properties fo:font-weight="bold" style:font-weight-asian="bold" style:text-scale="105%" fo:font-size="9.5pt" style:font-size-asian="9.5pt" fo:language="pl" fo:country="PL"/>
    </style:style>
    <style:style style:name="P160" style:parent-style-name="Normalny" style:family="paragraph">
      <style:paragraph-properties fo:margin-top="0.0465in" fo:margin-left="0.3458in">
        <style:tab-stops/>
      </style:paragraph-properties>
    </style:style>
    <style:style style:name="T161" style:parent-style-name="Domyślnaczcionkaakapitu" style:family="text">
      <style:text-properties fo:font-style="italic" style:font-style-asian="italic" fo:color="#454545" style:text-scale="105%" fo:font-size="9.5pt" style:font-size-asian="9.5pt" fo:language="pl" fo:country="PL"/>
    </style:style>
    <style:style style:name="P162" style:parent-style-name="Tekstpodstawowy" style:family="paragraph">
      <style:paragraph-properties fo:margin-top="0.0062in"/>
      <style:text-properties fo:font-weight="normal" style:font-weight-asian="normal" fo:font-style="italic" style:font-style-asian="italic" fo:font-size="15.5pt" style:font-size-asian="15.5pt" fo:language="pl" fo:country="PL"/>
    </style:style>
    <style:style style:name="P163" style:parent-style-name="Normalny" style:family="paragraph">
      <style:paragraph-properties fo:margin-top="0.0006in" fo:margin-left="1.0222in">
        <style:tab-stops>
          <style:tab-stop style:type="left" style:position="0.4687in"/>
          <style:tab-stop style:type="left" style:position="0.9375in"/>
          <style:tab-stop style:type="left" style:position="1.4062in"/>
          <style:tab-stop style:type="left" style:position="1.875in"/>
        </style:tab-stops>
      </style:paragraph-properties>
    </style:style>
    <style:style style:name="T164" style:parent-style-name="Domyślnaczcionkaakapitu" style:family="text">
      <style:text-properties fo:language="pl" fo:country="PL" style:language-asian="pl" style:country-asian="PL"/>
    </style:style>
    <style:style style:name="T165" style:parent-style-name="Domyślnaczcionkaakapitu" style:family="text">
      <style:text-properties fo:language="pl" fo:country="PL" style:language-asian="pl" style:country-asian="PL"/>
    </style:style>
    <style:style style:name="T166" style:parent-style-name="Domyślnaczcionkaakapitu" style:family="text">
      <style:text-properties fo:language="pl" fo:country="PL" style:language-asian="pl" style:country-asian="PL"/>
    </style:style>
    <style:style style:name="T167" style:parent-style-name="Domyślnaczcionkaakapitu" style:family="text">
      <style:text-properties fo:language="pl" fo:country="PL" style:language-asian="pl" style:country-asian="PL"/>
    </style:style>
    <style:style style:name="T168" style:parent-style-name="Domyślnaczcionkaakapitu" style:family="text">
      <style:text-properties fo:language="pl" fo:country="PL" style:language-asian="pl" style:country-asian="PL"/>
    </style:style>
    <style:style style:name="T169" style:parent-style-name="Domyślnaczcionkaakapitu" style:family="text">
      <style:text-properties style:text-scale="105%" fo:font-size="9.5pt" style:font-size-asian="9.5pt" fo:language="pl" fo:country="PL"/>
    </style:style>
    <style:style style:name="T170" style:parent-style-name="Domyślnaczcionkaakapitu" style:family="text">
      <style:text-properties style:text-scale="105%" fo:font-size="9.5pt" style:font-size-asian="9.5pt" fo:language="pl" fo:country="PL"/>
    </style:style>
    <style:style style:name="T171" style:parent-style-name="Domyślnaczcionkaakapitu" style:family="text">
      <style:text-properties style:text-scale="105%" fo:font-size="9.5pt" style:font-size-asian="9.5pt" fo:language="pl" fo:country="PL"/>
    </style:style>
    <style:style style:name="T172" style:parent-style-name="Domyślnaczcionkaakapitu" style:family="text">
      <style:text-properties style:text-scale="105%" fo:font-size="9.5pt" style:font-size-asian="9.5pt" fo:language="pl" fo:country="PL"/>
    </style:style>
    <style:style style:name="T173" style:parent-style-name="Domyślnaczcionkaakapitu" style:family="text">
      <style:text-properties style:text-scale="105%" fo:font-size="9.5pt" style:font-size-asian="9.5pt" fo:language="pl" fo:country="PL"/>
    </style:style>
    <style:style style:name="P174" style:parent-style-name="Tekstpodstawowy" style:family="paragraph">
      <style:paragraph-properties fo:margin-top="0.0048in"/>
    </style:style>
    <style:style style:name="T175" style:parent-style-name="Domyślnaczcionkaakapitu" style:family="text">
      <style:text-properties fo:language="pl" fo:country="PL" style:language-asian="pl" style:country-asian="PL"/>
    </style:style>
    <style:style style:name="P176" style:parent-style-name="Normalny" style:family="paragraph">
      <style:paragraph-properties fo:margin-top="0.0534in" fo:margin-bottom="0.0868in" fo:margin-left="0.3513in">
        <style:tab-stops>
          <style:tab-stop style:type="left" style:position="2.9527in"/>
        </style:tab-stops>
      </style:paragraph-properties>
    </style:style>
    <style:style style:name="T177" style:parent-style-name="Domyślnaczcionkaakapitu" style:family="text">
      <style:text-properties fo:color="#666666" style:text-scale="105%" fo:font-size="9.5pt" style:font-size-asian="9.5pt" fo:language="pl" fo:country="PL"/>
    </style:style>
    <style:style style:name="T178" style:parent-style-name="Domyślnaczcionkaakapitu" style:family="text">
      <style:text-properties fo:color="#666666" style:text-scale="105%" fo:font-size="9.5pt" style:font-size-asian="9.5pt" fo:language="pl" fo:country="PL"/>
    </style:style>
    <style:style style:name="T179" style:parent-style-name="Domyślnaczcionkaakapitu" style:family="text">
      <style:text-properties fo:color="#666666" fo:letter-spacing="-0.002in" style:text-scale="105%" fo:font-size="9.5pt" style:font-size-asian="9.5pt" fo:language="pl" fo:country="PL"/>
    </style:style>
    <style:style style:name="T180" style:parent-style-name="Domyślnaczcionkaakapitu" style:family="text">
      <style:text-properties fo:color="#666666" style:text-scale="105%" fo:font-size="9.5pt" style:font-size-asian="9.5pt" fo:language="pl" fo:country="PL"/>
    </style:style>
    <style:style style:name="P181" style:parent-style-name="Tekstpodstawowy" style:family="paragraph">
      <style:paragraph-properties fo:line-height="0.0138in" fo:margin-left="0.3381in">
        <style:tab-stops/>
      </style:paragraph-properties>
    </style:style>
    <style:style style:name="T182" style:parent-style-name="Domyślnaczcionkaakapitu" style:family="text">
      <style:text-properties style:font-name="Times New Roman" fo:font-weight="normal" style:font-weight-asian="normal" fo:letter-spacing="0.0034in" fo:font-size="1pt" style:font-size-asian="1pt" fo:language="pl" fo:country="PL"/>
    </style:style>
    <style:style style:name="T183" style:parent-style-name="Domyślnaczcionkaakapitu" style:family="text">
      <style:text-properties fo:font-weight="normal" style:font-weight-asian="normal" fo:letter-spacing="0.0034in" fo:font-size="1pt" style:font-size-asian="1pt" fo:language="pl" fo:country="PL" style:language-asian="pl" style:country-asian="PL"/>
    </style:style>
    <style:style style:name="P184" style:parent-style-name="Tekstpodstawowy" style:family="paragraph">
      <style:paragraph-properties fo:margin-top="0.0041in"/>
      <style:text-properties fo:font-weight="normal" style:font-weight-asian="normal" fo:font-size="12pt" style:font-size-asian="12pt"/>
    </style:style>
    <style:style style:name="P185" style:parent-style-name="Akapitzlistą" style:family="paragraph">
      <style:paragraph-properties fo:text-align="start" fo:margin-top="0in" fo:text-indent="-0.2208in">
        <style:tab-stops>
          <style:tab-stop style:type="left" style:position="0.0006in"/>
        </style:tab-stops>
      </style:paragraph-properties>
    </style:style>
    <style:style style:name="T186" style:parent-style-name="Domyślnaczcionkaakapitu" style:family="text">
      <style:text-properties fo:font-weight="bold" style:font-weight-asian="bold" style:text-scale="105%" fo:font-size="9.5pt" style:font-size-asian="9.5pt" fo:language="pl" fo:country="PL"/>
    </style:style>
    <style:style style:name="T187" style:parent-style-name="Domyślnaczcionkaakapitu" style:family="text">
      <style:text-properties fo:font-weight="bold" style:font-weight-asian="bold" fo:letter-spacing="-0.009in" style:text-scale="105%" fo:font-size="9.5pt" style:font-size-asian="9.5pt" fo:language="pl" fo:country="PL"/>
    </style:style>
    <style:style style:name="T188" style:parent-style-name="Domyślnaczcionkaakapitu" style:family="text">
      <style:text-properties fo:font-weight="bold" style:font-weight-asian="bold" style:text-scale="105%" fo:font-size="9.5pt" style:font-size-asian="9.5pt" fo:language="pl" fo:country="PL"/>
    </style:style>
    <style:style style:name="P189" style:parent-style-name="Tekstpodstawowy" style:family="paragraph">
      <style:text-properties fo:font-size="10pt" style:font-size-asian="10pt" fo:language="pl" fo:country="PL"/>
    </style:style>
    <style:style style:name="P190" style:parent-style-name="Tekstpodstawowy" style:family="paragraph">
      <style:paragraph-properties fo:margin-top="0.0062in"/>
    </style:style>
    <style:style style:name="T191" style:parent-style-name="Domyślnaczcionkaakapitu" style:family="text">
      <style:text-properties fo:language="pl" fo:country="PL" style:language-asian="pl" style:country-asian="PL"/>
    </style:style>
    <style:style style:name="T192" style:parent-style-name="Domyślnaczcionkaakapitu" style:family="text">
      <style:text-properties fo:language="pl" fo:country="PL" style:language-asian="pl" style:country-asian="PL"/>
    </style:style>
    <style:style style:name="T193" style:parent-style-name="Domyślnaczcionkaakapitu" style:family="text">
      <style:text-properties fo:language="pl" fo:country="PL" style:language-asian="pl" style:country-asian="PL"/>
    </style:style>
    <style:style style:name="T194" style:parent-style-name="Domyślnaczcionkaakapitu" style:family="text">
      <style:text-properties fo:language="pl" fo:country="PL" style:language-asian="pl" style:country-asian="PL"/>
    </style:style>
    <style:style style:name="T195" style:parent-style-name="Domyślnaczcionkaakapitu" style:family="text">
      <style:text-properties fo:language="pl" fo:country="PL" style:language-asian="pl" style:country-asian="PL"/>
    </style:style>
    <style:style style:name="P196" style:parent-style-name="Tekstpodstawowy" style:family="paragraph">
      <style:paragraph-properties fo:margin-top="0.0069in"/>
      <style:text-properties fo:font-size="13.5pt" style:font-size-asian="13.5pt" fo:language="pl" fo:country="PL"/>
    </style:style>
    <style:style style:name="P197" style:parent-style-name="Tekstpodstawowy" style:family="paragraph">
      <style:paragraph-properties fo:margin-top="0.0069in"/>
      <style:text-properties fo:font-size="13.5pt" style:font-size-asian="13.5pt" fo:language="pl" fo:country="PL"/>
    </style:style>
    <style:style style:name="P198" style:parent-style-name="Tekstpodstawowy" style:family="paragraph">
      <style:paragraph-properties fo:margin-top="0.0069in"/>
      <style:text-properties fo:font-size="13.5pt" style:font-size-asian="13.5pt" fo:language="pl" fo:country="PL"/>
    </style:style>
    <style:style style:name="P199" style:parent-style-name="Tekstpodstawowy" style:family="paragraph">
      <style:paragraph-properties fo:margin-top="0.0069in"/>
      <style:text-properties fo:font-size="13.5pt" style:font-size-asian="13.5pt" fo:language="pl" fo:country="PL"/>
    </style:style>
    <style:style style:name="P200" style:parent-style-name="Nagłówek1" style:family="paragraph">
      <style:paragraph-properties fo:margin-left="0in">
        <style:tab-stops/>
      </style:paragraph-properties>
      <style:text-properties fo:font-size="11.5pt" style:font-size-asian="11.5pt" style:font-size-complex="9.5pt" fo:language="pl" fo:country="PL"/>
    </style:style>
    <style:style style:name="P201" style:parent-style-name="Nagłówek1" style:family="paragraph">
      <style:paragraph-properties fo:margin-left="0in">
        <style:tab-stops/>
      </style:paragraph-properties>
    </style:style>
    <style:style style:name="T202" style:parent-style-name="Domyślnaczcionkaakapitu" style:family="text">
      <style:text-properties fo:font-size="11.5pt" style:font-size-asian="11.5pt" style:font-size-complex="9.5pt" fo:language="pl" fo:country="PL"/>
    </style:style>
    <style:style style:name="T203" style:parent-style-name="Domyślnaczcionkaakapitu" style:family="text">
      <style:text-properties fo:language="pl" fo:country="PL"/>
    </style:style>
    <style:style style:name="P204" style:parent-style-name="Tekstpodstawowy" style:family="paragraph">
      <style:paragraph-properties fo:margin-top="0.0006in"/>
      <style:text-properties fo:font-size="13pt" style:font-size-asian="13pt" fo:language="pl" fo:country="PL"/>
    </style:style>
    <style:style style:name="P205" style:parent-style-name="Akapitzlistą" style:family="paragraph">
      <style:paragraph-properties fo:text-align="start" fo:margin-top="0in" fo:text-indent="-0.2208in">
        <style:tab-stops>
          <style:tab-stop style:type="left" style:position="0.0006in"/>
        </style:tab-stops>
      </style:paragraph-properties>
    </style:style>
    <style:style style:name="T206" style:parent-style-name="Domyślnaczcionkaakapitu" style:family="text">
      <style:text-properties fo:font-weight="bold" style:font-weight-asian="bold" style:text-scale="105%" fo:font-size="9.5pt" style:font-size-asian="9.5pt"/>
    </style:style>
    <style:style style:name="T207" style:parent-style-name="Domyślnaczcionkaakapitu" style:family="text">
      <style:text-properties fo:font-weight="bold" style:font-weight-asian="bold" fo:letter-spacing="-0.0076in" style:text-scale="105%" fo:font-size="9.5pt" style:font-size-asian="9.5pt"/>
    </style:style>
    <style:style style:name="T208" style:parent-style-name="Domyślnaczcionkaakapitu" style:family="text">
      <style:text-properties fo:font-weight="bold" style:font-weight-asian="bold" style:text-scale="105%" fo:font-size="9.5pt" style:font-size-asian="9.5pt"/>
    </style:style>
    <style:style style:name="P209" style:parent-style-name="Tekstpodstawowy" style:family="paragraph">
      <style:text-properties fo:font-size="10pt" style:font-size-asian="10pt"/>
    </style:style>
    <style:style style:name="P210" style:parent-style-name="Tekstpodstawowy" style:family="paragraph">
      <style:paragraph-properties fo:margin-top="0.0006in"/>
    </style:style>
    <style:style style:name="T211" style:parent-style-name="Domyślnaczcionkaakapitu" style:family="text">
      <style:text-properties fo:language="pl" fo:country="PL" style:language-asian="pl" style:country-asian="PL"/>
    </style:style>
    <style:style style:name="T212" style:parent-style-name="Domyślnaczcionkaakapitu" style:family="text">
      <style:text-properties fo:language="pl" fo:country="PL" style:language-asian="pl" style:country-asian="PL"/>
    </style:style>
    <style:style style:name="T213" style:parent-style-name="Domyślnaczcionkaakapitu" style:family="text">
      <style:text-properties fo:language="pl" fo:country="PL" style:language-asian="pl" style:country-asian="PL"/>
    </style:style>
    <style:style style:name="T214" style:parent-style-name="Domyślnaczcionkaakapitu" style:family="text">
      <style:text-properties fo:language="pl" fo:country="PL" style:language-asian="pl" style:country-asian="PL"/>
    </style:style>
    <style:style style:name="T215" style:parent-style-name="Domyślnaczcionkaakapitu" style:family="text">
      <style:text-properties fo:language="pl" fo:country="PL" style:language-asian="pl" style:country-asian="PL"/>
    </style:style>
    <style:style style:name="P216" style:parent-style-name="Tekstpodstawowy" style:family="paragraph">
      <style:paragraph-properties fo:margin-top="0.0069in"/>
      <style:text-properties fo:font-size="13.5pt" style:font-size-asian="13.5pt"/>
    </style:style>
    <style:style style:name="P217" style:parent-style-name="Tekstpodstawowy" style:family="paragraph">
      <style:paragraph-properties fo:margin-top="0.0069in"/>
      <style:text-properties fo:font-size="13.5pt" style:font-size-asian="13.5pt"/>
    </style:style>
    <style:style style:name="P218" style:parent-style-name="Tekstpodstawowy" style:family="paragraph">
      <style:paragraph-properties fo:margin-top="0.0069in"/>
      <style:text-properties fo:font-size="13.5pt" style:font-size-asian="13.5pt"/>
    </style:style>
    <style:style style:name="P219" style:parent-style-name="Tekstpodstawowy" style:family="paragraph">
      <style:paragraph-properties fo:margin-top="0.0069in"/>
      <style:text-properties fo:font-size="13.5pt" style:font-size-asian="13.5pt"/>
    </style:style>
    <style:style style:name="P220" style:parent-style-name="Akapitzlistą" style:family="paragraph">
      <style:paragraph-properties fo:text-align="start" fo:margin-top="0.0562in" fo:text-indent="-0.2208in">
        <style:tab-stops>
          <style:tab-stop style:type="left" style:position="0.0006in"/>
        </style:tab-stops>
      </style:paragraph-properties>
    </style:style>
    <style:style style:name="T221" style:parent-style-name="Domyślnaczcionkaakapitu" style:family="text">
      <style:text-properties fo:font-weight="bold" style:font-weight-asian="bold" style:text-scale="105%" fo:font-size="9.5pt" style:font-size-asian="9.5pt" fo:language="pl" fo:country="PL"/>
    </style:style>
    <style:style style:name="T222" style:parent-style-name="Domyślnaczcionkaakapitu" style:family="text">
      <style:text-properties fo:font-weight="bold" style:font-weight-asian="bold" fo:letter-spacing="-0.0104in" style:text-scale="105%" fo:font-size="9.5pt" style:font-size-asian="9.5pt" fo:language="pl" fo:country="PL"/>
    </style:style>
    <style:style style:name="T223" style:parent-style-name="Domyślnaczcionkaakapitu" style:family="text">
      <style:text-properties fo:font-weight="bold" style:font-weight-asian="bold" style:text-scale="105%" fo:font-size="9.5pt" style:font-size-asian="9.5pt" fo:language="pl" fo:country="PL"/>
    </style:style>
    <style:style style:name="P224" style:parent-style-name="Normalny" style:family="paragraph">
      <style:paragraph-properties fo:margin-top="0.0361in" fo:margin-left="0.3458in">
        <style:tab-stops/>
      </style:paragraph-properties>
    </style:style>
    <style:style style:name="T225" style:parent-style-name="Domyślnaczcionkaakapitu" style:family="text">
      <style:text-properties fo:font-style="italic" style:font-style-asian="italic" fo:color="#454545" style:text-scale="105%" fo:font-size="9.5pt" style:font-size-asian="9.5pt" fo:language="pl" fo:country="PL"/>
    </style:style>
    <style:style style:name="P226" style:parent-style-name="Tekstpodstawowy" style:family="paragraph">
      <style:text-properties fo:font-weight="normal" style:font-weight-asian="normal" fo:font-style="italic" style:font-style-asian="italic" fo:font-size="11pt" style:font-size-asian="11pt" fo:language="pl" fo:country="PL"/>
    </style:style>
    <style:style style:name="P227" style:parent-style-name="Normalny" style:family="paragraph">
      <style:paragraph-properties fo:margin-top="0.0895in" fo:margin-left="1.0222in">
        <style:tab-stops>
          <style:tab-stop style:type="left" style:position="0.4687in"/>
          <style:tab-stop style:type="left" style:position="0.9375in"/>
          <style:tab-stop style:type="left" style:position="1.4062in"/>
          <style:tab-stop style:type="left" style:position="1.875in"/>
        </style:tab-stops>
      </style:paragraph-properties>
    </style:style>
    <style:style style:name="T228" style:parent-style-name="Domyślnaczcionkaakapitu" style:family="text">
      <style:text-properties fo:language="pl" fo:country="PL" style:language-asian="pl" style:country-asian="PL"/>
    </style:style>
    <style:style style:name="T229" style:parent-style-name="Domyślnaczcionkaakapitu" style:family="text">
      <style:text-properties fo:language="pl" fo:country="PL" style:language-asian="pl" style:country-asian="PL"/>
    </style:style>
    <style:style style:name="T230" style:parent-style-name="Domyślnaczcionkaakapitu" style:family="text">
      <style:text-properties fo:language="pl" fo:country="PL" style:language-asian="pl" style:country-asian="PL"/>
    </style:style>
    <style:style style:name="T231" style:parent-style-name="Domyślnaczcionkaakapitu" style:family="text">
      <style:text-properties fo:language="pl" fo:country="PL" style:language-asian="pl" style:country-asian="PL"/>
    </style:style>
    <style:style style:name="T232" style:parent-style-name="Domyślnaczcionkaakapitu" style:family="text">
      <style:text-properties fo:language="pl" fo:country="PL" style:language-asian="pl" style:country-asian="PL"/>
    </style:style>
    <style:style style:name="T233" style:parent-style-name="Domyślnaczcionkaakapitu" style:family="text">
      <style:text-properties style:text-scale="105%" fo:font-size="9.5pt" style:font-size-asian="9.5pt" fo:language="pl" fo:country="PL"/>
    </style:style>
    <style:style style:name="T234" style:parent-style-name="Domyślnaczcionkaakapitu" style:family="text">
      <style:text-properties style:text-scale="105%" fo:font-size="9.5pt" style:font-size-asian="9.5pt" fo:language="pl" fo:country="PL"/>
    </style:style>
    <style:style style:name="T235" style:parent-style-name="Domyślnaczcionkaakapitu" style:family="text">
      <style:text-properties style:text-scale="105%" fo:font-size="9.5pt" style:font-size-asian="9.5pt" fo:language="pl" fo:country="PL"/>
    </style:style>
    <style:style style:name="T236" style:parent-style-name="Domyślnaczcionkaakapitu" style:family="text">
      <style:text-properties style:text-scale="105%" fo:font-size="9.5pt" style:font-size-asian="9.5pt" fo:language="pl" fo:country="PL"/>
    </style:style>
    <style:style style:name="T237" style:parent-style-name="Domyślnaczcionkaakapitu" style:family="text">
      <style:text-properties style:text-scale="105%" fo:font-size="9.5pt" style:font-size-asian="9.5pt" fo:language="pl" fo:country="PL"/>
    </style:style>
    <style:style style:name="P238" style:parent-style-name="Tekstpodstawowy" style:family="paragraph">
      <style:paragraph-properties fo:margin-top="0.002in"/>
    </style:style>
    <style:style style:name="T239" style:parent-style-name="Domyślnaczcionkaakapitu" style:family="text">
      <style:text-properties fo:language="pl" fo:country="PL" style:language-asian="pl" style:country-asian="PL"/>
    </style:style>
    <style:style style:name="P240" style:parent-style-name="Normalny" style:family="paragraph">
      <style:paragraph-properties fo:margin-top="0.0534in" fo:margin-bottom="0.0868in" fo:margin-left="0.3513in">
        <style:tab-stops>
          <style:tab-stop style:type="left" style:position="2.9527in"/>
        </style:tab-stops>
      </style:paragraph-properties>
    </style:style>
    <style:style style:name="T241" style:parent-style-name="Domyślnaczcionkaakapitu" style:family="text">
      <style:text-properties fo:color="#666666" style:text-scale="105%" fo:font-size="9.5pt" style:font-size-asian="9.5pt" fo:language="pl" fo:country="PL"/>
    </style:style>
    <style:style style:name="T242" style:parent-style-name="Domyślnaczcionkaakapitu" style:family="text">
      <style:text-properties fo:color="#666666" style:text-scale="105%" fo:font-size="9.5pt" style:font-size-asian="9.5pt" fo:language="pl" fo:country="PL"/>
    </style:style>
    <style:style style:name="T243" style:parent-style-name="Domyślnaczcionkaakapitu" style:family="text">
      <style:text-properties fo:color="#666666" fo:letter-spacing="-0.002in" style:text-scale="105%" fo:font-size="9.5pt" style:font-size-asian="9.5pt" fo:language="pl" fo:country="PL"/>
    </style:style>
    <style:style style:name="T244" style:parent-style-name="Domyślnaczcionkaakapitu" style:family="text">
      <style:text-properties fo:color="#666666" style:text-scale="105%" fo:font-size="9.5pt" style:font-size-asian="9.5pt" fo:language="pl" fo:country="PL"/>
    </style:style>
    <style:style style:name="P245" style:parent-style-name="Tekstpodstawowy" style:family="paragraph">
      <style:paragraph-properties fo:line-height="0.0138in" fo:margin-left="0.3381in">
        <style:tab-stops/>
      </style:paragraph-properties>
    </style:style>
    <style:style style:name="T246" style:parent-style-name="Domyślnaczcionkaakapitu" style:family="text">
      <style:text-properties style:font-name="Times New Roman" fo:font-weight="normal" style:font-weight-asian="normal" fo:letter-spacing="0.0034in" fo:font-size="1pt" style:font-size-asian="1pt" fo:language="pl" fo:country="PL"/>
    </style:style>
    <style:style style:name="T247" style:parent-style-name="Domyślnaczcionkaakapitu" style:family="text">
      <style:text-properties fo:font-weight="normal" style:font-weight-asian="normal" fo:letter-spacing="0.0034in" fo:font-size="1pt" style:font-size-asian="1pt" fo:language="pl" fo:country="PL" style:language-asian="pl" style:country-asian="PL"/>
    </style:style>
    <style:style style:name="P248" style:parent-style-name="Tekstpodstawowy" style:family="paragraph">
      <style:paragraph-properties fo:margin-top="0.0062in"/>
      <style:text-properties fo:font-weight="normal" style:font-weight-asian="normal" fo:font-size="12.5pt" style:font-size-asian="12.5pt"/>
    </style:style>
    <style:style style:name="P249" style:parent-style-name="Akapitzlistą" style:family="paragraph">
      <style:paragraph-properties fo:text-align="start" fo:text-indent="-0.2208in">
        <style:tab-stops>
          <style:tab-stop style:type="left" style:position="0.0006in"/>
        </style:tab-stops>
      </style:paragraph-properties>
    </style:style>
    <style:style style:name="T250" style:parent-style-name="Domyślnaczcionkaakapitu" style:family="text">
      <style:text-properties fo:font-weight="bold" style:font-weight-asian="bold" style:text-scale="105%" fo:font-size="9.5pt" style:font-size-asian="9.5pt" fo:language="pl" fo:country="PL"/>
    </style:style>
    <style:style style:name="T251" style:parent-style-name="Domyślnaczcionkaakapitu" style:family="text">
      <style:text-properties fo:font-weight="bold" style:font-weight-asian="bold" fo:letter-spacing="-0.009in" style:text-scale="105%" fo:font-size="9.5pt" style:font-size-asian="9.5pt" fo:language="pl" fo:country="PL"/>
    </style:style>
    <style:style style:name="T252" style:parent-style-name="Domyślnaczcionkaakapitu" style:family="text">
      <style:text-properties fo:font-weight="bold" style:font-weight-asian="bold" style:text-scale="105%" fo:font-size="9.5pt" style:font-size-asian="9.5pt" fo:language="pl" fo:country="PL"/>
    </style:style>
    <style:style style:name="P253" style:parent-style-name="Tekstpodstawowy" style:family="paragraph">
      <style:text-properties fo:font-size="10pt" style:font-size-asian="10pt" fo:language="pl" fo:country="PL"/>
    </style:style>
    <style:style style:name="P254" style:parent-style-name="Tekstpodstawowy" style:family="paragraph">
      <style:paragraph-properties fo:margin-top="0.0062in"/>
    </style:style>
    <style:style style:name="T255" style:parent-style-name="Domyślnaczcionkaakapitu" style:family="text">
      <style:text-properties fo:language="pl" fo:country="PL" style:language-asian="pl" style:country-asian="PL"/>
    </style:style>
    <style:style style:name="T256" style:parent-style-name="Domyślnaczcionkaakapitu" style:family="text">
      <style:text-properties fo:language="pl" fo:country="PL" style:language-asian="pl" style:country-asian="PL"/>
    </style:style>
    <style:style style:name="T257" style:parent-style-name="Domyślnaczcionkaakapitu" style:family="text">
      <style:text-properties fo:language="pl" fo:country="PL" style:language-asian="pl" style:country-asian="PL"/>
    </style:style>
    <style:style style:name="T258" style:parent-style-name="Domyślnaczcionkaakapitu" style:family="text">
      <style:text-properties fo:language="pl" fo:country="PL" style:language-asian="pl" style:country-asian="PL"/>
    </style:style>
    <style:style style:name="T259" style:parent-style-name="Domyślnaczcionkaakapitu" style:family="text">
      <style:text-properties fo:language="pl" fo:country="PL" style:language-asian="pl" style:country-asian="PL"/>
    </style:style>
    <style:style style:name="P260" style:parent-style-name="Tekstpodstawowy" style:family="paragraph">
      <style:paragraph-properties fo:margin-top="0.0069in"/>
      <style:text-properties fo:font-size="13.5pt" style:font-size-asian="13.5pt" fo:language="pl" fo:country="PL"/>
    </style:style>
    <style:style style:name="P261" style:parent-style-name="Tekstpodstawowy" style:family="paragraph">
      <style:paragraph-properties fo:margin-top="0.0069in"/>
      <style:text-properties fo:font-size="13.5pt" style:font-size-asian="13.5pt" fo:language="pl" fo:country="PL"/>
    </style:style>
    <style:style style:name="P262" style:parent-style-name="Tekstpodstawowy" style:family="paragraph">
      <style:paragraph-properties fo:margin-top="0.0069in"/>
      <style:text-properties fo:font-size="13.5pt" style:font-size-asian="13.5pt" fo:language="pl" fo:country="PL"/>
    </style:style>
    <style:style style:name="P263" style:parent-style-name="Tekstpodstawowy" style:family="paragraph">
      <style:paragraph-properties fo:margin-top="0.0069in"/>
      <style:text-properties fo:font-size="13.5pt" style:font-size-asian="13.5pt" fo:language="pl" fo:country="PL"/>
    </style:style>
    <style:style style:name="P264" style:parent-style-name="Tekstpodstawowy" style:family="paragraph">
      <style:paragraph-properties fo:margin-top="0.0027in"/>
      <style:text-properties fo:font-size="11.5pt" style:font-size-asian="11.5pt" fo:language="pl" fo:country="PL"/>
    </style:style>
    <style:style style:name="P265" style:parent-style-name="Tekstpodstawowy" style:family="paragraph">
      <style:paragraph-properties fo:margin-top="0.0006in"/>
      <style:text-properties fo:font-size="13pt" style:font-size-asian="13pt"/>
    </style:style>
    <style:style style:name="P266" style:parent-style-name="Akapitzlistą" style:family="paragraph">
      <style:paragraph-properties fo:text-align="start" fo:margin-top="0in" fo:text-indent="-0.2208in">
        <style:tab-stops>
          <style:tab-stop style:type="left" style:position="0.0006in"/>
        </style:tab-stops>
      </style:paragraph-properties>
    </style:style>
    <style:style style:name="T267" style:parent-style-name="Domyślnaczcionkaakapitu" style:family="text">
      <style:text-properties fo:font-weight="bold" style:font-weight-asian="bold" style:text-scale="105%" fo:font-size="9.5pt" style:font-size-asian="9.5pt"/>
    </style:style>
    <style:style style:name="T268" style:parent-style-name="Domyślnaczcionkaakapitu" style:family="text">
      <style:text-properties fo:font-weight="bold" style:font-weight-asian="bold" fo:letter-spacing="-0.0076in" style:text-scale="105%" fo:font-size="9.5pt" style:font-size-asian="9.5pt"/>
    </style:style>
    <style:style style:name="T269" style:parent-style-name="Domyślnaczcionkaakapitu" style:family="text">
      <style:text-properties fo:font-weight="bold" style:font-weight-asian="bold" style:text-scale="105%" fo:font-size="9.5pt" style:font-size-asian="9.5pt"/>
    </style:style>
    <style:style style:name="P270" style:parent-style-name="Tekstpodstawowy" style:family="paragraph">
      <style:text-properties fo:font-size="10pt" style:font-size-asian="10pt"/>
    </style:style>
    <style:style style:name="P271" style:parent-style-name="Tekstpodstawowy" style:family="paragraph">
      <style:paragraph-properties fo:margin-top="0.0062in"/>
    </style:style>
    <style:style style:name="T272" style:parent-style-name="Domyślnaczcionkaakapitu" style:family="text">
      <style:text-properties fo:language="pl" fo:country="PL" style:language-asian="pl" style:country-asian="PL"/>
    </style:style>
    <style:style style:name="T273" style:parent-style-name="Domyślnaczcionkaakapitu" style:family="text">
      <style:text-properties fo:language="pl" fo:country="PL" style:language-asian="pl" style:country-asian="PL"/>
    </style:style>
    <style:style style:name="T274" style:parent-style-name="Domyślnaczcionkaakapitu" style:family="text">
      <style:text-properties fo:language="pl" fo:country="PL" style:language-asian="pl" style:country-asian="PL"/>
    </style:style>
    <style:style style:name="T275" style:parent-style-name="Domyślnaczcionkaakapitu" style:family="text">
      <style:text-properties fo:language="pl" fo:country="PL" style:language-asian="pl" style:country-asian="PL"/>
    </style:style>
    <style:style style:name="T276" style:parent-style-name="Domyślnaczcionkaakapitu" style:family="text">
      <style:text-properties fo:language="pl" fo:country="PL" style:language-asian="pl" style:country-asian="PL"/>
    </style:style>
    <style:style style:name="P277" style:parent-style-name="Tekstpodstawowy" style:family="paragraph">
      <style:paragraph-properties fo:margin-top="0.0069in"/>
      <style:text-properties fo:font-size="13.5pt" style:font-size-asian="13.5pt"/>
    </style:style>
    <style:style style:name="P278" style:parent-style-name="Tekstpodstawowy" style:family="paragraph">
      <style:paragraph-properties fo:margin-top="0.0069in"/>
      <style:text-properties fo:font-size="13.5pt" style:font-size-asian="13.5pt"/>
    </style:style>
    <style:style style:name="P279" style:parent-style-name="Tekstpodstawowy" style:family="paragraph">
      <style:paragraph-properties fo:margin-top="0.0069in"/>
      <style:text-properties fo:font-size="13.5pt" style:font-size-asian="13.5pt"/>
    </style:style>
    <style:style style:name="P280" style:parent-style-name="Tekstpodstawowy" style:family="paragraph">
      <style:paragraph-properties fo:margin-top="0.0069in"/>
      <style:text-properties fo:font-size="13.5pt" style:font-size-asian="13.5pt"/>
    </style:style>
    <style:style style:name="P281" style:parent-style-name="Tekstpodstawowy" style:family="paragraph">
      <style:paragraph-properties fo:margin-top="0.0048in"/>
      <style:text-properties fo:font-size="11.5pt" style:font-size-asian="11.5pt"/>
    </style:style>
    <style:style style:name="P282" style:parent-style-name="Akapitzlistą" style:family="paragraph">
      <style:paragraph-properties fo:text-align="start" fo:text-indent="-0.2208in">
        <style:tab-stops>
          <style:tab-stop style:type="left" style:position="0.0006in"/>
        </style:tab-stops>
      </style:paragraph-properties>
    </style:style>
    <style:style style:name="T283" style:parent-style-name="Domyślnaczcionkaakapitu" style:family="text">
      <style:text-properties fo:font-weight="bold" style:font-weight-asian="bold" style:text-scale="105%" fo:font-size="9.5pt" style:font-size-asian="9.5pt" fo:language="pl" fo:country="PL"/>
    </style:style>
    <style:style style:name="T284" style:parent-style-name="Domyślnaczcionkaakapitu" style:family="text">
      <style:text-properties fo:font-weight="bold" style:font-weight-asian="bold" fo:letter-spacing="-0.0104in" style:text-scale="105%" fo:font-size="9.5pt" style:font-size-asian="9.5pt" fo:language="pl" fo:country="PL"/>
    </style:style>
    <style:style style:name="T285" style:parent-style-name="Domyślnaczcionkaakapitu" style:family="text">
      <style:text-properties fo:font-weight="bold" style:font-weight-asian="bold" style:text-scale="105%" fo:font-size="9.5pt" style:font-size-asian="9.5pt" fo:language="pl" fo:country="PL"/>
    </style:style>
    <style:style style:name="P286" style:parent-style-name="Normalny" style:family="paragraph">
      <style:paragraph-properties fo:margin-top="0.0354in" fo:margin-left="0.3458in">
        <style:tab-stops/>
      </style:paragraph-properties>
    </style:style>
    <style:style style:name="T287" style:parent-style-name="Domyślnaczcionkaakapitu" style:family="text">
      <style:text-properties fo:font-style="italic" style:font-style-asian="italic" fo:color="#454545" style:text-scale="105%" fo:font-size="9.5pt" style:font-size-asian="9.5pt" fo:language="pl" fo:country="PL"/>
    </style:style>
    <style:style style:name="P288" style:parent-style-name="Tekstpodstawowy" style:family="paragraph">
      <style:text-properties fo:font-weight="normal" style:font-weight-asian="normal" fo:font-style="italic" style:font-style-asian="italic" fo:font-size="11pt" style:font-size-asian="11pt" fo:language="pl" fo:country="PL"/>
    </style:style>
    <style:style style:name="P289" style:parent-style-name="Normalny" style:family="paragraph">
      <style:paragraph-properties fo:margin-top="0.0895in" fo:margin-left="1.0222in">
        <style:tab-stops>
          <style:tab-stop style:type="left" style:position="0.4687in"/>
          <style:tab-stop style:type="left" style:position="0.9375in"/>
          <style:tab-stop style:type="left" style:position="1.4062in"/>
          <style:tab-stop style:type="left" style:position="1.875in"/>
        </style:tab-stops>
      </style:paragraph-properties>
    </style:style>
    <style:style style:name="T290" style:parent-style-name="Domyślnaczcionkaakapitu" style:family="text">
      <style:text-properties fo:language="pl" fo:country="PL" style:language-asian="pl" style:country-asian="PL"/>
    </style:style>
    <style:style style:name="T291" style:parent-style-name="Domyślnaczcionkaakapitu" style:family="text">
      <style:text-properties fo:language="pl" fo:country="PL" style:language-asian="pl" style:country-asian="PL"/>
    </style:style>
    <style:style style:name="T292" style:parent-style-name="Domyślnaczcionkaakapitu" style:family="text">
      <style:text-properties fo:language="pl" fo:country="PL" style:language-asian="pl" style:country-asian="PL"/>
    </style:style>
    <style:style style:name="T293" style:parent-style-name="Domyślnaczcionkaakapitu" style:family="text">
      <style:text-properties fo:language="pl" fo:country="PL" style:language-asian="pl" style:country-asian="PL"/>
    </style:style>
    <style:style style:name="T294" style:parent-style-name="Domyślnaczcionkaakapitu" style:family="text">
      <style:text-properties fo:language="pl" fo:country="PL" style:language-asian="pl" style:country-asian="PL"/>
    </style:style>
    <style:style style:name="T295" style:parent-style-name="Domyślnaczcionkaakapitu" style:family="text">
      <style:text-properties style:text-scale="105%" fo:font-size="9.5pt" style:font-size-asian="9.5pt" fo:language="pl" fo:country="PL"/>
    </style:style>
    <style:style style:name="T296" style:parent-style-name="Domyślnaczcionkaakapitu" style:family="text">
      <style:text-properties style:text-scale="105%" fo:font-size="9.5pt" style:font-size-asian="9.5pt" fo:language="pl" fo:country="PL"/>
    </style:style>
    <style:style style:name="T297" style:parent-style-name="Domyślnaczcionkaakapitu" style:family="text">
      <style:text-properties style:text-scale="105%" fo:font-size="9.5pt" style:font-size-asian="9.5pt" fo:language="pl" fo:country="PL"/>
    </style:style>
    <style:style style:name="T298" style:parent-style-name="Domyślnaczcionkaakapitu" style:family="text">
      <style:text-properties style:text-scale="105%" fo:font-size="9.5pt" style:font-size-asian="9.5pt" fo:language="pl" fo:country="PL"/>
    </style:style>
    <style:style style:name="T299" style:parent-style-name="Domyślnaczcionkaakapitu" style:family="text">
      <style:text-properties style:text-scale="105%" fo:font-size="9.5pt" style:font-size-asian="9.5pt" fo:language="pl" fo:country="PL"/>
    </style:style>
    <style:style style:name="P300" style:parent-style-name="Tekstpodstawowy" style:family="paragraph">
      <style:paragraph-properties fo:margin-top="0.002in"/>
    </style:style>
    <style:style style:name="T301" style:parent-style-name="Domyślnaczcionkaakapitu" style:family="text">
      <style:text-properties fo:language="pl" fo:country="PL" style:language-asian="pl" style:country-asian="PL"/>
    </style:style>
    <style:style style:name="P302" style:parent-style-name="Normalny" style:family="paragraph">
      <style:paragraph-properties fo:margin-top="0.0534in" fo:margin-bottom="0.0868in" fo:margin-left="0.3513in">
        <style:tab-stops>
          <style:tab-stop style:type="left" style:position="2.9527in"/>
        </style:tab-stops>
      </style:paragraph-properties>
    </style:style>
    <style:style style:name="T303" style:parent-style-name="Domyślnaczcionkaakapitu" style:family="text">
      <style:text-properties fo:color="#666666" style:text-scale="105%" fo:font-size="9.5pt" style:font-size-asian="9.5pt" fo:language="pl" fo:country="PL"/>
    </style:style>
    <style:style style:name="T304" style:parent-style-name="Domyślnaczcionkaakapitu" style:family="text">
      <style:text-properties fo:color="#666666" style:text-scale="105%" fo:font-size="9.5pt" style:font-size-asian="9.5pt" fo:language="pl" fo:country="PL"/>
    </style:style>
    <style:style style:name="T305" style:parent-style-name="Domyślnaczcionkaakapitu" style:family="text">
      <style:text-properties fo:color="#666666" fo:letter-spacing="-0.002in" style:text-scale="105%" fo:font-size="9.5pt" style:font-size-asian="9.5pt" fo:language="pl" fo:country="PL"/>
    </style:style>
    <style:style style:name="T306" style:parent-style-name="Domyślnaczcionkaakapitu" style:family="text">
      <style:text-properties fo:color="#666666" style:text-scale="105%" fo:font-size="9.5pt" style:font-size-asian="9.5pt" fo:language="pl" fo:country="PL"/>
    </style:style>
    <style:style style:name="P307" style:parent-style-name="Tekstpodstawowy" style:family="paragraph">
      <style:paragraph-properties fo:line-height="0.0138in" fo:margin-left="0.3381in">
        <style:tab-stops/>
      </style:paragraph-properties>
    </style:style>
    <style:style style:name="T308" style:parent-style-name="Domyślnaczcionkaakapitu" style:family="text">
      <style:text-properties style:font-name="Times New Roman" fo:font-weight="normal" style:font-weight-asian="normal" fo:letter-spacing="0.0034in" fo:font-size="1pt" style:font-size-asian="1pt" fo:language="pl" fo:country="PL"/>
    </style:style>
    <style:style style:name="T309" style:parent-style-name="Domyślnaczcionkaakapitu" style:family="text">
      <style:text-properties fo:font-weight="normal" style:font-weight-asian="normal" fo:letter-spacing="0.0034in" fo:font-size="1pt" style:font-size-asian="1pt" fo:language="pl" fo:country="PL" style:language-asian="pl" style:country-asian="PL"/>
    </style:style>
    <style:style style:name="P310" style:parent-style-name="Tekstpodstawowy" style:family="paragraph">
      <style:paragraph-properties fo:margin-top="0.0062in"/>
      <style:text-properties fo:font-weight="normal" style:font-weight-asian="normal" fo:font-size="12.5pt" style:font-size-asian="12.5pt"/>
    </style:style>
    <style:style style:name="P311" style:parent-style-name="Akapitzlistą" style:family="paragraph">
      <style:paragraph-properties fo:text-align="start" fo:text-indent="-0.2208in">
        <style:tab-stops>
          <style:tab-stop style:type="left" style:position="0.0006in"/>
        </style:tab-stops>
      </style:paragraph-properties>
    </style:style>
    <style:style style:name="T312" style:parent-style-name="Domyślnaczcionkaakapitu" style:family="text">
      <style:text-properties fo:font-weight="bold" style:font-weight-asian="bold" style:text-scale="105%" fo:font-size="9.5pt" style:font-size-asian="9.5pt" fo:language="pl" fo:country="PL"/>
    </style:style>
    <style:style style:name="T313" style:parent-style-name="Domyślnaczcionkaakapitu" style:family="text">
      <style:text-properties fo:font-weight="bold" style:font-weight-asian="bold" fo:letter-spacing="-0.009in" style:text-scale="105%" fo:font-size="9.5pt" style:font-size-asian="9.5pt" fo:language="pl" fo:country="PL"/>
    </style:style>
    <style:style style:name="T314" style:parent-style-name="Domyślnaczcionkaakapitu" style:family="text">
      <style:text-properties fo:font-weight="bold" style:font-weight-asian="bold" style:text-scale="105%" fo:font-size="9.5pt" style:font-size-asian="9.5pt" fo:language="pl" fo:country="PL"/>
    </style:style>
    <style:style style:name="P315" style:parent-style-name="Tekstpodstawowy" style:family="paragraph">
      <style:text-properties fo:font-size="10pt" style:font-size-asian="10pt" fo:language="pl" fo:country="PL"/>
    </style:style>
    <style:style style:name="P316" style:parent-style-name="Tekstpodstawowy" style:family="paragraph">
      <style:paragraph-properties fo:margin-top="0.0062in"/>
    </style:style>
    <style:style style:name="T317" style:parent-style-name="Domyślnaczcionkaakapitu" style:family="text">
      <style:text-properties fo:language="pl" fo:country="PL" style:language-asian="pl" style:country-asian="PL"/>
    </style:style>
    <style:style style:name="T318" style:parent-style-name="Domyślnaczcionkaakapitu" style:family="text">
      <style:text-properties fo:language="pl" fo:country="PL" style:language-asian="pl" style:country-asian="PL"/>
    </style:style>
    <style:style style:name="T319" style:parent-style-name="Domyślnaczcionkaakapitu" style:family="text">
      <style:text-properties fo:language="pl" fo:country="PL" style:language-asian="pl" style:country-asian="PL"/>
    </style:style>
    <style:style style:name="T320" style:parent-style-name="Domyślnaczcionkaakapitu" style:family="text">
      <style:text-properties fo:language="pl" fo:country="PL" style:language-asian="pl" style:country-asian="PL"/>
    </style:style>
    <style:style style:name="T321" style:parent-style-name="Domyślnaczcionkaakapitu" style:family="text">
      <style:text-properties fo:language="pl" fo:country="PL" style:language-asian="pl" style:country-asian="PL"/>
    </style:style>
    <style:style style:name="P322" style:parent-style-name="Nagłówek1" style:family="paragraph">
      <style:text-properties fo:language="pl" fo:country="PL"/>
    </style:style>
    <style:style style:name="P323" style:parent-style-name="Tekstpodstawowy" style:family="paragraph">
      <style:paragraph-properties fo:margin-top="0.0034in"/>
      <style:text-properties fo:font-size="13.5pt" style:font-size-asian="13.5pt" fo:language="pl" fo:country="PL"/>
    </style:style>
    <style:style style:name="P324" style:parent-style-name="Akapitzlistą" style:family="paragraph">
      <style:paragraph-properties fo:text-align="start" fo:margin-top="0in" fo:text-indent="-0.2208in">
        <style:tab-stops>
          <style:tab-stop style:type="left" style:position="0.0006in"/>
        </style:tab-stops>
      </style:paragraph-properties>
    </style:style>
    <style:style style:name="T325" style:parent-style-name="Domyślnaczcionkaakapitu" style:family="text">
      <style:text-properties fo:font-weight="bold" style:font-weight-asian="bold" style:text-scale="105%" fo:font-size="9.5pt" style:font-size-asian="9.5pt"/>
    </style:style>
    <style:style style:name="T326" style:parent-style-name="Domyślnaczcionkaakapitu" style:family="text">
      <style:text-properties fo:font-weight="bold" style:font-weight-asian="bold" fo:letter-spacing="-0.0076in" style:text-scale="105%" fo:font-size="9.5pt" style:font-size-asian="9.5pt"/>
    </style:style>
    <style:style style:name="T327" style:parent-style-name="Domyślnaczcionkaakapitu" style:family="text">
      <style:text-properties fo:font-weight="bold" style:font-weight-asian="bold" style:text-scale="105%" fo:font-size="9.5pt" style:font-size-asian="9.5pt"/>
    </style:style>
    <style:style style:name="P328" style:parent-style-name="Tekstpodstawowy" style:family="paragraph">
      <style:text-properties fo:font-size="10pt" style:font-size-asian="10pt"/>
    </style:style>
    <style:style style:name="P329" style:parent-style-name="Tekstpodstawowy" style:family="paragraph">
      <style:paragraph-properties fo:margin-top="0.0062in"/>
    </style:style>
    <style:style style:name="T330" style:parent-style-name="Domyślnaczcionkaakapitu" style:family="text">
      <style:text-properties fo:language="pl" fo:country="PL" style:language-asian="pl" style:country-asian="PL"/>
    </style:style>
    <style:style style:name="T331" style:parent-style-name="Domyślnaczcionkaakapitu" style:family="text">
      <style:text-properties fo:language="pl" fo:country="PL" style:language-asian="pl" style:country-asian="PL"/>
    </style:style>
    <style:style style:name="T332" style:parent-style-name="Domyślnaczcionkaakapitu" style:family="text">
      <style:text-properties fo:language="pl" fo:country="PL" style:language-asian="pl" style:country-asian="PL"/>
    </style:style>
    <style:style style:name="T333" style:parent-style-name="Domyślnaczcionkaakapitu" style:family="text">
      <style:text-properties fo:language="pl" fo:country="PL" style:language-asian="pl" style:country-asian="PL"/>
    </style:style>
    <style:style style:name="T334" style:parent-style-name="Domyślnaczcionkaakapitu" style:family="text">
      <style:text-properties fo:language="pl" fo:country="PL" style:language-asian="pl" style:country-asian="PL"/>
    </style:style>
    <style:style style:name="P335" style:parent-style-name="Tekstpodstawowy" style:family="paragraph">
      <style:paragraph-properties fo:margin-top="0.0069in"/>
      <style:text-properties fo:font-size="13.5pt" style:font-size-asian="13.5pt"/>
    </style:style>
    <style:style style:name="P336" style:parent-style-name="Tekstpodstawowy" style:family="paragraph">
      <style:paragraph-properties fo:margin-top="0.0069in"/>
      <style:text-properties fo:font-size="13.5pt" style:font-size-asian="13.5pt"/>
    </style:style>
    <style:style style:name="P337" style:parent-style-name="Tekstpodstawowy" style:family="paragraph">
      <style:paragraph-properties fo:margin-top="0.0069in"/>
      <style:text-properties fo:font-size="13.5pt" style:font-size-asian="13.5pt"/>
    </style:style>
    <style:style style:name="P338" style:parent-style-name="Tekstpodstawowy" style:family="paragraph">
      <style:paragraph-properties fo:margin-top="0.0069in"/>
      <style:text-properties fo:font-size="13.5pt" style:font-size-asian="13.5pt"/>
    </style:style>
    <style:style style:name="P339" style:parent-style-name="Tekstpodstawowy" style:family="paragraph">
      <style:paragraph-properties fo:margin-top="0.0069in"/>
      <style:text-properties fo:font-size="13.5pt" style:font-size-asian="13.5pt"/>
    </style:style>
    <style:style style:name="P340" style:parent-style-name="Akapitzlistą" style:family="paragraph">
      <style:paragraph-properties fo:text-align="start">
        <style:tab-stops>
          <style:tab-stop style:type="left" style:position="0.0006in"/>
        </style:tab-stops>
      </style:paragraph-properties>
    </style:style>
    <style:style style:name="T341" style:parent-style-name="Domyślnaczcionkaakapitu" style:family="text">
      <style:text-properties fo:font-weight="bold" style:font-weight-asian="bold" style:text-scale="105%" fo:font-size="9.5pt" style:font-size-asian="9.5pt" fo:language="pl" fo:country="PL"/>
    </style:style>
    <style:style style:name="T342" style:parent-style-name="Domyślnaczcionkaakapitu" style:family="text">
      <style:text-properties fo:font-weight="bold" style:font-weight-asian="bold" fo:letter-spacing="-0.0104in" style:text-scale="105%" fo:font-size="9.5pt" style:font-size-asian="9.5pt" fo:language="pl" fo:country="PL"/>
    </style:style>
    <style:style style:name="T343" style:parent-style-name="Domyślnaczcionkaakapitu" style:family="text">
      <style:text-properties fo:font-weight="bold" style:font-weight-asian="bold" style:text-scale="105%" fo:font-size="9.5pt" style:font-size-asian="9.5pt" fo:language="pl" fo:country="PL"/>
    </style:style>
    <style:style style:name="P344" style:parent-style-name="Normalny" style:family="paragraph">
      <style:paragraph-properties fo:margin-top="0.0354in" fo:margin-left="0.3458in">
        <style:tab-stops/>
      </style:paragraph-properties>
    </style:style>
    <style:style style:name="T345" style:parent-style-name="Domyślnaczcionkaakapitu" style:family="text">
      <style:text-properties fo:font-style="italic" style:font-style-asian="italic" fo:color="#454545" style:text-scale="105%" fo:font-size="9.5pt" style:font-size-asian="9.5pt" fo:language="pl" fo:country="PL"/>
    </style:style>
    <style:style style:name="P346" style:parent-style-name="Tekstpodstawowy" style:family="paragraph">
      <style:text-properties fo:font-weight="normal" style:font-weight-asian="normal" fo:font-style="italic" style:font-style-asian="italic" fo:font-size="11pt" style:font-size-asian="11pt" fo:language="pl" fo:country="PL"/>
    </style:style>
    <style:style style:name="P347" style:parent-style-name="Normalny" style:family="paragraph">
      <style:paragraph-properties fo:margin-top="0.0895in" fo:margin-left="1.0222in">
        <style:tab-stops>
          <style:tab-stop style:type="left" style:position="0.4687in"/>
          <style:tab-stop style:type="left" style:position="0.9375in"/>
          <style:tab-stop style:type="left" style:position="1.4062in"/>
          <style:tab-stop style:type="left" style:position="1.875in"/>
        </style:tab-stops>
      </style:paragraph-properties>
    </style:style>
    <style:style style:name="T348" style:parent-style-name="Domyślnaczcionkaakapitu" style:family="text">
      <style:text-properties fo:language="pl" fo:country="PL" style:language-asian="pl" style:country-asian="PL"/>
    </style:style>
    <style:style style:name="T349" style:parent-style-name="Domyślnaczcionkaakapitu" style:family="text">
      <style:text-properties fo:language="pl" fo:country="PL" style:language-asian="pl" style:country-asian="PL"/>
    </style:style>
    <style:style style:name="T350" style:parent-style-name="Domyślnaczcionkaakapitu" style:family="text">
      <style:text-properties fo:language="pl" fo:country="PL" style:language-asian="pl" style:country-asian="PL"/>
    </style:style>
    <style:style style:name="T351" style:parent-style-name="Domyślnaczcionkaakapitu" style:family="text">
      <style:text-properties fo:language="pl" fo:country="PL" style:language-asian="pl" style:country-asian="PL"/>
    </style:style>
    <style:style style:name="T352" style:parent-style-name="Domyślnaczcionkaakapitu" style:family="text">
      <style:text-properties fo:language="pl" fo:country="PL" style:language-asian="pl" style:country-asian="PL"/>
    </style:style>
    <style:style style:name="T353" style:parent-style-name="Domyślnaczcionkaakapitu" style:family="text">
      <style:text-properties style:text-scale="105%" fo:font-size="9.5pt" style:font-size-asian="9.5pt" fo:language="pl" fo:country="PL"/>
    </style:style>
    <style:style style:name="T354" style:parent-style-name="Domyślnaczcionkaakapitu" style:family="text">
      <style:text-properties style:text-scale="105%" fo:font-size="9.5pt" style:font-size-asian="9.5pt" fo:language="pl" fo:country="PL"/>
    </style:style>
    <style:style style:name="T355" style:parent-style-name="Domyślnaczcionkaakapitu" style:family="text">
      <style:text-properties style:text-scale="105%" fo:font-size="9.5pt" style:font-size-asian="9.5pt" fo:language="pl" fo:country="PL"/>
    </style:style>
    <style:style style:name="T356" style:parent-style-name="Domyślnaczcionkaakapitu" style:family="text">
      <style:text-properties style:text-scale="105%" fo:font-size="9.5pt" style:font-size-asian="9.5pt" fo:language="pl" fo:country="PL"/>
    </style:style>
    <style:style style:name="T357" style:parent-style-name="Domyślnaczcionkaakapitu" style:family="text">
      <style:text-properties style:text-scale="105%" fo:font-size="9.5pt" style:font-size-asian="9.5pt" fo:language="pl" fo:country="PL"/>
    </style:style>
    <style:style style:name="P358" style:parent-style-name="Tekstpodstawowy" style:family="paragraph">
      <style:paragraph-properties fo:margin-top="0.002in"/>
    </style:style>
    <style:style style:name="T359" style:parent-style-name="Domyślnaczcionkaakapitu" style:family="text">
      <style:text-properties fo:language="pl" fo:country="PL" style:language-asian="pl" style:country-asian="PL"/>
    </style:style>
    <style:style style:name="P360" style:parent-style-name="Normalny" style:family="paragraph">
      <style:paragraph-properties fo:margin-top="0.0534in" fo:margin-bottom="0.0868in" fo:margin-left="0.3513in">
        <style:tab-stops>
          <style:tab-stop style:type="left" style:position="2.9527in"/>
        </style:tab-stops>
      </style:paragraph-properties>
    </style:style>
    <style:style style:name="T361" style:parent-style-name="Domyślnaczcionkaakapitu" style:family="text">
      <style:text-properties fo:color="#666666" style:text-scale="105%" fo:font-size="9.5pt" style:font-size-asian="9.5pt" fo:language="pl" fo:country="PL"/>
    </style:style>
    <style:style style:name="T362" style:parent-style-name="Domyślnaczcionkaakapitu" style:family="text">
      <style:text-properties fo:color="#666666" style:text-scale="105%" fo:font-size="9.5pt" style:font-size-asian="9.5pt" fo:language="pl" fo:country="PL"/>
    </style:style>
    <style:style style:name="T363" style:parent-style-name="Domyślnaczcionkaakapitu" style:family="text">
      <style:text-properties fo:color="#666666" fo:letter-spacing="-0.002in" style:text-scale="105%" fo:font-size="9.5pt" style:font-size-asian="9.5pt" fo:language="pl" fo:country="PL"/>
    </style:style>
    <style:style style:name="T364" style:parent-style-name="Domyślnaczcionkaakapitu" style:family="text">
      <style:text-properties fo:color="#666666" style:text-scale="105%" fo:font-size="9.5pt" style:font-size-asian="9.5pt" fo:language="pl" fo:country="PL"/>
    </style:style>
    <style:style style:name="P365" style:parent-style-name="Tekstpodstawowy" style:family="paragraph">
      <style:paragraph-properties fo:line-height="0.0138in" fo:margin-left="0.3381in">
        <style:tab-stops/>
      </style:paragraph-properties>
    </style:style>
    <style:style style:name="T366" style:parent-style-name="Domyślnaczcionkaakapitu" style:family="text">
      <style:text-properties style:font-name="Times New Roman" fo:font-weight="normal" style:font-weight-asian="normal" fo:letter-spacing="0.0034in" fo:font-size="1pt" style:font-size-asian="1pt" fo:language="pl" fo:country="PL"/>
    </style:style>
    <style:style style:name="T367" style:parent-style-name="Domyślnaczcionkaakapitu" style:family="text">
      <style:text-properties fo:font-weight="normal" style:font-weight-asian="normal" fo:letter-spacing="0.0034in" fo:font-size="1pt" style:font-size-asian="1pt" fo:language="pl" fo:country="PL" style:language-asian="pl" style:country-asian="PL"/>
    </style:style>
    <style:style style:name="P368" style:parent-style-name="Tekstpodstawowy" style:family="paragraph">
      <style:paragraph-properties fo:margin-top="0.0062in"/>
      <style:text-properties fo:font-weight="normal" style:font-weight-asian="normal" fo:font-size="12.5pt" style:font-size-asian="12.5pt"/>
    </style:style>
    <style:style style:name="P369" style:parent-style-name="Akapitzlistą" style:family="paragraph">
      <style:paragraph-properties fo:text-align="start">
        <style:tab-stops>
          <style:tab-stop style:type="left" style:position="0.0006in"/>
        </style:tab-stops>
      </style:paragraph-properties>
    </style:style>
    <style:style style:name="T370" style:parent-style-name="Domyślnaczcionkaakapitu" style:family="text">
      <style:text-properties fo:font-weight="bold" style:font-weight-asian="bold" style:text-scale="105%" fo:font-size="9.5pt" style:font-size-asian="9.5pt" fo:language="pl" fo:country="PL"/>
    </style:style>
    <style:style style:name="P371" style:parent-style-name="Tekstpodstawowy" style:family="paragraph">
      <style:text-properties fo:font-size="10pt" style:font-size-asian="10pt" fo:language="pl" fo:country="PL"/>
    </style:style>
    <style:style style:name="P372" style:parent-style-name="Tekstpodstawowy" style:family="paragraph">
      <style:paragraph-properties fo:margin-top="0.0062in"/>
    </style:style>
    <style:style style:name="T373" style:parent-style-name="Domyślnaczcionkaakapitu" style:family="text">
      <style:text-properties fo:language="pl" fo:country="PL" style:language-asian="pl" style:country-asian="PL"/>
    </style:style>
    <style:style style:name="T374" style:parent-style-name="Domyślnaczcionkaakapitu" style:family="text">
      <style:text-properties fo:language="pl" fo:country="PL" style:language-asian="pl" style:country-asian="PL"/>
    </style:style>
    <style:style style:name="T375" style:parent-style-name="Domyślnaczcionkaakapitu" style:family="text">
      <style:text-properties fo:language="pl" fo:country="PL" style:language-asian="pl" style:country-asian="PL"/>
    </style:style>
    <style:style style:name="T376" style:parent-style-name="Domyślnaczcionkaakapitu" style:family="text">
      <style:text-properties fo:language="pl" fo:country="PL" style:language-asian="pl" style:country-asian="PL"/>
    </style:style>
    <style:style style:name="T377" style:parent-style-name="Domyślnaczcionkaakapitu" style:family="text">
      <style:text-properties fo:language="pl" fo:country="PL" style:language-asian="pl" style:country-asian="PL"/>
    </style:style>
    <style:style style:name="P378" style:parent-style-name="Tekstpodstawowy" style:family="paragraph">
      <style:paragraph-properties fo:margin-top="0.0069in"/>
      <style:text-properties fo:font-size="13.5pt" style:font-size-asian="13.5pt" fo:language="pl" fo:country="PL"/>
    </style:style>
    <style:style style:name="P379" style:parent-style-name="Tekstpodstawowy" style:family="paragraph">
      <style:paragraph-properties fo:margin-top="0.0069in"/>
      <style:text-properties fo:font-size="13.5pt" style:font-size-asian="13.5pt" fo:language="pl" fo:country="PL"/>
    </style:style>
    <style:style style:name="P380" style:parent-style-name="Tekstpodstawowy" style:family="paragraph">
      <style:paragraph-properties fo:margin-top="0.0069in"/>
      <style:text-properties fo:font-size="13.5pt" style:font-size-asian="13.5pt" fo:language="pl" fo:country="PL"/>
    </style:style>
    <style:style style:name="P381" style:parent-style-name="Tekstpodstawowy" style:family="paragraph">
      <style:paragraph-properties fo:margin-top="0.0069in"/>
      <style:text-properties fo:font-size="13.5pt" style:font-size-asian="13.5pt" fo:language="pl" fo:country="PL"/>
    </style:style>
    <style:style style:name="P382" style:parent-style-name="Akapitzlistą" style:family="paragraph">
      <style:paragraph-properties fo:margin-top="0.0687in" fo:text-indent="-0.2208in">
        <style:tab-stops>
          <style:tab-stop style:type="left" style:position="0.0006in"/>
        </style:tab-stops>
      </style:paragraph-properties>
    </style:style>
    <style:style style:name="T383" style:parent-style-name="Domyślnaczcionkaakapitu" style:family="text">
      <style:text-properties fo:font-weight="bold" style:font-weight-asian="bold" style:text-scale="105%" fo:font-size="9.5pt" style:font-size-asian="9.5pt" fo:language="pl" fo:country="PL"/>
    </style:style>
    <style:style style:name="T384" style:parent-style-name="Domyślnaczcionkaakapitu" style:family="text">
      <style:text-properties fo:font-weight="bold" style:font-weight-asian="bold" fo:letter-spacing="-0.009in" style:text-scale="105%" fo:font-size="9.5pt" style:font-size-asian="9.5pt" fo:language="pl" fo:country="PL"/>
    </style:style>
    <style:style style:name="T385" style:parent-style-name="Domyślnaczcionkaakapitu" style:family="text">
      <style:text-properties fo:font-weight="bold" style:font-weight-asian="bold" style:text-scale="105%" fo:font-size="9.5pt" style:font-size-asian="9.5pt" fo:language="pl" fo:country="PL"/>
    </style:style>
    <style:style style:name="P386" style:parent-style-name="Tekstpodstawowy" style:family="paragraph">
      <style:text-properties fo:font-size="10pt" style:font-size-asian="10pt" fo:language="pl" fo:country="PL"/>
    </style:style>
    <style:style style:name="P387" style:parent-style-name="Tekstpodstawowy" style:family="paragraph">
      <style:paragraph-properties fo:margin-top="0.0062in"/>
    </style:style>
    <style:style style:name="T388" style:parent-style-name="Domyślnaczcionkaakapitu" style:family="text">
      <style:text-properties fo:language="pl" fo:country="PL" style:language-asian="pl" style:country-asian="PL"/>
    </style:style>
    <style:style style:name="T389" style:parent-style-name="Domyślnaczcionkaakapitu" style:family="text">
      <style:text-properties fo:language="pl" fo:country="PL" style:language-asian="pl" style:country-asian="PL"/>
    </style:style>
    <style:style style:name="T390" style:parent-style-name="Domyślnaczcionkaakapitu" style:family="text">
      <style:text-properties fo:language="pl" fo:country="PL" style:language-asian="pl" style:country-asian="PL"/>
    </style:style>
    <style:style style:name="T391" style:parent-style-name="Domyślnaczcionkaakapitu" style:family="text">
      <style:text-properties fo:language="pl" fo:country="PL" style:language-asian="pl" style:country-asian="PL"/>
    </style:style>
    <style:style style:name="T392" style:parent-style-name="Domyślnaczcionkaakapitu" style:family="text">
      <style:text-properties fo:language="pl" fo:country="PL" style:language-asian="pl" style:country-asian="PL"/>
    </style:style>
    <style:style style:name="P393" style:parent-style-name="Tekstpodstawowy" style:family="paragraph">
      <style:paragraph-properties fo:margin-top="0.0069in"/>
      <style:text-properties fo:font-size="13.5pt" style:font-size-asian="13.5pt" fo:language="pl" fo:country="PL"/>
    </style:style>
    <style:style style:name="P394" style:parent-style-name="Tekstpodstawowy" style:family="paragraph">
      <style:paragraph-properties fo:margin-top="0.0069in"/>
      <style:text-properties fo:font-size="13.5pt" style:font-size-asian="13.5pt" fo:language="pl" fo:country="PL"/>
    </style:style>
    <style:style style:name="P395" style:parent-style-name="Tekstpodstawowy" style:family="paragraph">
      <style:paragraph-properties fo:margin-top="0.0069in"/>
      <style:text-properties fo:font-size="13.5pt" style:font-size-asian="13.5pt" fo:language="pl" fo:country="PL"/>
    </style:style>
    <style:style style:name="P396" style:parent-style-name="Tekstpodstawowy" style:family="paragraph">
      <style:paragraph-properties fo:margin-top="0.0069in"/>
      <style:text-properties fo:font-size="13.5pt" style:font-size-asian="13.5pt" fo:language="pl" fo:country="PL"/>
    </style:style>
    <style:style style:name="P397" style:parent-style-name="Normalny" style:family="paragraph">
      <style:text-properties fo:font-size="13.5pt" style:font-size-asian="13.5pt" fo:language="pl" fo:country="PL"/>
    </style:style>
    <style:style style:name="P398" style:parent-style-name="Tekstpodstawowy" style:family="paragraph">
      <style:paragraph-properties fo:margin-top="0.0034in"/>
      <style:text-properties fo:font-size="13.5pt" style:font-size-asian="13.5pt"/>
    </style:style>
    <style:style style:name="P399" style:parent-style-name="Akapitzlistą" style:family="paragraph">
      <style:paragraph-properties>
        <style:tab-stops>
          <style:tab-stop style:type="left" style:position="-0.0277in"/>
        </style:tab-stops>
      </style:paragraph-properties>
    </style:style>
    <style:style style:name="T400" style:parent-style-name="Domyślnaczcionkaakapitu" style:family="text">
      <style:text-properties fo:font-weight="bold" style:font-weight-asian="bold" style:text-scale="105%" fo:font-size="9.5pt" style:font-size-asian="9.5pt" fo:language="pl" fo:country="PL"/>
    </style:style>
    <style:style style:name="T401" style:parent-style-name="Domyślnaczcionkaakapitu" style:family="text">
      <style:text-properties fo:font-weight="bold" style:font-weight-asian="bold" fo:letter-spacing="-0.009in" style:text-scale="105%" fo:font-size="9.5pt" style:font-size-asian="9.5pt" fo:language="pl" fo:country="PL"/>
    </style:style>
    <style:style style:name="T402" style:parent-style-name="Domyślnaczcionkaakapitu" style:family="text">
      <style:text-properties fo:font-weight="bold" style:font-weight-asian="bold" style:text-scale="105%" fo:font-size="9.5pt" style:font-size-asian="9.5pt" fo:language="pl" fo:country="PL"/>
    </style:style>
    <style:style style:name="P403" style:parent-style-name="Tekstpodstawowy" style:family="paragraph">
      <style:text-properties fo:font-size="10pt" style:font-size-asian="10pt" fo:language="pl" fo:country="PL"/>
    </style:style>
    <style:style style:name="P404" style:parent-style-name="Tekstpodstawowy" style:family="paragraph">
      <style:paragraph-properties fo:margin-top="0.0062in"/>
    </style:style>
    <style:style style:name="T405" style:parent-style-name="Domyślnaczcionkaakapitu" style:family="text">
      <style:text-properties fo:language="pl" fo:country="PL" style:language-asian="pl" style:country-asian="PL"/>
    </style:style>
    <style:style style:name="T406" style:parent-style-name="Domyślnaczcionkaakapitu" style:family="text">
      <style:text-properties fo:language="pl" fo:country="PL" style:language-asian="pl" style:country-asian="PL"/>
    </style:style>
    <style:style style:name="T407" style:parent-style-name="Domyślnaczcionkaakapitu" style:family="text">
      <style:text-properties fo:language="pl" fo:country="PL" style:language-asian="pl" style:country-asian="PL"/>
    </style:style>
    <style:style style:name="T408" style:parent-style-name="Domyślnaczcionkaakapitu" style:family="text">
      <style:text-properties fo:language="pl" fo:country="PL" style:language-asian="pl" style:country-asian="PL"/>
    </style:style>
    <style:style style:name="T409" style:parent-style-name="Domyślnaczcionkaakapitu" style:family="text">
      <style:text-properties fo:language="pl" fo:country="PL" style:language-asian="pl" style:country-asian="PL"/>
    </style:style>
    <style:style style:name="P410" style:parent-style-name="Tekstpodstawowy" style:family="paragraph">
      <style:paragraph-properties fo:margin-top="0.0069in"/>
      <style:text-properties fo:font-size="13.5pt" style:font-size-asian="13.5pt" fo:language="pl" fo:country="PL"/>
    </style:style>
    <style:style style:name="P411" style:parent-style-name="Tekstpodstawowy" style:family="paragraph">
      <style:paragraph-properties fo:margin-top="0.0069in"/>
      <style:text-properties fo:font-size="13.5pt" style:font-size-asian="13.5pt" fo:language="pl" fo:country="PL"/>
    </style:style>
    <style:style style:name="P412" style:parent-style-name="Tekstpodstawowy" style:family="paragraph">
      <style:paragraph-properties fo:margin-top="0.0069in"/>
      <style:text-properties fo:font-size="13.5pt" style:font-size-asian="13.5pt" fo:language="pl" fo:country="PL"/>
    </style:style>
    <style:style style:name="P413" style:parent-style-name="Normalny" style:family="paragraph">
      <style:text-properties fo:language="pl" fo:country="PL"/>
    </style:style>
    <style:style style:family="graphic" style:name="a122">
      <style:graphic-properties draw:fill="none" draw:stroke="solid" svg:stroke-width="0.01042in" svg:stroke-color="#d2d7d2" svg:stroke-opacity="100%" draw:stroke-linejoin="round"/>
    </style:style>
    <style:style style:family="graphic" style:name="a123">
      <style:graphic-properties draw:fill="none" draw:stroke="solid" svg:stroke-width="0.01042in" svg:stroke-color="#d2d7d2" svg:stroke-opacity="100%" draw:stroke-linejoin="round"/>
    </style:style>
    <style:style style:family="graphic" style:name="a124">
      <style:graphic-properties draw:fill="none" draw:stroke="solid" svg:stroke-width="0.01042in" svg:stroke-color="#d2d7d2" svg:stroke-opacity="100%" draw:stroke-linejoin="round"/>
    </style:style>
    <style:style style:family="graphic" style:name="a30">
      <style:graphic-properties draw:fill="none" draw:stroke="solid" svg:stroke-width="0.01042in" svg:stroke-color="#d2d7d2" svg:stroke-opacity="100%" draw:stroke-linejoin="round"/>
    </style:style>
    <style:style style:family="graphic" style:name="a125">
      <style:graphic-properties draw:fill="none" draw:stroke="solid" svg:stroke-width="0.01042in" svg:stroke-color="#d2d7d2" svg:stroke-opacity="100%" draw:stroke-linejoin="round"/>
    </style:style>
    <style:style style:family="graphic" style:name="a31">
      <style:graphic-properties draw:fill="none" draw:stroke="solid" svg:stroke-width="0.01042in" svg:stroke-color="#d2d7d2" svg:stroke-opacity="100%" draw:stroke-linejoin="round"/>
    </style:style>
    <style:style style:family="graphic" style:name="a126">
      <style:graphic-properties draw:fill="none" draw:stroke="solid" svg:stroke-width="0.01042in" svg:stroke-color="#d2d7d2" svg:stroke-opacity="100%" draw:stroke-linejoin="round"/>
    </style:style>
    <style:style style:family="graphic" style:name="a32">
      <style:graphic-properties draw:fill="none" draw:stroke="solid" svg:stroke-width="0.01042in" svg:stroke-color="#d2d7d2" svg:stroke-opacity="100%" draw:stroke-linejoin="round"/>
    </style:style>
    <style:style style:family="graphic" style:name="a127">
      <style:graphic-properties style:wrap="none" style:horizontal-rel="page" style:vertical-rel="paragraph" style:horizontal-pos="from-left" style:vertical-pos="from-top"/>
    </style:style>
    <style:style style:family="graphic" style:name="a33">
      <style:graphic-properties draw:fill="none" draw:stroke="solid" svg:stroke-width="0.01042in" svg:stroke-color="#d2d7d2" svg:stroke-opacity="100%" draw:stroke-linejoin="round"/>
    </style:style>
    <style:style style:family="graphic" style:name="a128">
      <style:graphic-properties draw:fill="none" draw:stroke="solid" svg:stroke-width="0.01042in" svg:stroke-color="#d2d7d2" svg:stroke-opacity="100%" draw:stroke-linejoin="round"/>
    </style:style>
    <style:style style:family="graphic" style:name="a34">
      <style:graphic-properties style:wrap="none" style:horizontal-rel="page" style:vertical-rel="paragraph" style:horizontal-pos="from-left" style:vertical-pos="from-top"/>
    </style:style>
    <style:style style:family="graphic" style:name="a129">
      <style:graphic-properties draw:fill="none" draw:stroke="solid" svg:stroke-width="0.01042in" svg:stroke-color="#d2d7d2" svg:stroke-opacity="100%" draw:stroke-linejoin="round"/>
    </style:style>
    <style:style style:family="graphic" style:name="a35">
      <style:graphic-properties draw:fill="none" draw:stroke="solid" svg:stroke-width="0.01042in" svg:stroke-color="#d2d7d2" svg:stroke-opacity="100%" draw:stroke-linejoin="round"/>
    </style:style>
    <style:style style:family="graphic" style:name="a36">
      <style:graphic-properties draw:fill="none" draw:stroke="solid" svg:stroke-width="0.01042in" svg:stroke-color="#d2d7d2" svg:stroke-opacity="100%" draw:stroke-linejoin="round"/>
    </style:style>
    <style:style style:family="graphic" style:name="a37">
      <style:graphic-properties draw:fill="none" draw:stroke="solid" svg:stroke-width="0.01042in" svg:stroke-color="#d2d7d2" svg:stroke-opacity="100%" draw:stroke-linejoin="round"/>
    </style:style>
    <style:style style:family="graphic" style:name="a38">
      <style:graphic-properties draw:fill="none" draw:stroke="solid" svg:stroke-width="0.01042in" svg:stroke-color="#d2d7d2" svg:stroke-opacity="100%" draw:stroke-linejoin="round"/>
    </style:style>
    <style:style style:family="graphic" style:name="a39">
      <style:graphic-properties draw:fill="none" draw:stroke="solid" svg:stroke-width="0.01042in" svg:stroke-color="#d2d7d2" svg:stroke-opacity="100%" draw:stroke-linejoin="round"/>
    </style:style>
    <style:style style:family="graphic" style:name="a80">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81">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82">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83">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84">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85">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86">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87">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88">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89">
      <style:graphic-properties draw:fill="none" draw:stroke="solid" svg:stroke-width="0.01042in" svg:stroke-color="#d2d7d2" svg:stroke-opacity="100%" draw:stroke-linejoin="round"/>
    </style:style>
    <style:style style:family="graphic" style:name="a130">
      <style:graphic-properties draw:fill="none" draw:stroke="solid" svg:stroke-width="0.01042in" svg:stroke-color="#d2d7d2" svg:stroke-opacity="100%" draw:stroke-linejoin="round"/>
    </style:style>
    <style:style style:family="graphic" style:name="a131">
      <style:graphic-properties draw:fill="none" draw:stroke="solid" svg:stroke-width="0.01042in" svg:stroke-color="#d2d7d2" svg:stroke-opacity="100%" draw:stroke-linejoin="round"/>
    </style:style>
    <style:style style:family="graphic" style:name="a132">
      <style:graphic-properties draw:fill="none" draw:stroke="solid" svg:stroke-width="0.01042in" svg:stroke-color="#d2d7d2" svg:stroke-opacity="100%" draw:stroke-linejoin="round"/>
    </style:style>
    <style:style style:family="graphic" style:name="a133">
      <style:graphic-properties draw:fill="none" draw:stroke="solid" svg:stroke-width="0.01042in" svg:stroke-color="#d2d7d2" svg:stroke-opacity="100%" draw:stroke-linejoin="round"/>
    </style:style>
    <style:style style:family="graphic" style:name="a134">
      <style:graphic-properties draw:fill="none" draw:stroke="solid" svg:stroke-width="0.01042in" svg:stroke-color="#d2d7d2" svg:stroke-opacity="100%" draw:stroke-linejoin="round"/>
    </style:style>
    <style:style style:family="graphic" style:name="a40">
      <style:graphic-properties draw:fill="none" draw:stroke="solid" svg:stroke-width="0.01042in" svg:stroke-color="#d2d7d2" svg:stroke-opacity="100%" draw:stroke-linejoin="round"/>
    </style:style>
    <style:style style:family="graphic" style:name="a135">
      <style:graphic-properties/>
    </style:style>
    <style:style style:family="graphic" style:name="a41">
      <style:graphic-properties draw:fill="none" draw:stroke="solid" svg:stroke-width="0.01042in" svg:stroke-color="#d2d7d2" svg:stroke-opacity="100%" draw:stroke-linejoin="round"/>
    </style:style>
    <style:style style:family="graphic" style:name="a136">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42">
      <style:graphic-properties/>
    </style:style>
    <style:style style:family="graphic" style:name="a137">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43">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38">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44">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39">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45">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46">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47">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48">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49">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90">
      <style:graphic-properties draw:fill="none" draw:stroke="solid" svg:stroke-width="0.01042in" svg:stroke-color="#d2d7d2" svg:stroke-opacity="100%" draw:stroke-linejoin="round"/>
    </style:style>
    <style:style style:family="graphic" style:name="a91">
      <style:graphic-properties draw:fill="none" draw:stroke="solid" svg:stroke-width="0.01042in" svg:stroke-color="#d2d7d2" svg:stroke-opacity="100%" draw:stroke-linejoin="round"/>
    </style:style>
    <style:style style:family="graphic" style:name="a92">
      <style:graphic-properties draw:fill="none" draw:stroke="solid" svg:stroke-width="0.01042in" svg:stroke-color="#d2d7d2" svg:stroke-opacity="100%" draw:stroke-linejoin="round"/>
    </style:style>
    <style:style style:family="graphic" style:name="a93">
      <style:graphic-properties draw:fill="none" draw:stroke="solid" svg:stroke-width="0.01042in" svg:stroke-color="#d2d7d2" svg:stroke-opacity="100%" draw:stroke-linejoin="round"/>
    </style:style>
    <style:style style:family="graphic" style:name="a94">
      <style:graphic-properties draw:fill="none" draw:stroke="solid" svg:stroke-width="0.01042in" svg:stroke-color="#d2d7d2" svg:stroke-opacity="100%" draw:stroke-linejoin="round"/>
    </style:style>
    <style:style style:family="graphic" style:name="a95">
      <style:graphic-properties draw:fill="none" draw:stroke="solid" svg:stroke-width="0.01042in" svg:stroke-color="#d2d7d2" svg:stroke-opacity="100%" draw:stroke-linejoin="round"/>
    </style:style>
    <style:style style:family="graphic" style:name="a96">
      <style:graphic-properties style:wrap="none" style:horizontal-rel="page" style:vertical-rel="paragraph" style:horizontal-pos="from-left" style:vertical-pos="from-top"/>
    </style:style>
    <style:style style:family="graphic" style:name="a97">
      <style:graphic-properties draw:fill="none" draw:stroke="solid" svg:stroke-width="0.01042in" svg:stroke-color="#d2d7d2" svg:stroke-opacity="100%" draw:stroke-linejoin="round"/>
    </style:style>
    <style:style style:family="graphic" style:name="a98">
      <style:graphic-properties draw:fill="none" draw:stroke="solid" svg:stroke-width="0.01042in" svg:stroke-color="#d2d7d2" svg:stroke-opacity="100%" draw:stroke-linejoin="round"/>
    </style:style>
    <style:style style:family="graphic" style:name="a99">
      <style:graphic-properties draw:fill="none" draw:stroke="solid" svg:stroke-width="0.01042in" svg:stroke-color="#d2d7d2" svg:stroke-opacity="100%" draw:stroke-linejoin="round"/>
    </style:style>
    <style:style style:family="graphic" style:name="a140">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41">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42">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43">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44">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50">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45">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51">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46">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52">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47">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53">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148">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54">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149">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55">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56">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57">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58">
      <style:graphic-properties draw:fill="none" draw:stroke="solid" svg:stroke-width="0.01042in" svg:stroke-color="#d2d7d2" svg:stroke-opacity="100%" draw:stroke-linejoin="round"/>
    </style:style>
    <style:style style:family="graphic" style:name="a59">
      <style:graphic-properties draw:fill="none" draw:stroke="solid" svg:stroke-width="0.01042in" svg:stroke-color="#d2d7d2" svg:stroke-opacity="100%" draw:stroke-linejoin="round"/>
    </style:style>
    <style:style style:family="graphic" style:name="a0">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2">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3">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4">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00">
      <style:graphic-properties draw:fill="none" draw:stroke="solid" svg:stroke-width="0.01042in" svg:stroke-color="#d2d7d2" svg:stroke-opacity="100%" draw:stroke-linejoin="round"/>
    </style:style>
    <style:style style:family="graphic" style:name="a5">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01">
      <style:graphic-properties draw:fill="none" draw:stroke="solid" svg:stroke-width="0.01042in" svg:stroke-color="#d2d7d2" svg:stroke-opacity="100%" draw:stroke-linejoin="round"/>
    </style:style>
    <style:style style:family="graphic" style:name="a6">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02">
      <style:graphic-properties draw:fill="none" draw:stroke="solid" svg:stroke-width="0.01042in" svg:stroke-color="#d2d7d2" svg:stroke-opacity="100%" draw:stroke-linejoin="round"/>
    </style:style>
    <style:style style:family="graphic" style:name="a7">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03">
      <style:graphic-properties draw:fill="none" draw:stroke="solid" svg:stroke-width="0.01042in" svg:stroke-color="#d2d7d2" svg:stroke-opacity="100%" draw:stroke-linejoin="round"/>
    </style:style>
    <style:style style:family="graphic" style:name="a8">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04">
      <style:graphic-properties/>
    </style:style>
    <style:style style:family="graphic" style:name="a9">
      <style:graphic-properties style:wrap="run-through" style:run-through="foreground" draw:fill="none" draw:stroke="solid" svg:stroke-width="0.01042in" svg:stroke-color="#999999" svg:stroke-opacity="100%" draw:stroke-linejoin="round" style:horizontal-rel="page" style:vertical-rel="paragraph" style:horizontal-pos="from-left" style:vertical-pos="from-top"/>
    </style:style>
    <style:style style:family="graphic" style:name="a105">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0">
      <style:graphic-properties style:wrap="run-through" style:run-through="foreground" draw:fill="none" draw:stroke="solid" svg:stroke-width="0.01042in" svg:stroke-color="#999999" svg:stroke-opacity="100%" draw:stroke-linejoin="round" style:horizontal-rel="page" style:vertical-rel="paragraph" style:horizontal-pos="from-left" style:vertical-pos="from-top"/>
    </style:style>
    <style:style style:family="graphic" style:name="a106">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1">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07">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2">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08">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3">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09">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4">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5">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6">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7">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8">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9">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50">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60">
      <style:graphic-properties draw:fill="none" draw:stroke="solid" svg:stroke-width="0.01042in" svg:stroke-color="#d2d7d2" svg:stroke-opacity="100%" draw:stroke-linejoin="round"/>
    </style:style>
    <style:style style:family="graphic" style:name="a61">
      <style:graphic-properties draw:fill="none" draw:stroke="solid" svg:stroke-width="0.01042in" svg:stroke-color="#d2d7d2" svg:stroke-opacity="100%" draw:stroke-linejoin="round"/>
    </style:style>
    <style:style style:family="graphic" style:name="a62">
      <style:graphic-properties draw:fill="none" draw:stroke="solid" svg:stroke-width="0.01042in" svg:stroke-color="#d2d7d2" svg:stroke-opacity="100%" draw:stroke-linejoin="round"/>
    </style:style>
    <style:style style:family="graphic" style:name="a63">
      <style:graphic-properties draw:fill="none" draw:stroke="solid" svg:stroke-width="0.01042in" svg:stroke-color="#d2d7d2" svg:stroke-opacity="100%" draw:stroke-linejoin="round"/>
    </style:style>
    <style:style style:family="graphic" style:name="a64">
      <style:graphic-properties draw:fill="none" draw:stroke="solid" svg:stroke-width="0.01042in" svg:stroke-color="#d2d7d2" svg:stroke-opacity="100%" draw:stroke-linejoin="round"/>
    </style:style>
    <style:style style:family="graphic" style:name="a65">
      <style:graphic-properties style:wrap="none" style:horizontal-rel="page" style:vertical-rel="paragraph" style:horizontal-pos="from-left" style:vertical-pos="from-top"/>
    </style:style>
    <style:style style:family="graphic" style:name="a66">
      <style:graphic-properties draw:fill="none" draw:stroke="solid" svg:stroke-width="0.01042in" svg:stroke-color="#d2d7d2" svg:stroke-opacity="100%" draw:stroke-linejoin="round"/>
    </style:style>
    <style:style style:family="graphic" style:name="a67">
      <style:graphic-properties draw:fill="none" draw:stroke="solid" svg:stroke-width="0.01042in" svg:stroke-color="#d2d7d2" svg:stroke-opacity="100%" draw:stroke-linejoin="round"/>
    </style:style>
    <style:style style:family="graphic" style:name="a68">
      <style:graphic-properties draw:fill="none" draw:stroke="solid" svg:stroke-width="0.01042in" svg:stroke-color="#d2d7d2" svg:stroke-opacity="100%" draw:stroke-linejoin="round"/>
    </style:style>
    <style:style style:family="graphic" style:name="a69">
      <style:graphic-properties draw:fill="none" draw:stroke="solid" svg:stroke-width="0.01042in" svg:stroke-color="#d2d7d2" svg:stroke-opacity="100%" draw:stroke-linejoin="round"/>
    </style:style>
    <style:style style:family="graphic" style:name="a110">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11">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12">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13">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14">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20">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15">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21">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16">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22">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117">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23">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118">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24">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119">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25">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26">
      <style:graphic-properties style:wrap="run-through" style:run-through="background" draw:fill="none" draw:stroke="solid" svg:stroke-width="0.01042in" svg:stroke-color="#999999" svg:stroke-opacity="100%" draw:stroke-linejoin="round" style:horizontal-rel="page" style:vertical-rel="paragraph" style:horizontal-pos="from-left" style:vertical-pos="from-top"/>
    </style:style>
    <style:style style:family="graphic" style:name="a27">
      <style:graphic-properties draw:fill="none" draw:stroke="solid" svg:stroke-width="0.01042in" svg:stroke-color="#d2d7d2" svg:stroke-opacity="100%" draw:stroke-linejoin="round"/>
    </style:style>
    <style:style style:family="graphic" style:name="a28">
      <style:graphic-properties draw:fill="none" draw:stroke="solid" svg:stroke-width="0.01042in" svg:stroke-color="#d2d7d2" svg:stroke-opacity="100%" draw:stroke-linejoin="round"/>
    </style:style>
    <style:style style:family="graphic" style:name="a29">
      <style:graphic-properties draw:fill="none" draw:stroke="solid" svg:stroke-width="0.01042in" svg:stroke-color="#d2d7d2" svg:stroke-opacity="100%" draw:stroke-linejoin="round"/>
    </style:style>
    <style:style style:family="graphic" style:name="a70">
      <style:graphic-properties draw:fill="none" draw:stroke="solid" svg:stroke-width="0.01042in" svg:stroke-color="#d2d7d2" svg:stroke-opacity="100%" draw:stroke-linejoin="round"/>
    </style:style>
    <style:style style:family="graphic" style:name="a71">
      <style:graphic-properties draw:fill="none" draw:stroke="solid" svg:stroke-width="0.01042in" svg:stroke-color="#d2d7d2" svg:stroke-opacity="100%" draw:stroke-linejoin="round"/>
    </style:style>
    <style:style style:family="graphic" style:name="a72">
      <style:graphic-properties draw:fill="none" draw:stroke="solid" svg:stroke-width="0.01042in" svg:stroke-color="#d2d7d2" svg:stroke-opacity="100%" draw:stroke-linejoin="round"/>
    </style:style>
    <style:style style:family="graphic" style:name="a73">
      <style:graphic-properties/>
    </style:style>
    <style:style style:family="graphic" style:name="a74">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75">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76">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77">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78">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79">
      <style:graphic-properties style:wrap="none" draw:fill="none" draw:stroke="solid" svg:stroke-width="0.01042in" svg:stroke-color="#cccccc" svg:stroke-opacity="100%" draw:stroke-linejoin="round" style:horizontal-rel="page" style:vertical-rel="paragraph" style:horizontal-pos="from-left" style:vertical-pos="from-top"/>
    </style:style>
    <style:style style:family="graphic" style:name="a120">
      <style:graphic-properties draw:fill="none" draw:stroke="solid" svg:stroke-width="0.01042in" svg:stroke-color="#d2d7d2" svg:stroke-opacity="100%" draw:stroke-linejoin="round"/>
    </style:style>
    <style:style style:family="graphic" style:name="a121">
      <style:graphic-properties draw:fill="none" draw:stroke="solid" svg:stroke-width="0.01042in" svg:stroke-color="#d2d7d2" svg:stroke-opacity="100%" draw:stroke-linejoin="round"/>
    </style:style>
  </office:automatic-styles>
  <office:body>
    <office:text text:use-soft-page-breaks="true">
      <text:p text:style-name="P1">Protokół realizacji projektu<text:s/>ALGORYTMY</text:p>
      <text:p text:style-name="P2"><text:span text:style-name="T3">*Wymagane</text:span></text:p>
      <text:p text:style-name="P4"/>
      <text:p text:style-name="P5"/>
      <text:list text:style-name="LFO2" text:continue-numbering="true">
        <text:list-item>
          <text:p text:style-name="P6"><text:span text:style-name="T7">Imię i nazwisko</text:span><text:span text:style-name="T8"><text:s/></text:span><text:span text:style-name="T9">*</text:span></text:p>
        </text:list-item>
      </text:list>
      <text:p text:style-name="P10"/>
      <text:p text:style-name="P11"><text:span text:style-name="T12"><draw:connector draw:type="line" svg:x1="1.23264in" svg:y1="0.15069in" svg:x2="6.74444in" svg:y2="0.15069in" draw:z-index="251674112" draw:id="id0" draw:style-name="a0" draw:name="Łącznik prosty 151" text:anchor-type="paragraph"><svg:title/><svg:desc/></draw:connector></text:span></text:p>
      <text:p text:style-name="P13"/>
      <text:list text:style-name="LFO2" text:continue-numbering="true">
        <text:list-item>
          <text:p text:style-name="P14"><text:span text:style-name="T15">Nazwa szkoły</text:span><text:span text:style-name="T16"><text:s/></text:span><text:span text:style-name="T17">*</text:span></text:p>
        </text:list-item>
      </text:list>
      <text:p text:style-name="P18"/>
      <text:p text:style-name="P19"><text:span text:style-name="T20"><draw:connector draw:type="line" svg:x1="1.23264in" svg:y1="0.15069in" svg:x2="6.74444in" svg:y2="0.15069in" draw:z-index="251675136" draw:id="id1" draw:style-name="a1" draw:name="Łącznik prosty 150" text:anchor-type="paragraph"><svg:title/><svg:desc/></draw:connector></text:span></text:p>
      <text:p text:style-name="P21"/>
      <text:h text:style-name="Nagłówek1" text:outline-level="1">Informacje o grupie</text:h>
      <text:p text:style-name="P22"/>
      <text:list text:style-name="LFO2" text:continue-numbering="true">
        <text:list-item>
          <text:p text:style-name="P23"><text:span text:style-name="T24">Ilość</text:span><text:span text:style-name="T25"><text:s/></text:span><text:span text:style-name="T26">chłopców<text:s/></text:span><text:span text:style-name="T27">*</text:span></text:p>
        </text:list-item>
      </text:list>
      <text:p text:style-name="P28"/>
      <text:p text:style-name="P29"><text:span text:style-name="T30"><draw:connector draw:type="line" svg:x1="1.23264in" svg:y1="0.15069in" svg:x2="6.74444in" svg:y2="0.15069in" draw:z-index="251676160" draw:id="id2" draw:style-name="a2" draw:name="Łącznik prosty 149" text:anchor-type="paragraph"><svg:title/><svg:desc/></draw:connector></text:span></text:p>
      <text:p text:style-name="P31"/>
      <text:list text:style-name="LFO2" text:continue-numbering="true">
        <text:list-item>
          <text:p text:style-name="P32"><text:span text:style-name="T33">Ilość</text:span><text:span text:style-name="T34"><text:s/></text:span><text:span text:style-name="T35">dziewcząt<text:s/></text:span><text:span text:style-name="T36">*</text:span></text:p>
        </text:list-item>
      </text:list>
      <text:p text:style-name="P37"/>
      <text:p text:style-name="P38"><text:span text:style-name="T39"><draw:connector draw:type="line" svg:x1="1.23264in" svg:y1="0.15069in" svg:x2="6.74444in" svg:y2="0.15069in" draw:z-index="251677184" draw:id="id3" draw:style-name="a3" draw:name="Łącznik prosty 148" text:anchor-type="paragraph"><svg:title/><svg:desc/></draw:connector></text:span></text:p>
      <text:p text:style-name="P40"/>
      <text:list text:style-name="LFO2" text:continue-numbering="true">
        <text:list-item>
          <text:p text:style-name="P41"><text:span text:style-name="T42">Klasa<text:s/></text:span><text:span text:style-name="T43">*</text:span></text:p>
        </text:list-item>
      </text:list>
      <text:p text:style-name="P44"/>
      <text:p text:style-name="P45"><text:span text:style-name="T46"><draw:connector draw:type="line" svg:x1="1.23264in" svg:y1="0.15069in" svg:x2="6.74444in" svg:y2="0.15069in" draw:z-index="251678208" draw:id="id4" draw:style-name="a4" draw:name="Łącznik prosty 147" text:anchor-type="paragraph"><svg:title/><svg:desc/></draw:connector></text:span></text:p>
      <text:p text:style-name="P47"/>
      <text:list text:style-name="LFO2" text:continue-numbering="true">
        <text:list-item>
          <text:p text:style-name="P48"><text:span text:style-name="T49">Ocena</text:span><text:span text:style-name="T50"><text:s/></text:span><text:span text:style-name="T51">ogólnego</text:span><text:span text:style-name="T52"><text:s/></text:span><text:span text:style-name="T53">poziomu</text:span><text:span text:style-name="T54"><text:s/></text:span><text:span text:style-name="T55">zaawansowania informatycznego grupy ­ ilości</text:span><text:span text:style-name="T56"><text:s/></text:span><text:span text:style-name="T57">osób</text:span></text:p>
        </text:list-item>
      </text:list>
      <text:p text:style-name="P58"/>
      <text:p text:style-name="P59"><text:span text:style-name="T60"><draw:connector draw:type="line" svg:x1="1.23264in" svg:y1="0.15625in" svg:x2="6.74444in" svg:y2="0.15625in" draw:z-index="251679232" draw:id="id5" draw:style-name="a5" draw:name="Łącznik prosty 146" text:anchor-type="paragraph"><svg:title/><svg:desc/></draw:connector></text:span></text:p>
      <text:p text:style-name="P61"/>
      <text:list text:style-name="LFO2" text:continue-numbering="true">
        <text:list-item>
          <text:p text:style-name="P62"><text:span text:style-name="T63">Poziom</text:span><text:span text:style-name="T64"><text:s/></text:span><text:span text:style-name="T65">dobry<text:s/></text:span><text:span text:style-name="T66">*</text:span></text:p>
        </text:list-item>
      </text:list>
      <text:p text:style-name="P67"/>
      <text:p text:style-name="P68"><text:span text:style-name="T69"><draw:connector draw:type="line" svg:x1="1.23264in" svg:y1="0.15069in" svg:x2="6.74444in" svg:y2="0.15069in" draw:z-index="251680256" draw:id="id6" draw:style-name="a6" draw:name="Łącznik prosty 145" text:anchor-type="paragraph"><svg:title/><svg:desc/></draw:connector></text:span></text:p>
      <text:p text:style-name="P70"/>
      <text:list text:style-name="LFO2" text:continue-numbering="true">
        <text:list-item>
          <text:p text:style-name="P71"><text:span text:style-name="T72">Poziom</text:span><text:span text:style-name="T73"><text:s/></text:span><text:span text:style-name="T74">średni<text:s/></text:span><text:span text:style-name="T75">*</text:span></text:p>
        </text:list-item>
      </text:list>
      <text:p text:style-name="P76"/>
      <text:p text:style-name="P77"><text:span text:style-name="T78"><draw:connector draw:type="line" svg:x1="1.23264in" svg:y1="0.15069in" svg:x2="6.74444in" svg:y2="0.15069in" draw:z-index="251609600" draw:id="id7" draw:style-name="a7" draw:name="Łącznik prosty 144" text:anchor-type="paragraph"><svg:title/><svg:desc/></draw:connector></text:span></text:p>
      <text:p text:style-name="P79"/>
      <text:list text:style-name="LFO2" text:continue-numbering="true">
        <text:list-item>
          <text:p text:style-name="P80"><text:span text:style-name="T81">Poziom</text:span><text:span text:style-name="T82"><text:s/></text:span><text:span text:style-name="T83">słaby<text:s/></text:span><text:span text:style-name="T84">*</text:span></text:p>
        </text:list-item>
      </text:list>
      <text:p text:style-name="P85"/>
      <text:p text:style-name="P86"><text:span text:style-name="T87"><draw:connector draw:type="line" svg:x1="1.23264in" svg:y1="0.15069in" svg:x2="6.74444in" svg:y2="0.15069in" draw:z-index="251610624" draw:id="id8" draw:style-name="a8" draw:name="Łącznik prosty 143" text:anchor-type="paragraph"><svg:title/><svg:desc/></draw:connector></text:span></text:p>
      <text:p text:style-name="P88"/>
      <text:p text:style-name="P89"/>
      <text:h text:style-name="P90" text:outline-level="1">Informacja o realizacji poszczególnych lekcji</text:h>
      <text:p text:style-name="P91"/>
      <text:list text:style-name="LFO2" text:continue-numbering="true">
        <text:list-item>
          <text:p text:style-name="P92"><text:span text:style-name="T93">Projekt został zrealizowany w komplecie 4</text:span><text:span text:style-name="T94"><text:s/></text:span><text:span text:style-name="T95">lekcje</text:span><text:span text:style-name="T96"><text:s/></text:span><text:span text:style-name="T97">*</text:span></text:p>
        </text:list-item>
      </text:list>
      <text:p text:style-name="P98"><text:span text:style-name="T99">Zaznacz tylko jedną odpowiedź.</text:span></text:p>
      <text:p text:style-name="P100"/>
      <text:p text:style-name="P101"><text:span text:style-name="T102"><draw:custom-shape svg:x="1.28958in" svg:y="0.00347in" svg:width="0.29167in" svg:height="0.17708in" draw:z-index="251611648" draw:id="id9" draw:style-name="a9" draw:name="Dowolny kształt 142"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1858 - 1858"/><draw:equation draw:name="f9" draw:formula="?f8 * ?f5 / 420"/><draw:equation draw:name="f10" draw:formula="133 * ?f4 / 255"/><draw:equation draw:name="f11" draw:formula="0 + 1879 - 1858"/><draw:equation draw:name="f12" draw:formula="?f11 * ?f5 / 420"/><draw:equation draw:name="f13" draw:formula="63 * ?f4 / 255"/><draw:equation draw:name="f14" draw:formula="0 + 1936 - 1858"/><draw:equation draw:name="f15" draw:formula="?f14 * ?f5 / 420"/><draw:equation draw:name="f16" draw:formula="15 * ?f4 / 255"/><draw:equation draw:name="f17" draw:formula="0 + 1985 - 1858"/><draw:equation draw:name="f18" draw:formula="?f17 * ?f5 / 420"/><draw:equation draw:name="f19" draw:formula="6 * ?f4 / 255"/><draw:equation draw:name="f20" draw:formula="0 + 2150 - 1858"/><draw:equation draw:name="f21" draw:formula="?f20 * ?f5 / 420"/><draw:equation draw:name="f22" draw:formula="0 + 2221 - 1858"/><draw:equation draw:name="f23" draw:formula="?f22 * ?f5 / 420"/><draw:equation draw:name="f24" draw:formula="27 * ?f4 / 255"/><draw:equation draw:name="f25" draw:formula="0 + 2268 - 1858"/><draw:equation draw:name="f26" draw:formula="?f25 * ?f5 / 420"/><draw:equation draw:name="f27" draw:formula="84 * ?f4 / 255"/><draw:equation draw:name="f28" draw:formula="0 + 2278 - 1858"/><draw:equation draw:name="f29" draw:formula="?f28 * ?f5 / 420"/><draw:equation draw:name="f30" draw:formula="0 + 2275 - 1858"/><draw:equation draw:name="f31" draw:formula="?f30 * ?f5 / 420"/><draw:equation draw:name="f32" draw:formula="159 * ?f4 / 255"/><draw:equation draw:name="f33" draw:formula="0 + 2240 - 1858"/><draw:equation draw:name="f34" draw:formula="?f33 * ?f5 / 420"/><draw:equation draw:name="f35" draw:formula="223 * ?f4 / 255"/><draw:equation draw:name="f36" draw:formula="0 + 2175 - 1858"/><draw:equation draw:name="f37" draw:formula="?f36 * ?f5 / 420"/><draw:equation draw:name="f38" draw:formula="258 * ?f4 / 255"/><draw:equation draw:name="f39" draw:formula="261 * ?f4 / 255"/><draw:equation draw:name="f40" draw:formula="0 + 1914 - 1858"/><draw:equation draw:name="f41" draw:formula="?f40 * ?f5 / 420"/><draw:equation draw:name="f42" draw:formula="240 * ?f4 / 255"/><draw:equation draw:name="f43" draw:formula="0 + 1867 - 1858"/><draw:equation draw:name="f44" draw:formula="?f43 * ?f5 / 420"/><draw:equation draw:name="f45" draw:formula="182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103"><draw:custom-shape svg:x="1.28958in" svg:y="0.26389in" svg:width="0.29167in" svg:height="0.17708in" draw:z-index="251612672" draw:id="id10" draw:style-name="a10" draw:name="Dowolny kształt 141"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1858 - 1858"/><draw:equation draw:name="f9" draw:formula="?f8 * ?f5 / 420"/><draw:equation draw:name="f10" draw:formula="508 * ?f4 / 255"/><draw:equation draw:name="f11" draw:formula="0 + 1879 - 1858"/><draw:equation draw:name="f12" draw:formula="?f11 * ?f5 / 420"/><draw:equation draw:name="f13" draw:formula="438 * ?f4 / 255"/><draw:equation draw:name="f14" draw:formula="0 + 1936 - 1858"/><draw:equation draw:name="f15" draw:formula="?f14 * ?f5 / 420"/><draw:equation draw:name="f16" draw:formula="390 * ?f4 / 255"/><draw:equation draw:name="f17" draw:formula="0 + 1985 - 1858"/><draw:equation draw:name="f18" draw:formula="?f17 * ?f5 / 420"/><draw:equation draw:name="f19" draw:formula="381 * ?f4 / 255"/><draw:equation draw:name="f20" draw:formula="0 + 2150 - 1858"/><draw:equation draw:name="f21" draw:formula="?f20 * ?f5 / 420"/><draw:equation draw:name="f22" draw:formula="0 + 2221 - 1858"/><draw:equation draw:name="f23" draw:formula="?f22 * ?f5 / 420"/><draw:equation draw:name="f24" draw:formula="402 * ?f4 / 255"/><draw:equation draw:name="f25" draw:formula="0 + 2268 - 1858"/><draw:equation draw:name="f26" draw:formula="?f25 * ?f5 / 420"/><draw:equation draw:name="f27" draw:formula="459 * ?f4 / 255"/><draw:equation draw:name="f28" draw:formula="0 + 2278 - 1858"/><draw:equation draw:name="f29" draw:formula="?f28 * ?f5 / 420"/><draw:equation draw:name="f30" draw:formula="0 + 2275 - 1858"/><draw:equation draw:name="f31" draw:formula="?f30 * ?f5 / 420"/><draw:equation draw:name="f32" draw:formula="534 * ?f4 / 255"/><draw:equation draw:name="f33" draw:formula="0 + 2240 - 1858"/><draw:equation draw:name="f34" draw:formula="?f33 * ?f5 / 420"/><draw:equation draw:name="f35" draw:formula="598 * ?f4 / 255"/><draw:equation draw:name="f36" draw:formula="0 + 2175 - 1858"/><draw:equation draw:name="f37" draw:formula="?f36 * ?f5 / 420"/><draw:equation draw:name="f38" draw:formula="633 * ?f4 / 255"/><draw:equation draw:name="f39" draw:formula="636 * ?f4 / 255"/><draw:equation draw:name="f40" draw:formula="0 + 1914 - 1858"/><draw:equation draw:name="f41" draw:formula="?f40 * ?f5 / 420"/><draw:equation draw:name="f42" draw:formula="615 * ?f4 / 255"/><draw:equation draw:name="f43" draw:formula="0 + 1867 - 1858"/><draw:equation draw:name="f44" draw:formula="?f43 * ?f5 / 420"/><draw:equation draw:name="f45" draw:formula="557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104">Tak<text:s/></text:span></text:p>
      <text:p text:style-name="P105"><text:span text:style-name="T106">Nie</text:span></text:p>
      <text:list text:style-name="LFO2" text:continue-numbering="true">
        <text:list-item>
          <text:p text:style-name="P107"><text:span text:style-name="T108">Jeżeli</text:span><text:span text:style-name="T109"><text:s/></text:span><text:span text:style-name="T110">nie,</text:span><text:span text:style-name="T111"><text:s/></text:span><text:span text:style-name="T112">to</text:span><text:span text:style-name="T113"><text:s/></text:span><text:span text:style-name="T114">które</text:span><text:span text:style-name="T115"><text:s/></text:span><text:span text:style-name="T116">lekcje</text:span><text:span text:style-name="T117"><text:s/></text:span><text:span text:style-name="T118">zostały zrealizowane</text:span></text:p>
        </text:list-item>
      </text:list>
      <text:p text:style-name="P119"/>
      <text:p text:style-name="P120"><text:span text:style-name="T121"><draw:connector draw:type="line" svg:x1="1.23264in" svg:y1="0.14653in" svg:x2="6.74444in" svg:y2="0.14653in" draw:z-index="251613696" draw:id="id11" draw:style-name="a11" draw:name="Łącznik prosty 140" text:anchor-type="paragraph"><svg:title/><svg:desc/></draw:connector></text:span></text:p>
      <text:p text:style-name="P122"/>
      <text:list text:style-name="LFO2" text:continue-numbering="true">
        <text:list-item>
          <text:p text:style-name="P123"><text:span text:style-name="T124">Powód podjęcia decyzji o częściowej realizacji</text:span><text:span text:style-name="T125"><text:s/></text:span><text:span text:style-name="T126">projektu</text:span></text:p>
        </text:list-item>
      </text:list>
      <text:p text:style-name="P127"/>
      <text:p text:style-name="P128"><text:span text:style-name="T129"><draw:connector draw:type="line" svg:x1="1.23264in" svg:y1="0.16736in" svg:x2="6.74444in" svg:y2="0.16736in" draw:z-index="251614720" draw:id="id12" draw:style-name="a12" draw:name="Łącznik prosty 139" text:anchor-type="paragraph"><svg:title/><svg:desc/></draw:connector></text:span><text:span text:style-name="T130"><draw:connector draw:type="line" svg:x1="1.23264in" svg:y1="0.44861in" svg:x2="6.74444in" svg:y2="0.44861in" draw:z-index="251615744" draw:id="id13" draw:style-name="a13" draw:name="Łącznik prosty 138" text:anchor-type="paragraph"><svg:title/><svg:desc/></draw:connector></text:span><text:span text:style-name="T131"><draw:connector draw:type="line" svg:x1="1.23264in" svg:y1="0.72986in" svg:x2="6.74444in" svg:y2="0.72986in" draw:z-index="251616768" draw:id="id14" draw:style-name="a14" draw:name="Łącznik prosty 137" text:anchor-type="paragraph"><svg:title/><svg:desc/></draw:connector></text:span><text:span text:style-name="T132"><draw:connector draw:type="line" svg:x1="1.23264in" svg:y1="1.01111in" svg:x2="6.74444in" svg:y2="1.01111in" draw:z-index="251617792" draw:id="id15" draw:style-name="a15" draw:name="Łącznik prosty 136" text:anchor-type="paragraph"><svg:title/><svg:desc/></draw:connector></text:span><text:span text:style-name="T133"><draw:connector draw:type="line" svg:x1="1.23264in" svg:y1="1.29236in" svg:x2="6.74444in" svg:y2="1.29236in" draw:z-index="251618816" draw:id="id16" draw:style-name="a16" draw:name="Łącznik prosty 135" text:anchor-type="paragraph"><svg:title/><svg:desc/></draw:connector></text:span></text:p>
      <text:p text:style-name="P134"/>
      <text:p text:style-name="P135"/>
      <text:p text:style-name="P136"/>
      <text:p text:style-name="P137"/>
      <text:p text:style-name="P138"/>
      <text:h text:style-name="Nagłówek1" text:outline-level="1">Informacja o realizacji lekcji pierwszej</text:h>
      <text:p text:style-name="P139"/>
      <text:list text:style-name="LFO2" text:continue-numbering="true">
        <text:list-item>
          <text:p text:style-name="P140"><text:span text:style-name="T141">Ocena skuteczności i kompletności</text:span><text:span text:style-name="T142"><text:s/></text:span><text:span text:style-name="T143">realizacji</text:span></text:p>
        </text:list-item>
      </text:list>
      <text:p text:style-name="P144"/>
      <text:p text:style-name="P145"><text:span text:style-name="T146"><draw:connector draw:type="line" svg:x1="1.23264in" svg:y1="0.15in" svg:x2="6.74444in" svg:y2="0.15in" draw:z-index="251619840" draw:id="id17" draw:style-name="a17" draw:name="Łącznik prosty 134" text:anchor-type="paragraph"><svg:title/><svg:desc/></draw:connector></text:span><text:span text:style-name="T147"><draw:connector draw:type="line" svg:x1="1.23264in" svg:y1="0.43125in" svg:x2="6.74444in" svg:y2="0.43125in" draw:z-index="251620864" draw:id="id18" draw:style-name="a18" draw:name="Łącznik prosty 133" text:anchor-type="paragraph"><svg:title/><svg:desc/></draw:connector></text:span><text:span text:style-name="T148"><draw:connector draw:type="line" svg:x1="1.23264in" svg:y1="0.7125in" svg:x2="6.74444in" svg:y2="0.7125in" draw:z-index="251621888" draw:id="id19" draw:style-name="a19" draw:name="Łącznik prosty 132" text:anchor-type="paragraph"><svg:title/><svg:desc/></draw:connector></text:span><text:span text:style-name="T149"><draw:connector draw:type="line" svg:x1="1.23264in" svg:y1="0.99375in" svg:x2="6.74444in" svg:y2="0.99375in" draw:z-index="251622912" draw:id="id20" draw:style-name="a20" draw:name="Łącznik prosty 131" text:anchor-type="paragraph"><svg:title/><svg:desc/></draw:connector></text:span><text:span text:style-name="T150"><draw:connector draw:type="line" svg:x1="1.23264in" svg:y1="1.275in" svg:x2="6.74444in" svg:y2="1.275in" draw:z-index="251623936" draw:id="id21" draw:style-name="a21" draw:name="Łącznik prosty 130" text:anchor-type="paragraph"><svg:title/><svg:desc/></draw:connector></text:span></text:p>
      <text:p text:style-name="P151"/>
      <text:p text:style-name="P152"/>
      <text:p text:style-name="P153"/>
      <text:p text:style-name="P154"/>
      <text:p text:style-name="P155"/>
      <text:list text:style-name="LFO2" text:continue-numbering="true">
        <text:list-item>
          <text:p text:style-name="P156"><text:span text:style-name="T157">Ocena stopnia zaangażowania uczniów na</text:span><text:span text:style-name="T158"><text:s/></text:span><text:span text:style-name="T159">lekcji</text:span></text:p>
        </text:list-item>
      </text:list>
      <text:p text:style-name="P160"><text:span text:style-name="T161">Zaznacz tylko jedną odpowiedź.</text:span></text:p>
      <text:p text:style-name="P162"/>
      <text:p text:style-name="P163"><text:span text:style-name="T164"><draw:custom-shape svg:x="1.8in" svg:y="0.35833in" svg:width="0.29167in" svg:height="0.17708in" draw:z-index="251658752" draw:id="id22" draw:style-name="a22" draw:name="Dowolny kształt 129"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2593 - 2593"/><draw:equation draw:name="f9" draw:formula="?f8 * ?f5 / 420"/><draw:equation draw:name="f10" draw:formula="644 * ?f4 / 255"/><draw:equation draw:name="f11" draw:formula="0 + 2614 - 2593"/><draw:equation draw:name="f12" draw:formula="?f11 * ?f5 / 420"/><draw:equation draw:name="f13" draw:formula="574 * ?f4 / 255"/><draw:equation draw:name="f14" draw:formula="0 + 2671 - 2593"/><draw:equation draw:name="f15" draw:formula="?f14 * ?f5 / 420"/><draw:equation draw:name="f16" draw:formula="526 * ?f4 / 255"/><draw:equation draw:name="f17" draw:formula="0 + 2720 - 2593"/><draw:equation draw:name="f18" draw:formula="?f17 * ?f5 / 420"/><draw:equation draw:name="f19" draw:formula="517 * ?f4 / 255"/><draw:equation draw:name="f20" draw:formula="0 + 2885 - 2593"/><draw:equation draw:name="f21" draw:formula="?f20 * ?f5 / 420"/><draw:equation draw:name="f22" draw:formula="0 + 2956 - 2593"/><draw:equation draw:name="f23" draw:formula="?f22 * ?f5 / 420"/><draw:equation draw:name="f24" draw:formula="538 * ?f4 / 255"/><draw:equation draw:name="f25" draw:formula="0 + 3003 - 2593"/><draw:equation draw:name="f26" draw:formula="?f25 * ?f5 / 420"/><draw:equation draw:name="f27" draw:formula="595 * ?f4 / 255"/><draw:equation draw:name="f28" draw:formula="0 + 3013 - 2593"/><draw:equation draw:name="f29" draw:formula="?f28 * ?f5 / 420"/><draw:equation draw:name="f30" draw:formula="0 + 3010 - 2593"/><draw:equation draw:name="f31" draw:formula="?f30 * ?f5 / 420"/><draw:equation draw:name="f32" draw:formula="670 * ?f4 / 255"/><draw:equation draw:name="f33" draw:formula="0 + 2975 - 2593"/><draw:equation draw:name="f34" draw:formula="?f33 * ?f5 / 420"/><draw:equation draw:name="f35" draw:formula="734 * ?f4 / 255"/><draw:equation draw:name="f36" draw:formula="0 + 2910 - 2593"/><draw:equation draw:name="f37" draw:formula="?f36 * ?f5 / 420"/><draw:equation draw:name="f38" draw:formula="769 * ?f4 / 255"/><draw:equation draw:name="f39" draw:formula="772 * ?f4 / 255"/><draw:equation draw:name="f40" draw:formula="0 + 2649 - 2593"/><draw:equation draw:name="f41" draw:formula="?f40 * ?f5 / 420"/><draw:equation draw:name="f42" draw:formula="751 * ?f4 / 255"/><draw:equation draw:name="f43" draw:formula="0 + 2602 - 2593"/><draw:equation draw:name="f44" draw:formula="?f43 * ?f5 / 420"/><draw:equation draw:name="f45" draw:formula="693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165"><draw:custom-shape svg:x="2.26875in" svg:y="0.35833in" svg:width="0.29167in" svg:height="0.17708in" draw:z-index="251659776" draw:id="id23" draw:style-name="a23" draw:name="Dowolny kształt 128"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3268 - 3268"/><draw:equation draw:name="f9" draw:formula="?f8 * ?f5 / 420"/><draw:equation draw:name="f10" draw:formula="644 * ?f4 / 255"/><draw:equation draw:name="f11" draw:formula="0 + 3289 - 3268"/><draw:equation draw:name="f12" draw:formula="?f11 * ?f5 / 420"/><draw:equation draw:name="f13" draw:formula="574 * ?f4 / 255"/><draw:equation draw:name="f14" draw:formula="0 + 3346 - 3268"/><draw:equation draw:name="f15" draw:formula="?f14 * ?f5 / 420"/><draw:equation draw:name="f16" draw:formula="526 * ?f4 / 255"/><draw:equation draw:name="f17" draw:formula="0 + 3395 - 3268"/><draw:equation draw:name="f18" draw:formula="?f17 * ?f5 / 420"/><draw:equation draw:name="f19" draw:formula="517 * ?f4 / 255"/><draw:equation draw:name="f20" draw:formula="0 + 3560 - 3268"/><draw:equation draw:name="f21" draw:formula="?f20 * ?f5 / 420"/><draw:equation draw:name="f22" draw:formula="0 + 3631 - 3268"/><draw:equation draw:name="f23" draw:formula="?f22 * ?f5 / 420"/><draw:equation draw:name="f24" draw:formula="538 * ?f4 / 255"/><draw:equation draw:name="f25" draw:formula="0 + 3678 - 3268"/><draw:equation draw:name="f26" draw:formula="?f25 * ?f5 / 420"/><draw:equation draw:name="f27" draw:formula="595 * ?f4 / 255"/><draw:equation draw:name="f28" draw:formula="0 + 3688 - 3268"/><draw:equation draw:name="f29" draw:formula="?f28 * ?f5 / 420"/><draw:equation draw:name="f30" draw:formula="0 + 3685 - 3268"/><draw:equation draw:name="f31" draw:formula="?f30 * ?f5 / 420"/><draw:equation draw:name="f32" draw:formula="670 * ?f4 / 255"/><draw:equation draw:name="f33" draw:formula="0 + 3650 - 3268"/><draw:equation draw:name="f34" draw:formula="?f33 * ?f5 / 420"/><draw:equation draw:name="f35" draw:formula="734 * ?f4 / 255"/><draw:equation draw:name="f36" draw:formula="0 + 3585 - 3268"/><draw:equation draw:name="f37" draw:formula="?f36 * ?f5 / 420"/><draw:equation draw:name="f38" draw:formula="769 * ?f4 / 255"/><draw:equation draw:name="f39" draw:formula="772 * ?f4 / 255"/><draw:equation draw:name="f40" draw:formula="0 + 3324 - 3268"/><draw:equation draw:name="f41" draw:formula="?f40 * ?f5 / 420"/><draw:equation draw:name="f42" draw:formula="751 * ?f4 / 255"/><draw:equation draw:name="f43" draw:formula="0 + 3277 - 3268"/><draw:equation draw:name="f44" draw:formula="?f43 * ?f5 / 420"/><draw:equation draw:name="f45" draw:formula="693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166"><draw:custom-shape svg:x="2.7375in" svg:y="0.35833in" svg:width="0.29167in" svg:height="0.17708in" draw:z-index="251660800" draw:id="id24" draw:style-name="a24" draw:name="Dowolny kształt 127"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3943 - 3943"/><draw:equation draw:name="f9" draw:formula="?f8 * ?f5 / 420"/><draw:equation draw:name="f10" draw:formula="644 * ?f4 / 255"/><draw:equation draw:name="f11" draw:formula="0 + 3964 - 3943"/><draw:equation draw:name="f12" draw:formula="?f11 * ?f5 / 420"/><draw:equation draw:name="f13" draw:formula="574 * ?f4 / 255"/><draw:equation draw:name="f14" draw:formula="0 + 4021 - 3943"/><draw:equation draw:name="f15" draw:formula="?f14 * ?f5 / 420"/><draw:equation draw:name="f16" draw:formula="526 * ?f4 / 255"/><draw:equation draw:name="f17" draw:formula="0 + 4070 - 3943"/><draw:equation draw:name="f18" draw:formula="?f17 * ?f5 / 420"/><draw:equation draw:name="f19" draw:formula="517 * ?f4 / 255"/><draw:equation draw:name="f20" draw:formula="0 + 4235 - 3943"/><draw:equation draw:name="f21" draw:formula="?f20 * ?f5 / 420"/><draw:equation draw:name="f22" draw:formula="0 + 4306 - 3943"/><draw:equation draw:name="f23" draw:formula="?f22 * ?f5 / 420"/><draw:equation draw:name="f24" draw:formula="538 * ?f4 / 255"/><draw:equation draw:name="f25" draw:formula="0 + 4353 - 3943"/><draw:equation draw:name="f26" draw:formula="?f25 * ?f5 / 420"/><draw:equation draw:name="f27" draw:formula="595 * ?f4 / 255"/><draw:equation draw:name="f28" draw:formula="0 + 4363 - 3943"/><draw:equation draw:name="f29" draw:formula="?f28 * ?f5 / 420"/><draw:equation draw:name="f30" draw:formula="0 + 4360 - 3943"/><draw:equation draw:name="f31" draw:formula="?f30 * ?f5 / 420"/><draw:equation draw:name="f32" draw:formula="670 * ?f4 / 255"/><draw:equation draw:name="f33" draw:formula="0 + 4325 - 3943"/><draw:equation draw:name="f34" draw:formula="?f33 * ?f5 / 420"/><draw:equation draw:name="f35" draw:formula="734 * ?f4 / 255"/><draw:equation draw:name="f36" draw:formula="0 + 4260 - 3943"/><draw:equation draw:name="f37" draw:formula="?f36 * ?f5 / 420"/><draw:equation draw:name="f38" draw:formula="769 * ?f4 / 255"/><draw:equation draw:name="f39" draw:formula="772 * ?f4 / 255"/><draw:equation draw:name="f40" draw:formula="0 + 3999 - 3943"/><draw:equation draw:name="f41" draw:formula="?f40 * ?f5 / 420"/><draw:equation draw:name="f42" draw:formula="751 * ?f4 / 255"/><draw:equation draw:name="f43" draw:formula="0 + 3952 - 3943"/><draw:equation draw:name="f44" draw:formula="?f43 * ?f5 / 420"/><draw:equation draw:name="f45" draw:formula="693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167"><draw:custom-shape svg:x="3.20625in" svg:y="0.35833in" svg:width="0.29167in" svg:height="0.17708in" draw:z-index="251661824" draw:id="id25" draw:style-name="a25" draw:name="Dowolny kształt 126"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4618 - 4618"/><draw:equation draw:name="f9" draw:formula="?f8 * ?f5 / 420"/><draw:equation draw:name="f10" draw:formula="644 * ?f4 / 255"/><draw:equation draw:name="f11" draw:formula="0 + 4639 - 4618"/><draw:equation draw:name="f12" draw:formula="?f11 * ?f5 / 420"/><draw:equation draw:name="f13" draw:formula="574 * ?f4 / 255"/><draw:equation draw:name="f14" draw:formula="0 + 4696 - 4618"/><draw:equation draw:name="f15" draw:formula="?f14 * ?f5 / 420"/><draw:equation draw:name="f16" draw:formula="526 * ?f4 / 255"/><draw:equation draw:name="f17" draw:formula="0 + 4745 - 4618"/><draw:equation draw:name="f18" draw:formula="?f17 * ?f5 / 420"/><draw:equation draw:name="f19" draw:formula="517 * ?f4 / 255"/><draw:equation draw:name="f20" draw:formula="0 + 4910 - 4618"/><draw:equation draw:name="f21" draw:formula="?f20 * ?f5 / 420"/><draw:equation draw:name="f22" draw:formula="0 + 4981 - 4618"/><draw:equation draw:name="f23" draw:formula="?f22 * ?f5 / 420"/><draw:equation draw:name="f24" draw:formula="538 * ?f4 / 255"/><draw:equation draw:name="f25" draw:formula="0 + 5028 - 4618"/><draw:equation draw:name="f26" draw:formula="?f25 * ?f5 / 420"/><draw:equation draw:name="f27" draw:formula="595 * ?f4 / 255"/><draw:equation draw:name="f28" draw:formula="0 + 5038 - 4618"/><draw:equation draw:name="f29" draw:formula="?f28 * ?f5 / 420"/><draw:equation draw:name="f30" draw:formula="0 + 5035 - 4618"/><draw:equation draw:name="f31" draw:formula="?f30 * ?f5 / 420"/><draw:equation draw:name="f32" draw:formula="670 * ?f4 / 255"/><draw:equation draw:name="f33" draw:formula="0 + 5000 - 4618"/><draw:equation draw:name="f34" draw:formula="?f33 * ?f5 / 420"/><draw:equation draw:name="f35" draw:formula="734 * ?f4 / 255"/><draw:equation draw:name="f36" draw:formula="0 + 4935 - 4618"/><draw:equation draw:name="f37" draw:formula="?f36 * ?f5 / 420"/><draw:equation draw:name="f38" draw:formula="769 * ?f4 / 255"/><draw:equation draw:name="f39" draw:formula="772 * ?f4 / 255"/><draw:equation draw:name="f40" draw:formula="0 + 4674 - 4618"/><draw:equation draw:name="f41" draw:formula="?f40 * ?f5 / 420"/><draw:equation draw:name="f42" draw:formula="751 * ?f4 / 255"/><draw:equation draw:name="f43" draw:formula="0 + 4627 - 4618"/><draw:equation draw:name="f44" draw:formula="?f43 * ?f5 / 420"/><draw:equation draw:name="f45" draw:formula="693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168"><draw:custom-shape svg:x="3.675in" svg:y="0.35833in" svg:width="0.29167in" svg:height="0.17708in" draw:z-index="251662848" draw:id="id26" draw:style-name="a26" draw:name="Dowolny kształt 125"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5293 - 5293"/><draw:equation draw:name="f9" draw:formula="?f8 * ?f5 / 420"/><draw:equation draw:name="f10" draw:formula="644 * ?f4 / 255"/><draw:equation draw:name="f11" draw:formula="0 + 5314 - 5293"/><draw:equation draw:name="f12" draw:formula="?f11 * ?f5 / 420"/><draw:equation draw:name="f13" draw:formula="574 * ?f4 / 255"/><draw:equation draw:name="f14" draw:formula="0 + 5371 - 5293"/><draw:equation draw:name="f15" draw:formula="?f14 * ?f5 / 420"/><draw:equation draw:name="f16" draw:formula="526 * ?f4 / 255"/><draw:equation draw:name="f17" draw:formula="0 + 5420 - 5293"/><draw:equation draw:name="f18" draw:formula="?f17 * ?f5 / 420"/><draw:equation draw:name="f19" draw:formula="517 * ?f4 / 255"/><draw:equation draw:name="f20" draw:formula="0 + 5585 - 5293"/><draw:equation draw:name="f21" draw:formula="?f20 * ?f5 / 420"/><draw:equation draw:name="f22" draw:formula="0 + 5656 - 5293"/><draw:equation draw:name="f23" draw:formula="?f22 * ?f5 / 420"/><draw:equation draw:name="f24" draw:formula="538 * ?f4 / 255"/><draw:equation draw:name="f25" draw:formula="0 + 5703 - 5293"/><draw:equation draw:name="f26" draw:formula="?f25 * ?f5 / 420"/><draw:equation draw:name="f27" draw:formula="595 * ?f4 / 255"/><draw:equation draw:name="f28" draw:formula="0 + 5713 - 5293"/><draw:equation draw:name="f29" draw:formula="?f28 * ?f5 / 420"/><draw:equation draw:name="f30" draw:formula="0 + 5710 - 5293"/><draw:equation draw:name="f31" draw:formula="?f30 * ?f5 / 420"/><draw:equation draw:name="f32" draw:formula="670 * ?f4 / 255"/><draw:equation draw:name="f33" draw:formula="0 + 5675 - 5293"/><draw:equation draw:name="f34" draw:formula="?f33 * ?f5 / 420"/><draw:equation draw:name="f35" draw:formula="734 * ?f4 / 255"/><draw:equation draw:name="f36" draw:formula="0 + 5610 - 5293"/><draw:equation draw:name="f37" draw:formula="?f36 * ?f5 / 420"/><draw:equation draw:name="f38" draw:formula="769 * ?f4 / 255"/><draw:equation draw:name="f39" draw:formula="772 * ?f4 / 255"/><draw:equation draw:name="f40" draw:formula="0 + 5349 - 5293"/><draw:equation draw:name="f41" draw:formula="?f40 * ?f5 / 420"/><draw:equation draw:name="f42" draw:formula="751 * ?f4 / 255"/><draw:equation draw:name="f43" draw:formula="0 + 5302 - 5293"/><draw:equation draw:name="f44" draw:formula="?f43 * ?f5 / 420"/><draw:equation draw:name="f45" draw:formula="693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169">1</text:span><text:span text:style-name="T170"><text:tab/>2</text:span><text:span text:style-name="T171"><text:tab/>3</text:span><text:span text:style-name="T172"><text:tab/>4</text:span><text:span text:style-name="T173"><text:tab/>5</text:span></text:p>
      <text:p text:style-name="P174"><text:span text:style-name="T175"><draw:g draw:z-index="251624960" draw:name="Grupa 117" draw:id="id34" draw:style-name="a34" text:anchor-type="paragraph"><svg:title/><svg:desc/><draw:connector draw:type="line" svg:x1="4.05556in" svg:y1="0.13264in" svg:x2="4.95139in" svg:y2="0.13264in" draw:id="id27" draw:style-name="a27" draw:name="Line 57"><svg:title/><svg:desc/></draw:connector><draw:connector draw:type="line" svg:x1="3.58681in" svg:y1="0.13264in" svg:x2="4.05556in" svg:y2="0.13264in" draw:id="id28" draw:style-name="a28" draw:name="Line 58"><svg:title/><svg:desc/></draw:connector><draw:connector draw:type="line" svg:x1="3.11806in" svg:y1="0.13264in" svg:x2="3.58681in" svg:y2="0.13264in" draw:id="id29" draw:style-name="a29" draw:name="Line 59"><svg:title/><svg:desc/></draw:connector><draw:connector draw:type="line" svg:x1="2.64931in" svg:y1="0.13264in" svg:x2="3.11806in" svg:y2="0.13264in" draw:id="id30" draw:style-name="a30" draw:name="Line 60"><svg:title/><svg:desc/></draw:connector><draw:connector draw:type="line" svg:x1="2.18056in" svg:y1="0.13264in" svg:x2="2.64931in" svg:y2="0.13264in" draw:id="id31" draw:style-name="a31" draw:name="Line 61"><svg:title/><svg:desc/></draw:connector><draw:connector draw:type="line" svg:x1="1.71181in" svg:y1="0.13264in" svg:x2="2.18056in" svg:y2="0.13264in" draw:id="id32" draw:style-name="a32" draw:name="Line 62"><svg:title/><svg:desc/></draw:connector><draw:connector draw:type="line" svg:x1="1.23264in" svg:y1="0.13264in" svg:x2="1.71181in" svg:y2="0.13264in" draw:id="id33" draw:style-name="a33" draw:name="Line 63"><svg:title/><svg:desc/></draw:connector></draw:g></text:span></text:p>
      <text:p text:style-name="P176"><text:span text:style-name="T177">Słaby</text:span><text:span text:style-name="T178"><text:tab/>Bardzo</text:span><text:span text:style-name="T179"><text:s/></text:span><text:span text:style-name="T180">duży</text:span></text:p>
      <text:p text:style-name="P181"><text:span text:style-name="T182"><text:s/></text:span><text:span text:style-name="T183"><draw:g draw:name="Grupa 109" draw:id="id42" draw:style-name="a42" text:anchor-type="as-char"><svg:title/><svg:desc/><draw:connector draw:type="line" svg:x1="2.82292in" svg:y1="0.00556in" svg:x2="3.71875in" svg:y2="0.00556in" draw:id="id35" draw:style-name="a35" draw:name="Line 11"><svg:title/><svg:desc/></draw:connector><draw:connector draw:type="line" svg:x1="2.35417in" svg:y1="0.00556in" svg:x2="2.82292in" svg:y2="0.00556in" draw:id="id36" draw:style-name="a36" draw:name="Line 12"><svg:title/><svg:desc/></draw:connector><draw:connector draw:type="line" svg:x1="1.88542in" svg:y1="0.00556in" svg:x2="2.35417in" svg:y2="0.00556in" draw:id="id37" draw:style-name="a37" draw:name="Line 13"><svg:title/><svg:desc/></draw:connector><draw:connector draw:type="line" svg:x1="1.41667in" svg:y1="0.00556in" svg:x2="1.88542in" svg:y2="0.00556in" draw:id="id38" draw:style-name="a38" draw:name="Line 14"><svg:title/><svg:desc/></draw:connector><draw:connector draw:type="line" svg:x1="0.94792in" svg:y1="0.00556in" svg:x2="1.41667in" svg:y2="0.00556in" draw:id="id39" draw:style-name="a39" draw:name="Line 15"><svg:title/><svg:desc/></draw:connector><draw:connector draw:type="line" svg:x1="0.47917in" svg:y1="0.00556in" svg:x2="0.94792in" svg:y2="0.00556in" draw:id="id40" draw:style-name="a40" draw:name="Line 16"><svg:title/><svg:desc/></draw:connector><draw:connector draw:type="line" svg:x1="0in" svg:y1="0.00556in" svg:x2="0.47917in" svg:y2="0.00556in" draw:id="id41" draw:style-name="a41" draw:name="Line 17"><svg:title/><svg:desc/></draw:connector></draw:g></text:span></text:p>
      <text:p text:style-name="P184"/>
      <text:list text:style-name="LFO2" text:continue-numbering="true">
        <text:list-item>
          <text:p text:style-name="P185"><text:span text:style-name="T186">Uwagi do konstrukcji i działania</text:span><text:span text:style-name="T187"><text:s/></text:span><text:span text:style-name="T188">lekcji</text:span></text:p>
        </text:list-item>
      </text:list>
      <text:p text:style-name="P189"/>
      <text:p text:style-name="P190"><text:span text:style-name="T191"><draw:connector draw:type="line" svg:x1="1.23264in" svg:y1="0.15139in" svg:x2="6.74444in" svg:y2="0.15139in" draw:z-index="251625984" draw:id="id43" draw:style-name="a43" draw:name="Łącznik prosty 108" text:anchor-type="paragraph"><svg:title/><svg:desc/></draw:connector></text:span><text:span text:style-name="T192"><draw:connector draw:type="line" svg:x1="1.23264in" svg:y1="0.43264in" svg:x2="6.74444in" svg:y2="0.43264in" draw:z-index="251627008" draw:id="id44" draw:style-name="a44" draw:name="Łącznik prosty 107" text:anchor-type="paragraph"><svg:title/><svg:desc/></draw:connector></text:span><text:span text:style-name="T193"><draw:connector draw:type="line" svg:x1="1.23264in" svg:y1="0.71389in" svg:x2="6.74444in" svg:y2="0.71389in" draw:z-index="251628032" draw:id="id45" draw:style-name="a45" draw:name="Łącznik prosty 106" text:anchor-type="paragraph"><svg:title/><svg:desc/></draw:connector></text:span><text:span text:style-name="T194"><draw:connector draw:type="line" svg:x1="1.23264in" svg:y1="0.99514in" svg:x2="6.74444in" svg:y2="0.99514in" draw:z-index="251629056" draw:id="id46" draw:style-name="a46" draw:name="Łącznik prosty 105" text:anchor-type="paragraph"><svg:title/><svg:desc/></draw:connector></text:span><text:span text:style-name="T195"><draw:connector draw:type="line" svg:x1="1.23264in" svg:y1="1.27639in" svg:x2="6.74444in" svg:y2="1.27639in" draw:z-index="251630080" draw:id="id47" draw:style-name="a47" draw:name="Łącznik prosty 104" text:anchor-type="paragraph"><svg:title/><svg:desc/></draw:connector></text:span></text:p>
      <text:p text:style-name="P196"/>
      <text:p text:style-name="P197"/>
      <text:p text:style-name="P198"/>
      <text:p text:style-name="P199"/>
      <text:h text:style-name="P200" text:outline-level="1"/>
      <text:h text:style-name="P201" text:outline-level="1"><text:span text:style-name="T202"><text:s text:c="2"/></text:span><text:span text:style-name="T203">Informacja o realizacji lekcji drugiej</text:span></text:h>
      <text:p text:style-name="P204"/>
      <text:list text:style-name="LFO2" text:continue-numbering="true">
        <text:list-item>
          <text:p text:style-name="P205"><text:span text:style-name="T206">Ocena skuteczności i kompletności</text:span><text:span text:style-name="T207"><text:s/></text:span><text:span text:style-name="T208">realizacji</text:span></text:p>
        </text:list-item>
      </text:list>
      <text:p text:style-name="P209"/>
      <text:p text:style-name="P210"><text:span text:style-name="T211"><draw:connector draw:type="line" svg:x1="1.23264in" svg:y1="0.16111in" svg:x2="6.74444in" svg:y2="0.16111in" draw:z-index="251631104" draw:id="id48" draw:style-name="a48" draw:name="Łącznik prosty 103" text:anchor-type="paragraph"><svg:title/><svg:desc/></draw:connector></text:span><text:span text:style-name="T212"><draw:connector draw:type="line" svg:x1="1.23264in" svg:y1="0.44236in" svg:x2="6.74444in" svg:y2="0.44236in" draw:z-index="251632128" draw:id="id49" draw:style-name="a49" draw:name="Łącznik prosty 102" text:anchor-type="paragraph"><svg:title/><svg:desc/></draw:connector></text:span><text:span text:style-name="T213"><draw:connector draw:type="line" svg:x1="1.23264in" svg:y1="0.72361in" svg:x2="6.74444in" svg:y2="0.72361in" draw:z-index="251633152" draw:id="id50" draw:style-name="a50" draw:name="Łącznik prosty 101" text:anchor-type="paragraph"><svg:title/><svg:desc/></draw:connector></text:span><text:span text:style-name="T214"><draw:connector draw:type="line" svg:x1="1.23264in" svg:y1="1.00486in" svg:x2="6.74444in" svg:y2="1.00486in" draw:z-index="251634176" draw:id="id51" draw:style-name="a51" draw:name="Łącznik prosty 100" text:anchor-type="paragraph"><svg:title/><svg:desc/></draw:connector></text:span><text:span text:style-name="T215"><draw:connector draw:type="line" svg:x1="1.23264in" svg:y1="1.28611in" svg:x2="6.74444in" svg:y2="1.28611in" draw:z-index="251635200" draw:id="id52" draw:style-name="a52" draw:name="Łącznik prosty 99" text:anchor-type="paragraph"><svg:title/><svg:desc/></draw:connector></text:span></text:p>
      <text:p text:style-name="P216"/>
      <text:p text:style-name="P217"/>
      <text:p text:style-name="P218"/>
      <text:p text:style-name="P219"/>
      <text:list text:style-name="LFO2" text:continue-numbering="true">
        <text:list-item>
          <text:p text:style-name="P220"><text:span text:style-name="T221">Ocena stopnia zaangażowania uczniów na</text:span><text:span text:style-name="T222"><text:s/></text:span><text:span text:style-name="T223">lekcji</text:span></text:p>
        </text:list-item>
      </text:list>
      <text:p text:style-name="P224"><text:span text:style-name="T225">Zaznacz tylko jedną odpowiedź.</text:span></text:p>
      <text:p text:style-name="P226"/>
      <text:p text:style-name="P227"><text:span text:style-name="T228"><draw:custom-shape svg:x="1.8in" svg:y="0.43681in" svg:width="0.29167in" svg:height="0.17708in" draw:z-index="251663872" draw:id="id53" draw:style-name="a53" draw:name="Dowolny kształt 98"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2593 - 2593"/><draw:equation draw:name="f9" draw:formula="?f8 * ?f5 / 420"/><draw:equation draw:name="f10" draw:formula="757 * ?f4 / 255"/><draw:equation draw:name="f11" draw:formula="0 + 2614 - 2593"/><draw:equation draw:name="f12" draw:formula="?f11 * ?f5 / 420"/><draw:equation draw:name="f13" draw:formula="687 * ?f4 / 255"/><draw:equation draw:name="f14" draw:formula="0 + 2671 - 2593"/><draw:equation draw:name="f15" draw:formula="?f14 * ?f5 / 420"/><draw:equation draw:name="f16" draw:formula="639 * ?f4 / 255"/><draw:equation draw:name="f17" draw:formula="0 + 2720 - 2593"/><draw:equation draw:name="f18" draw:formula="?f17 * ?f5 / 420"/><draw:equation draw:name="f19" draw:formula="630 * ?f4 / 255"/><draw:equation draw:name="f20" draw:formula="0 + 2885 - 2593"/><draw:equation draw:name="f21" draw:formula="?f20 * ?f5 / 420"/><draw:equation draw:name="f22" draw:formula="0 + 2956 - 2593"/><draw:equation draw:name="f23" draw:formula="?f22 * ?f5 / 420"/><draw:equation draw:name="f24" draw:formula="651 * ?f4 / 255"/><draw:equation draw:name="f25" draw:formula="0 + 3003 - 2593"/><draw:equation draw:name="f26" draw:formula="?f25 * ?f5 / 420"/><draw:equation draw:name="f27" draw:formula="708 * ?f4 / 255"/><draw:equation draw:name="f28" draw:formula="0 + 3013 - 2593"/><draw:equation draw:name="f29" draw:formula="?f28 * ?f5 / 420"/><draw:equation draw:name="f30" draw:formula="0 + 3010 - 2593"/><draw:equation draw:name="f31" draw:formula="?f30 * ?f5 / 420"/><draw:equation draw:name="f32" draw:formula="783 * ?f4 / 255"/><draw:equation draw:name="f33" draw:formula="0 + 2975 - 2593"/><draw:equation draw:name="f34" draw:formula="?f33 * ?f5 / 420"/><draw:equation draw:name="f35" draw:formula="847 * ?f4 / 255"/><draw:equation draw:name="f36" draw:formula="0 + 2910 - 2593"/><draw:equation draw:name="f37" draw:formula="?f36 * ?f5 / 420"/><draw:equation draw:name="f38" draw:formula="882 * ?f4 / 255"/><draw:equation draw:name="f39" draw:formula="885 * ?f4 / 255"/><draw:equation draw:name="f40" draw:formula="0 + 2649 - 2593"/><draw:equation draw:name="f41" draw:formula="?f40 * ?f5 / 420"/><draw:equation draw:name="f42" draw:formula="864 * ?f4 / 255"/><draw:equation draw:name="f43" draw:formula="0 + 2602 - 2593"/><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229"><draw:custom-shape svg:x="2.26875in" svg:y="0.43681in" svg:width="0.29167in" svg:height="0.17708in" draw:z-index="251664896" draw:id="id54" draw:style-name="a54" draw:name="Dowolny kształt 97"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3268 - 3268"/><draw:equation draw:name="f9" draw:formula="?f8 * ?f5 / 420"/><draw:equation draw:name="f10" draw:formula="757 * ?f4 / 255"/><draw:equation draw:name="f11" draw:formula="0 + 3289 - 3268"/><draw:equation draw:name="f12" draw:formula="?f11 * ?f5 / 420"/><draw:equation draw:name="f13" draw:formula="687 * ?f4 / 255"/><draw:equation draw:name="f14" draw:formula="0 + 3346 - 3268"/><draw:equation draw:name="f15" draw:formula="?f14 * ?f5 / 420"/><draw:equation draw:name="f16" draw:formula="639 * ?f4 / 255"/><draw:equation draw:name="f17" draw:formula="0 + 3395 - 3268"/><draw:equation draw:name="f18" draw:formula="?f17 * ?f5 / 420"/><draw:equation draw:name="f19" draw:formula="630 * ?f4 / 255"/><draw:equation draw:name="f20" draw:formula="0 + 3560 - 3268"/><draw:equation draw:name="f21" draw:formula="?f20 * ?f5 / 420"/><draw:equation draw:name="f22" draw:formula="0 + 3631 - 3268"/><draw:equation draw:name="f23" draw:formula="?f22 * ?f5 / 420"/><draw:equation draw:name="f24" draw:formula="651 * ?f4 / 255"/><draw:equation draw:name="f25" draw:formula="0 + 3678 - 3268"/><draw:equation draw:name="f26" draw:formula="?f25 * ?f5 / 420"/><draw:equation draw:name="f27" draw:formula="708 * ?f4 / 255"/><draw:equation draw:name="f28" draw:formula="0 + 3688 - 3268"/><draw:equation draw:name="f29" draw:formula="?f28 * ?f5 / 420"/><draw:equation draw:name="f30" draw:formula="0 + 3685 - 3268"/><draw:equation draw:name="f31" draw:formula="?f30 * ?f5 / 420"/><draw:equation draw:name="f32" draw:formula="783 * ?f4 / 255"/><draw:equation draw:name="f33" draw:formula="0 + 3650 - 3268"/><draw:equation draw:name="f34" draw:formula="?f33 * ?f5 / 420"/><draw:equation draw:name="f35" draw:formula="847 * ?f4 / 255"/><draw:equation draw:name="f36" draw:formula="0 + 3585 - 3268"/><draw:equation draw:name="f37" draw:formula="?f36 * ?f5 / 420"/><draw:equation draw:name="f38" draw:formula="882 * ?f4 / 255"/><draw:equation draw:name="f39" draw:formula="885 * ?f4 / 255"/><draw:equation draw:name="f40" draw:formula="0 + 3324 - 3268"/><draw:equation draw:name="f41" draw:formula="?f40 * ?f5 / 420"/><draw:equation draw:name="f42" draw:formula="864 * ?f4 / 255"/><draw:equation draw:name="f43" draw:formula="0 + 3277 - 3268"/><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230"><draw:custom-shape svg:x="2.7375in" svg:y="0.43681in" svg:width="0.29167in" svg:height="0.17708in" draw:z-index="251665920" draw:id="id55" draw:style-name="a55" draw:name="Dowolny kształt 96"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3943 - 3943"/><draw:equation draw:name="f9" draw:formula="?f8 * ?f5 / 420"/><draw:equation draw:name="f10" draw:formula="757 * ?f4 / 255"/><draw:equation draw:name="f11" draw:formula="0 + 3964 - 3943"/><draw:equation draw:name="f12" draw:formula="?f11 * ?f5 / 420"/><draw:equation draw:name="f13" draw:formula="687 * ?f4 / 255"/><draw:equation draw:name="f14" draw:formula="0 + 4021 - 3943"/><draw:equation draw:name="f15" draw:formula="?f14 * ?f5 / 420"/><draw:equation draw:name="f16" draw:formula="639 * ?f4 / 255"/><draw:equation draw:name="f17" draw:formula="0 + 4070 - 3943"/><draw:equation draw:name="f18" draw:formula="?f17 * ?f5 / 420"/><draw:equation draw:name="f19" draw:formula="630 * ?f4 / 255"/><draw:equation draw:name="f20" draw:formula="0 + 4235 - 3943"/><draw:equation draw:name="f21" draw:formula="?f20 * ?f5 / 420"/><draw:equation draw:name="f22" draw:formula="0 + 4306 - 3943"/><draw:equation draw:name="f23" draw:formula="?f22 * ?f5 / 420"/><draw:equation draw:name="f24" draw:formula="651 * ?f4 / 255"/><draw:equation draw:name="f25" draw:formula="0 + 4353 - 3943"/><draw:equation draw:name="f26" draw:formula="?f25 * ?f5 / 420"/><draw:equation draw:name="f27" draw:formula="708 * ?f4 / 255"/><draw:equation draw:name="f28" draw:formula="0 + 4363 - 3943"/><draw:equation draw:name="f29" draw:formula="?f28 * ?f5 / 420"/><draw:equation draw:name="f30" draw:formula="0 + 4360 - 3943"/><draw:equation draw:name="f31" draw:formula="?f30 * ?f5 / 420"/><draw:equation draw:name="f32" draw:formula="783 * ?f4 / 255"/><draw:equation draw:name="f33" draw:formula="0 + 4325 - 3943"/><draw:equation draw:name="f34" draw:formula="?f33 * ?f5 / 420"/><draw:equation draw:name="f35" draw:formula="847 * ?f4 / 255"/><draw:equation draw:name="f36" draw:formula="0 + 4260 - 3943"/><draw:equation draw:name="f37" draw:formula="?f36 * ?f5 / 420"/><draw:equation draw:name="f38" draw:formula="882 * ?f4 / 255"/><draw:equation draw:name="f39" draw:formula="885 * ?f4 / 255"/><draw:equation draw:name="f40" draw:formula="0 + 3999 - 3943"/><draw:equation draw:name="f41" draw:formula="?f40 * ?f5 / 420"/><draw:equation draw:name="f42" draw:formula="864 * ?f4 / 255"/><draw:equation draw:name="f43" draw:formula="0 + 3952 - 3943"/><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231"><draw:custom-shape svg:x="3.20625in" svg:y="0.43681in" svg:width="0.29167in" svg:height="0.17708in" draw:z-index="251666944" draw:id="id56" draw:style-name="a56" draw:name="Dowolny kształt 95"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4618 - 4618"/><draw:equation draw:name="f9" draw:formula="?f8 * ?f5 / 420"/><draw:equation draw:name="f10" draw:formula="757 * ?f4 / 255"/><draw:equation draw:name="f11" draw:formula="0 + 4639 - 4618"/><draw:equation draw:name="f12" draw:formula="?f11 * ?f5 / 420"/><draw:equation draw:name="f13" draw:formula="687 * ?f4 / 255"/><draw:equation draw:name="f14" draw:formula="0 + 4696 - 4618"/><draw:equation draw:name="f15" draw:formula="?f14 * ?f5 / 420"/><draw:equation draw:name="f16" draw:formula="639 * ?f4 / 255"/><draw:equation draw:name="f17" draw:formula="0 + 4745 - 4618"/><draw:equation draw:name="f18" draw:formula="?f17 * ?f5 / 420"/><draw:equation draw:name="f19" draw:formula="630 * ?f4 / 255"/><draw:equation draw:name="f20" draw:formula="0 + 4910 - 4618"/><draw:equation draw:name="f21" draw:formula="?f20 * ?f5 / 420"/><draw:equation draw:name="f22" draw:formula="0 + 4981 - 4618"/><draw:equation draw:name="f23" draw:formula="?f22 * ?f5 / 420"/><draw:equation draw:name="f24" draw:formula="651 * ?f4 / 255"/><draw:equation draw:name="f25" draw:formula="0 + 5028 - 4618"/><draw:equation draw:name="f26" draw:formula="?f25 * ?f5 / 420"/><draw:equation draw:name="f27" draw:formula="708 * ?f4 / 255"/><draw:equation draw:name="f28" draw:formula="0 + 5038 - 4618"/><draw:equation draw:name="f29" draw:formula="?f28 * ?f5 / 420"/><draw:equation draw:name="f30" draw:formula="0 + 5035 - 4618"/><draw:equation draw:name="f31" draw:formula="?f30 * ?f5 / 420"/><draw:equation draw:name="f32" draw:formula="783 * ?f4 / 255"/><draw:equation draw:name="f33" draw:formula="0 + 5000 - 4618"/><draw:equation draw:name="f34" draw:formula="?f33 * ?f5 / 420"/><draw:equation draw:name="f35" draw:formula="847 * ?f4 / 255"/><draw:equation draw:name="f36" draw:formula="0 + 4935 - 4618"/><draw:equation draw:name="f37" draw:formula="?f36 * ?f5 / 420"/><draw:equation draw:name="f38" draw:formula="882 * ?f4 / 255"/><draw:equation draw:name="f39" draw:formula="885 * ?f4 / 255"/><draw:equation draw:name="f40" draw:formula="0 + 4674 - 4618"/><draw:equation draw:name="f41" draw:formula="?f40 * ?f5 / 420"/><draw:equation draw:name="f42" draw:formula="864 * ?f4 / 255"/><draw:equation draw:name="f43" draw:formula="0 + 4627 - 4618"/><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232"><draw:custom-shape svg:x="3.675in" svg:y="0.43681in" svg:width="0.29167in" svg:height="0.17708in" draw:z-index="251667968" draw:id="id57" draw:style-name="a57" draw:name="Dowolny kształt 94"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5293 - 5293"/><draw:equation draw:name="f9" draw:formula="?f8 * ?f5 / 420"/><draw:equation draw:name="f10" draw:formula="757 * ?f4 / 255"/><draw:equation draw:name="f11" draw:formula="0 + 5314 - 5293"/><draw:equation draw:name="f12" draw:formula="?f11 * ?f5 / 420"/><draw:equation draw:name="f13" draw:formula="687 * ?f4 / 255"/><draw:equation draw:name="f14" draw:formula="0 + 5371 - 5293"/><draw:equation draw:name="f15" draw:formula="?f14 * ?f5 / 420"/><draw:equation draw:name="f16" draw:formula="639 * ?f4 / 255"/><draw:equation draw:name="f17" draw:formula="0 + 5420 - 5293"/><draw:equation draw:name="f18" draw:formula="?f17 * ?f5 / 420"/><draw:equation draw:name="f19" draw:formula="630 * ?f4 / 255"/><draw:equation draw:name="f20" draw:formula="0 + 5585 - 5293"/><draw:equation draw:name="f21" draw:formula="?f20 * ?f5 / 420"/><draw:equation draw:name="f22" draw:formula="0 + 5656 - 5293"/><draw:equation draw:name="f23" draw:formula="?f22 * ?f5 / 420"/><draw:equation draw:name="f24" draw:formula="651 * ?f4 / 255"/><draw:equation draw:name="f25" draw:formula="0 + 5703 - 5293"/><draw:equation draw:name="f26" draw:formula="?f25 * ?f5 / 420"/><draw:equation draw:name="f27" draw:formula="708 * ?f4 / 255"/><draw:equation draw:name="f28" draw:formula="0 + 5713 - 5293"/><draw:equation draw:name="f29" draw:formula="?f28 * ?f5 / 420"/><draw:equation draw:name="f30" draw:formula="0 + 5710 - 5293"/><draw:equation draw:name="f31" draw:formula="?f30 * ?f5 / 420"/><draw:equation draw:name="f32" draw:formula="783 * ?f4 / 255"/><draw:equation draw:name="f33" draw:formula="0 + 5675 - 5293"/><draw:equation draw:name="f34" draw:formula="?f33 * ?f5 / 420"/><draw:equation draw:name="f35" draw:formula="847 * ?f4 / 255"/><draw:equation draw:name="f36" draw:formula="0 + 5610 - 5293"/><draw:equation draw:name="f37" draw:formula="?f36 * ?f5 / 420"/><draw:equation draw:name="f38" draw:formula="882 * ?f4 / 255"/><draw:equation draw:name="f39" draw:formula="885 * ?f4 / 255"/><draw:equation draw:name="f40" draw:formula="0 + 5349 - 5293"/><draw:equation draw:name="f41" draw:formula="?f40 * ?f5 / 420"/><draw:equation draw:name="f42" draw:formula="864 * ?f4 / 255"/><draw:equation draw:name="f43" draw:formula="0 + 5302 - 5293"/><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233">1</text:span><text:span text:style-name="T234"><text:tab/>2</text:span><text:span text:style-name="T235"><text:tab/>3</text:span><text:span text:style-name="T236"><text:tab/>4</text:span><text:span text:style-name="T237"><text:tab/>5</text:span></text:p>
      <text:p text:style-name="P238"><text:span text:style-name="T239"><draw:g draw:z-index="251636224" draw:name="Grupa 86" draw:id="id65" draw:style-name="a65" text:anchor-type="paragraph"><svg:title/><svg:desc/><draw:connector draw:type="line" svg:x1="4.05556in" svg:y1="0.12222in" svg:x2="4.95139in" svg:y2="0.12222in" draw:id="id58" draw:style-name="a58" draw:name="Line 75"><svg:title/><svg:desc/></draw:connector><draw:connector draw:type="line" svg:x1="3.58681in" svg:y1="0.12222in" svg:x2="4.05556in" svg:y2="0.12222in" draw:id="id59" draw:style-name="a59" draw:name="Line 76"><svg:title/><svg:desc/></draw:connector><draw:connector draw:type="line" svg:x1="3.11806in" svg:y1="0.12222in" svg:x2="3.58681in" svg:y2="0.12222in" draw:id="id60" draw:style-name="a60" draw:name="Line 77"><svg:title/><svg:desc/></draw:connector><draw:connector draw:type="line" svg:x1="2.64931in" svg:y1="0.12222in" svg:x2="3.11806in" svg:y2="0.12222in" draw:id="id61" draw:style-name="a61" draw:name="Line 78"><svg:title/><svg:desc/></draw:connector><draw:connector draw:type="line" svg:x1="2.18056in" svg:y1="0.12222in" svg:x2="2.64931in" svg:y2="0.12222in" draw:id="id62" draw:style-name="a62" draw:name="Line 79"><svg:title/><svg:desc/></draw:connector><draw:connector draw:type="line" svg:x1="1.71181in" svg:y1="0.12222in" svg:x2="2.18056in" svg:y2="0.12222in" draw:id="id63" draw:style-name="a63" draw:name="Line 80"><svg:title/><svg:desc/></draw:connector><draw:connector draw:type="line" svg:x1="1.23264in" svg:y1="0.12222in" svg:x2="1.71181in" svg:y2="0.12222in" draw:id="id64" draw:style-name="a64" draw:name="Line 81"><svg:title/><svg:desc/></draw:connector></draw:g></text:span></text:p>
      <text:p text:style-name="P240"><text:span text:style-name="T241">Słaby</text:span><text:span text:style-name="T242"><text:tab/>Bardzo</text:span><text:span text:style-name="T243"><text:s/></text:span><text:span text:style-name="T244">duży</text:span></text:p>
      <text:p text:style-name="P245"><text:span text:style-name="T246"><text:s/></text:span><text:span text:style-name="T247"><draw:g draw:name="Grupa 78" draw:id="id73" draw:style-name="a73" text:anchor-type="as-char"><svg:title/><svg:desc/><draw:connector draw:type="line" svg:x1="2.82292in" svg:y1="0.00556in" svg:x2="3.71875in" svg:y2="0.00556in" draw:id="id66" draw:style-name="a66" draw:name="Line 19"><svg:title/><svg:desc/></draw:connector><draw:connector draw:type="line" svg:x1="2.35417in" svg:y1="0.00556in" svg:x2="2.82292in" svg:y2="0.00556in" draw:id="id67" draw:style-name="a67" draw:name="Line 20"><svg:title/><svg:desc/></draw:connector><draw:connector draw:type="line" svg:x1="1.88542in" svg:y1="0.00556in" svg:x2="2.35417in" svg:y2="0.00556in" draw:id="id68" draw:style-name="a68" draw:name="Line 21"><svg:title/><svg:desc/></draw:connector><draw:connector draw:type="line" svg:x1="1.41667in" svg:y1="0.00556in" svg:x2="1.88542in" svg:y2="0.00556in" draw:id="id69" draw:style-name="a69" draw:name="Line 22"><svg:title/><svg:desc/></draw:connector><draw:connector draw:type="line" svg:x1="0.94792in" svg:y1="0.00556in" svg:x2="1.41667in" svg:y2="0.00556in" draw:id="id70" draw:style-name="a70" draw:name="Line 23"><svg:title/><svg:desc/></draw:connector><draw:connector draw:type="line" svg:x1="0.47917in" svg:y1="0.00556in" svg:x2="0.94792in" svg:y2="0.00556in" draw:id="id71" draw:style-name="a71" draw:name="Line 24"><svg:title/><svg:desc/></draw:connector><draw:connector draw:type="line" svg:x1="0in" svg:y1="0.00556in" svg:x2="0.47917in" svg:y2="0.00556in" draw:id="id72" draw:style-name="a72" draw:name="Line 25"><svg:title/><svg:desc/></draw:connector></draw:g></text:span></text:p>
      <text:p text:style-name="P248"/>
      <text:list text:style-name="LFO2" text:continue-numbering="true">
        <text:list-item>
          <text:p text:style-name="P249"><text:span text:style-name="T250">Uwagi do konstrukcji i działania</text:span><text:span text:style-name="T251"><text:s/></text:span><text:span text:style-name="T252">lekcji</text:span></text:p>
        </text:list-item>
      </text:list>
      <text:p text:style-name="P253"/>
      <text:p text:style-name="P254"><text:span text:style-name="T255"><draw:connector draw:type="line" svg:x1="1.23264in" svg:y1="0.15069in" svg:x2="6.74444in" svg:y2="0.15069in" draw:z-index="251637248" draw:id="id74" draw:style-name="a74" draw:name="Łącznik prosty 77" text:anchor-type="paragraph"><svg:title/><svg:desc/></draw:connector></text:span><text:span text:style-name="T256"><draw:connector draw:type="line" svg:x1="1.23264in" svg:y1="0.43194in" svg:x2="6.74444in" svg:y2="0.43194in" draw:z-index="251638272" draw:id="id75" draw:style-name="a75" draw:name="Łącznik prosty 76" text:anchor-type="paragraph"><svg:title/><svg:desc/></draw:connector></text:span><text:span text:style-name="T257"><draw:connector draw:type="line" svg:x1="1.23264in" svg:y1="0.71319in" svg:x2="6.74444in" svg:y2="0.71319in" draw:z-index="251639296" draw:id="id76" draw:style-name="a76" draw:name="Łącznik prosty 75" text:anchor-type="paragraph"><svg:title/><svg:desc/></draw:connector></text:span><text:span text:style-name="T258"><draw:connector draw:type="line" svg:x1="1.23264in" svg:y1="0.99444in" svg:x2="6.74444in" svg:y2="0.99444in" draw:z-index="251640320" draw:id="id77" draw:style-name="a77" draw:name="Łącznik prosty 74" text:anchor-type="paragraph"><svg:title/><svg:desc/></draw:connector></text:span><text:span text:style-name="T259"><draw:connector draw:type="line" svg:x1="1.23264in" svg:y1="1.27569in" svg:x2="6.74444in" svg:y2="1.27569in" draw:z-index="251641344" draw:id="id78" draw:style-name="a78" draw:name="Łącznik prosty 73" text:anchor-type="paragraph"><svg:title/><svg:desc/></draw:connector></text:span></text:p>
      <text:p text:style-name="P260"/>
      <text:p text:style-name="P261"/>
      <text:p text:style-name="P262"/>
      <text:p text:style-name="P263"/>
      <text:p text:style-name="P264"/>
      <text:h text:style-name="Nagłówek1" text:outline-level="1">Informacja o realizacji lekcji trzeciej</text:h>
      <text:p text:style-name="P265"/>
      <text:list text:style-name="LFO2" text:continue-numbering="true">
        <text:list-item>
          <text:p text:style-name="P266"><text:span text:style-name="T267">Ocena skuteczności i kompletności</text:span><text:span text:style-name="T268"><text:s/></text:span><text:span text:style-name="T269">realizacji</text:span></text:p>
        </text:list-item>
      </text:list>
      <text:p text:style-name="P270"/>
      <text:p text:style-name="P271"><text:span text:style-name="T272"><draw:connector draw:type="line" svg:x1="1.23264in" svg:y1="0.15069in" svg:x2="6.74444in" svg:y2="0.15069in" draw:z-index="251642368" draw:id="id79" draw:style-name="a79" draw:name="Łącznik prosty 72" text:anchor-type="paragraph"><svg:title/><svg:desc/></draw:connector></text:span><text:span text:style-name="T273"><draw:connector draw:type="line" svg:x1="1.23264in" svg:y1="0.43194in" svg:x2="6.74444in" svg:y2="0.43194in" draw:z-index="251643392" draw:id="id80" draw:style-name="a80" draw:name="Łącznik prosty 71" text:anchor-type="paragraph"><svg:title/><svg:desc/></draw:connector></text:span><text:span text:style-name="T274"><draw:connector draw:type="line" svg:x1="1.23264in" svg:y1="0.71319in" svg:x2="6.74444in" svg:y2="0.71319in" draw:z-index="251644416" draw:id="id81" draw:style-name="a81" draw:name="Łącznik prosty 70" text:anchor-type="paragraph"><svg:title/><svg:desc/></draw:connector></text:span><text:span text:style-name="T275"><draw:connector draw:type="line" svg:x1="1.23264in" svg:y1="0.99444in" svg:x2="6.74444in" svg:y2="0.99444in" draw:z-index="251645440" draw:id="id82" draw:style-name="a82" draw:name="Łącznik prosty 69" text:anchor-type="paragraph"><svg:title/><svg:desc/></draw:connector></text:span><text:span text:style-name="T276"><draw:connector draw:type="line" svg:x1="1.23264in" svg:y1="1.27569in" svg:x2="6.74444in" svg:y2="1.27569in" draw:z-index="251646464" draw:id="id83" draw:style-name="a83" draw:name="Łącznik prosty 68" text:anchor-type="paragraph"><svg:title/><svg:desc/></draw:connector></text:span></text:p>
      <text:p text:style-name="P277"/>
      <text:p text:style-name="P278"/>
      <text:p text:style-name="P279"/>
      <text:p text:style-name="P280"/>
      <text:p text:style-name="P281"/>
      <text:list text:style-name="LFO2" text:continue-numbering="true">
        <text:list-item>
          <text:p text:style-name="P282"><text:span text:style-name="T283">Ocena stopnia zaangażowania uczniów na</text:span><text:span text:style-name="T284"><text:s/></text:span><text:span text:style-name="T285">lekcji</text:span></text:p>
        </text:list-item>
      </text:list>
      <text:p text:style-name="P286"><text:span text:style-name="T287">Zaznacz tylko jedną odpowiedź.</text:span></text:p>
      <text:p text:style-name="P288"/>
      <text:p text:style-name="P289"><text:span text:style-name="T290"><draw:custom-shape svg:x="1.8in" svg:y="0.43681in" svg:width="0.29167in" svg:height="0.17708in" draw:z-index="251668992" draw:id="id84" draw:style-name="a84" draw:name="Dowolny kształt 67"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2593 - 2593"/><draw:equation draw:name="f9" draw:formula="?f8 * ?f5 / 420"/><draw:equation draw:name="f10" draw:formula="757 * ?f4 / 255"/><draw:equation draw:name="f11" draw:formula="0 + 2614 - 2593"/><draw:equation draw:name="f12" draw:formula="?f11 * ?f5 / 420"/><draw:equation draw:name="f13" draw:formula="687 * ?f4 / 255"/><draw:equation draw:name="f14" draw:formula="0 + 2671 - 2593"/><draw:equation draw:name="f15" draw:formula="?f14 * ?f5 / 420"/><draw:equation draw:name="f16" draw:formula="639 * ?f4 / 255"/><draw:equation draw:name="f17" draw:formula="0 + 2720 - 2593"/><draw:equation draw:name="f18" draw:formula="?f17 * ?f5 / 420"/><draw:equation draw:name="f19" draw:formula="630 * ?f4 / 255"/><draw:equation draw:name="f20" draw:formula="0 + 2885 - 2593"/><draw:equation draw:name="f21" draw:formula="?f20 * ?f5 / 420"/><draw:equation draw:name="f22" draw:formula="0 + 2956 - 2593"/><draw:equation draw:name="f23" draw:formula="?f22 * ?f5 / 420"/><draw:equation draw:name="f24" draw:formula="651 * ?f4 / 255"/><draw:equation draw:name="f25" draw:formula="0 + 3003 - 2593"/><draw:equation draw:name="f26" draw:formula="?f25 * ?f5 / 420"/><draw:equation draw:name="f27" draw:formula="708 * ?f4 / 255"/><draw:equation draw:name="f28" draw:formula="0 + 3013 - 2593"/><draw:equation draw:name="f29" draw:formula="?f28 * ?f5 / 420"/><draw:equation draw:name="f30" draw:formula="0 + 3010 - 2593"/><draw:equation draw:name="f31" draw:formula="?f30 * ?f5 / 420"/><draw:equation draw:name="f32" draw:formula="783 * ?f4 / 255"/><draw:equation draw:name="f33" draw:formula="0 + 2975 - 2593"/><draw:equation draw:name="f34" draw:formula="?f33 * ?f5 / 420"/><draw:equation draw:name="f35" draw:formula="847 * ?f4 / 255"/><draw:equation draw:name="f36" draw:formula="0 + 2910 - 2593"/><draw:equation draw:name="f37" draw:formula="?f36 * ?f5 / 420"/><draw:equation draw:name="f38" draw:formula="882 * ?f4 / 255"/><draw:equation draw:name="f39" draw:formula="885 * ?f4 / 255"/><draw:equation draw:name="f40" draw:formula="0 + 2649 - 2593"/><draw:equation draw:name="f41" draw:formula="?f40 * ?f5 / 420"/><draw:equation draw:name="f42" draw:formula="864 * ?f4 / 255"/><draw:equation draw:name="f43" draw:formula="0 + 2602 - 2593"/><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291"><draw:custom-shape svg:x="2.26875in" svg:y="0.43681in" svg:width="0.29167in" svg:height="0.17708in" draw:z-index="251670016" draw:id="id85" draw:style-name="a85" draw:name="Dowolny kształt 66"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3268 - 3268"/><draw:equation draw:name="f9" draw:formula="?f8 * ?f5 / 420"/><draw:equation draw:name="f10" draw:formula="757 * ?f4 / 255"/><draw:equation draw:name="f11" draw:formula="0 + 3289 - 3268"/><draw:equation draw:name="f12" draw:formula="?f11 * ?f5 / 420"/><draw:equation draw:name="f13" draw:formula="687 * ?f4 / 255"/><draw:equation draw:name="f14" draw:formula="0 + 3346 - 3268"/><draw:equation draw:name="f15" draw:formula="?f14 * ?f5 / 420"/><draw:equation draw:name="f16" draw:formula="639 * ?f4 / 255"/><draw:equation draw:name="f17" draw:formula="0 + 3395 - 3268"/><draw:equation draw:name="f18" draw:formula="?f17 * ?f5 / 420"/><draw:equation draw:name="f19" draw:formula="630 * ?f4 / 255"/><draw:equation draw:name="f20" draw:formula="0 + 3560 - 3268"/><draw:equation draw:name="f21" draw:formula="?f20 * ?f5 / 420"/><draw:equation draw:name="f22" draw:formula="0 + 3631 - 3268"/><draw:equation draw:name="f23" draw:formula="?f22 * ?f5 / 420"/><draw:equation draw:name="f24" draw:formula="651 * ?f4 / 255"/><draw:equation draw:name="f25" draw:formula="0 + 3678 - 3268"/><draw:equation draw:name="f26" draw:formula="?f25 * ?f5 / 420"/><draw:equation draw:name="f27" draw:formula="708 * ?f4 / 255"/><draw:equation draw:name="f28" draw:formula="0 + 3688 - 3268"/><draw:equation draw:name="f29" draw:formula="?f28 * ?f5 / 420"/><draw:equation draw:name="f30" draw:formula="0 + 3685 - 3268"/><draw:equation draw:name="f31" draw:formula="?f30 * ?f5 / 420"/><draw:equation draw:name="f32" draw:formula="783 * ?f4 / 255"/><draw:equation draw:name="f33" draw:formula="0 + 3650 - 3268"/><draw:equation draw:name="f34" draw:formula="?f33 * ?f5 / 420"/><draw:equation draw:name="f35" draw:formula="847 * ?f4 / 255"/><draw:equation draw:name="f36" draw:formula="0 + 3585 - 3268"/><draw:equation draw:name="f37" draw:formula="?f36 * ?f5 / 420"/><draw:equation draw:name="f38" draw:formula="882 * ?f4 / 255"/><draw:equation draw:name="f39" draw:formula="885 * ?f4 / 255"/><draw:equation draw:name="f40" draw:formula="0 + 3324 - 3268"/><draw:equation draw:name="f41" draw:formula="?f40 * ?f5 / 420"/><draw:equation draw:name="f42" draw:formula="864 * ?f4 / 255"/><draw:equation draw:name="f43" draw:formula="0 + 3277 - 3268"/><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292"><draw:custom-shape svg:x="2.7375in" svg:y="0.43681in" svg:width="0.29167in" svg:height="0.17708in" draw:z-index="251671040" draw:id="id86" draw:style-name="a86" draw:name="Dowolny kształt 65"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3943 - 3943"/><draw:equation draw:name="f9" draw:formula="?f8 * ?f5 / 420"/><draw:equation draw:name="f10" draw:formula="757 * ?f4 / 255"/><draw:equation draw:name="f11" draw:formula="0 + 3964 - 3943"/><draw:equation draw:name="f12" draw:formula="?f11 * ?f5 / 420"/><draw:equation draw:name="f13" draw:formula="687 * ?f4 / 255"/><draw:equation draw:name="f14" draw:formula="0 + 4021 - 3943"/><draw:equation draw:name="f15" draw:formula="?f14 * ?f5 / 420"/><draw:equation draw:name="f16" draw:formula="639 * ?f4 / 255"/><draw:equation draw:name="f17" draw:formula="0 + 4070 - 3943"/><draw:equation draw:name="f18" draw:formula="?f17 * ?f5 / 420"/><draw:equation draw:name="f19" draw:formula="630 * ?f4 / 255"/><draw:equation draw:name="f20" draw:formula="0 + 4235 - 3943"/><draw:equation draw:name="f21" draw:formula="?f20 * ?f5 / 420"/><draw:equation draw:name="f22" draw:formula="0 + 4306 - 3943"/><draw:equation draw:name="f23" draw:formula="?f22 * ?f5 / 420"/><draw:equation draw:name="f24" draw:formula="651 * ?f4 / 255"/><draw:equation draw:name="f25" draw:formula="0 + 4353 - 3943"/><draw:equation draw:name="f26" draw:formula="?f25 * ?f5 / 420"/><draw:equation draw:name="f27" draw:formula="708 * ?f4 / 255"/><draw:equation draw:name="f28" draw:formula="0 + 4363 - 3943"/><draw:equation draw:name="f29" draw:formula="?f28 * ?f5 / 420"/><draw:equation draw:name="f30" draw:formula="0 + 4360 - 3943"/><draw:equation draw:name="f31" draw:formula="?f30 * ?f5 / 420"/><draw:equation draw:name="f32" draw:formula="783 * ?f4 / 255"/><draw:equation draw:name="f33" draw:formula="0 + 4325 - 3943"/><draw:equation draw:name="f34" draw:formula="?f33 * ?f5 / 420"/><draw:equation draw:name="f35" draw:formula="847 * ?f4 / 255"/><draw:equation draw:name="f36" draw:formula="0 + 4260 - 3943"/><draw:equation draw:name="f37" draw:formula="?f36 * ?f5 / 420"/><draw:equation draw:name="f38" draw:formula="882 * ?f4 / 255"/><draw:equation draw:name="f39" draw:formula="885 * ?f4 / 255"/><draw:equation draw:name="f40" draw:formula="0 + 3999 - 3943"/><draw:equation draw:name="f41" draw:formula="?f40 * ?f5 / 420"/><draw:equation draw:name="f42" draw:formula="864 * ?f4 / 255"/><draw:equation draw:name="f43" draw:formula="0 + 3952 - 3943"/><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293"><draw:custom-shape svg:x="3.20625in" svg:y="0.43681in" svg:width="0.29167in" svg:height="0.17708in" draw:z-index="251672064" draw:id="id87" draw:style-name="a87" draw:name="Dowolny kształt 64"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4618 - 4618"/><draw:equation draw:name="f9" draw:formula="?f8 * ?f5 / 420"/><draw:equation draw:name="f10" draw:formula="757 * ?f4 / 255"/><draw:equation draw:name="f11" draw:formula="0 + 4639 - 4618"/><draw:equation draw:name="f12" draw:formula="?f11 * ?f5 / 420"/><draw:equation draw:name="f13" draw:formula="687 * ?f4 / 255"/><draw:equation draw:name="f14" draw:formula="0 + 4696 - 4618"/><draw:equation draw:name="f15" draw:formula="?f14 * ?f5 / 420"/><draw:equation draw:name="f16" draw:formula="639 * ?f4 / 255"/><draw:equation draw:name="f17" draw:formula="0 + 4745 - 4618"/><draw:equation draw:name="f18" draw:formula="?f17 * ?f5 / 420"/><draw:equation draw:name="f19" draw:formula="630 * ?f4 / 255"/><draw:equation draw:name="f20" draw:formula="0 + 4910 - 4618"/><draw:equation draw:name="f21" draw:formula="?f20 * ?f5 / 420"/><draw:equation draw:name="f22" draw:formula="0 + 4981 - 4618"/><draw:equation draw:name="f23" draw:formula="?f22 * ?f5 / 420"/><draw:equation draw:name="f24" draw:formula="651 * ?f4 / 255"/><draw:equation draw:name="f25" draw:formula="0 + 5028 - 4618"/><draw:equation draw:name="f26" draw:formula="?f25 * ?f5 / 420"/><draw:equation draw:name="f27" draw:formula="708 * ?f4 / 255"/><draw:equation draw:name="f28" draw:formula="0 + 5038 - 4618"/><draw:equation draw:name="f29" draw:formula="?f28 * ?f5 / 420"/><draw:equation draw:name="f30" draw:formula="0 + 5035 - 4618"/><draw:equation draw:name="f31" draw:formula="?f30 * ?f5 / 420"/><draw:equation draw:name="f32" draw:formula="783 * ?f4 / 255"/><draw:equation draw:name="f33" draw:formula="0 + 5000 - 4618"/><draw:equation draw:name="f34" draw:formula="?f33 * ?f5 / 420"/><draw:equation draw:name="f35" draw:formula="847 * ?f4 / 255"/><draw:equation draw:name="f36" draw:formula="0 + 4935 - 4618"/><draw:equation draw:name="f37" draw:formula="?f36 * ?f5 / 420"/><draw:equation draw:name="f38" draw:formula="882 * ?f4 / 255"/><draw:equation draw:name="f39" draw:formula="885 * ?f4 / 255"/><draw:equation draw:name="f40" draw:formula="0 + 4674 - 4618"/><draw:equation draw:name="f41" draw:formula="?f40 * ?f5 / 420"/><draw:equation draw:name="f42" draw:formula="864 * ?f4 / 255"/><draw:equation draw:name="f43" draw:formula="0 + 4627 - 4618"/><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294"><draw:custom-shape svg:x="3.675in" svg:y="0.43681in" svg:width="0.29167in" svg:height="0.17708in" draw:z-index="251673088" draw:id="id88" draw:style-name="a88" draw:name="Dowolny kształt 63"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5293 - 5293"/><draw:equation draw:name="f9" draw:formula="?f8 * ?f5 / 420"/><draw:equation draw:name="f10" draw:formula="757 * ?f4 / 255"/><draw:equation draw:name="f11" draw:formula="0 + 5314 - 5293"/><draw:equation draw:name="f12" draw:formula="?f11 * ?f5 / 420"/><draw:equation draw:name="f13" draw:formula="687 * ?f4 / 255"/><draw:equation draw:name="f14" draw:formula="0 + 5371 - 5293"/><draw:equation draw:name="f15" draw:formula="?f14 * ?f5 / 420"/><draw:equation draw:name="f16" draw:formula="639 * ?f4 / 255"/><draw:equation draw:name="f17" draw:formula="0 + 5420 - 5293"/><draw:equation draw:name="f18" draw:formula="?f17 * ?f5 / 420"/><draw:equation draw:name="f19" draw:formula="630 * ?f4 / 255"/><draw:equation draw:name="f20" draw:formula="0 + 5585 - 5293"/><draw:equation draw:name="f21" draw:formula="?f20 * ?f5 / 420"/><draw:equation draw:name="f22" draw:formula="0 + 5656 - 5293"/><draw:equation draw:name="f23" draw:formula="?f22 * ?f5 / 420"/><draw:equation draw:name="f24" draw:formula="651 * ?f4 / 255"/><draw:equation draw:name="f25" draw:formula="0 + 5703 - 5293"/><draw:equation draw:name="f26" draw:formula="?f25 * ?f5 / 420"/><draw:equation draw:name="f27" draw:formula="708 * ?f4 / 255"/><draw:equation draw:name="f28" draw:formula="0 + 5713 - 5293"/><draw:equation draw:name="f29" draw:formula="?f28 * ?f5 / 420"/><draw:equation draw:name="f30" draw:formula="0 + 5710 - 5293"/><draw:equation draw:name="f31" draw:formula="?f30 * ?f5 / 420"/><draw:equation draw:name="f32" draw:formula="783 * ?f4 / 255"/><draw:equation draw:name="f33" draw:formula="0 + 5675 - 5293"/><draw:equation draw:name="f34" draw:formula="?f33 * ?f5 / 420"/><draw:equation draw:name="f35" draw:formula="847 * ?f4 / 255"/><draw:equation draw:name="f36" draw:formula="0 + 5610 - 5293"/><draw:equation draw:name="f37" draw:formula="?f36 * ?f5 / 420"/><draw:equation draw:name="f38" draw:formula="882 * ?f4 / 255"/><draw:equation draw:name="f39" draw:formula="885 * ?f4 / 255"/><draw:equation draw:name="f40" draw:formula="0 + 5349 - 5293"/><draw:equation draw:name="f41" draw:formula="?f40 * ?f5 / 420"/><draw:equation draw:name="f42" draw:formula="864 * ?f4 / 255"/><draw:equation draw:name="f43" draw:formula="0 + 5302 - 5293"/><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295">1</text:span><text:span text:style-name="T296"><text:tab/>2</text:span><text:span text:style-name="T297"><text:tab/>3</text:span><text:span text:style-name="T298"><text:tab/>4</text:span><text:span text:style-name="T299"><text:tab/>5</text:span></text:p>
      <text:p text:style-name="P300"><text:span text:style-name="T301"><draw:g draw:z-index="251647488" draw:name="Grupa 55" draw:id="id96" draw:style-name="a96" text:anchor-type="paragraph"><svg:title/><svg:desc/><draw:connector draw:type="line" svg:x1="4.05556in" svg:y1="0.12222in" svg:x2="4.95139in" svg:y2="0.12222in" draw:id="id89" draw:style-name="a89" draw:name="Line 93"><svg:title/><svg:desc/></draw:connector><draw:connector draw:type="line" svg:x1="3.58681in" svg:y1="0.12222in" svg:x2="4.05556in" svg:y2="0.12222in" draw:id="id90" draw:style-name="a90" draw:name="Line 94"><svg:title/><svg:desc/></draw:connector><draw:connector draw:type="line" svg:x1="3.11806in" svg:y1="0.12222in" svg:x2="3.58681in" svg:y2="0.12222in" draw:id="id91" draw:style-name="a91" draw:name="Line 95"><svg:title/><svg:desc/></draw:connector><draw:connector draw:type="line" svg:x1="2.64931in" svg:y1="0.12222in" svg:x2="3.11806in" svg:y2="0.12222in" draw:id="id92" draw:style-name="a92" draw:name="Line 96"><svg:title/><svg:desc/></draw:connector><draw:connector draw:type="line" svg:x1="2.18056in" svg:y1="0.12222in" svg:x2="2.64931in" svg:y2="0.12222in" draw:id="id93" draw:style-name="a93" draw:name="Line 97"><svg:title/><svg:desc/></draw:connector><draw:connector draw:type="line" svg:x1="1.71181in" svg:y1="0.12222in" svg:x2="2.18056in" svg:y2="0.12222in" draw:id="id94" draw:style-name="a94" draw:name="Line 98"><svg:title/><svg:desc/></draw:connector><draw:connector draw:type="line" svg:x1="1.23264in" svg:y1="0.12222in" svg:x2="1.71181in" svg:y2="0.12222in" draw:id="id95" draw:style-name="a95" draw:name="Line 99"><svg:title/><svg:desc/></draw:connector></draw:g></text:span></text:p>
      <text:p text:style-name="P302"><text:span text:style-name="T303">Słaby</text:span><text:span text:style-name="T304"><text:tab/>Bardzo</text:span><text:span text:style-name="T305"><text:s/></text:span><text:span text:style-name="T306">duży</text:span></text:p>
      <text:p text:style-name="P307"><text:span text:style-name="T308"><text:s/></text:span><text:span text:style-name="T309"><draw:g draw:name="Grupa 47" draw:id="id104" draw:style-name="a104" text:anchor-type="as-char"><svg:title/><svg:desc/><draw:connector draw:type="line" svg:x1="2.82292in" svg:y1="0.00556in" svg:x2="3.71875in" svg:y2="0.00556in" draw:id="id97" draw:style-name="a97" draw:name="Line 27"><svg:title/><svg:desc/></draw:connector><draw:connector draw:type="line" svg:x1="2.35417in" svg:y1="0.00556in" svg:x2="2.82292in" svg:y2="0.00556in" draw:id="id98" draw:style-name="a98" draw:name="Line 28"><svg:title/><svg:desc/></draw:connector><draw:connector draw:type="line" svg:x1="1.88542in" svg:y1="0.00556in" svg:x2="2.35417in" svg:y2="0.00556in" draw:id="id99" draw:style-name="a99" draw:name="Line 29"><svg:title/><svg:desc/></draw:connector><draw:connector draw:type="line" svg:x1="1.41667in" svg:y1="0.00556in" svg:x2="1.88542in" svg:y2="0.00556in" draw:id="id100" draw:style-name="a100" draw:name="Line 30"><svg:title/><svg:desc/></draw:connector><draw:connector draw:type="line" svg:x1="0.94792in" svg:y1="0.00556in" svg:x2="1.41667in" svg:y2="0.00556in" draw:id="id101" draw:style-name="a101" draw:name="Line 31"><svg:title/><svg:desc/></draw:connector><draw:connector draw:type="line" svg:x1="0.47917in" svg:y1="0.00556in" svg:x2="0.94792in" svg:y2="0.00556in" draw:id="id102" draw:style-name="a102" draw:name="Line 32"><svg:title/><svg:desc/></draw:connector><draw:connector draw:type="line" svg:x1="0in" svg:y1="0.00556in" svg:x2="0.47917in" svg:y2="0.00556in" draw:id="id103" draw:style-name="a103" draw:name="Line 33"><svg:title/><svg:desc/></draw:connector></draw:g></text:span></text:p>
      <text:p text:style-name="P310"/>
      <text:list text:style-name="LFO2" text:continue-numbering="true">
        <text:list-item>
          <text:p text:style-name="P311"><text:span text:style-name="T312">Uwagi do konstrukcji i działania</text:span><text:span text:style-name="T313"><text:s/></text:span><text:span text:style-name="T314">lekcji</text:span></text:p>
        </text:list-item>
      </text:list>
      <text:p text:style-name="P315"/>
      <text:p text:style-name="P316"><text:span text:style-name="T317"><draw:connector draw:type="line" svg:x1="1.23264in" svg:y1="0.15069in" svg:x2="6.74444in" svg:y2="0.15069in" draw:z-index="251648512" draw:id="id105" draw:style-name="a105" draw:name="Łącznik prosty 46" text:anchor-type="paragraph"><svg:title/><svg:desc/></draw:connector></text:span><text:span text:style-name="T318"><draw:connector draw:type="line" svg:x1="1.23264in" svg:y1="0.43194in" svg:x2="4.17014in" svg:y2="0.43194in" draw:z-index="251649536" draw:id="id106" draw:style-name="a106" draw:name="Łącznik prosty 45" text:anchor-type="paragraph"><svg:title/><svg:desc/></draw:connector></text:span><text:span text:style-name="T319"><draw:connector draw:type="line" svg:x1="1.23264in" svg:y1="0.71319in" svg:x2="4.17014in" svg:y2="0.71319in" draw:z-index="251650560" draw:id="id107" draw:style-name="a107" draw:name="Łącznik prosty 44" text:anchor-type="paragraph"><svg:title/><svg:desc/></draw:connector></text:span><text:span text:style-name="T320"><draw:connector draw:type="line" svg:x1="1.23264in" svg:y1="0.99444in" svg:x2="4.17014in" svg:y2="0.99444in" draw:z-index="251651584" draw:id="id108" draw:style-name="a108" draw:name="Łącznik prosty 43" text:anchor-type="paragraph"><svg:title/><svg:desc/></draw:connector></text:span><text:span text:style-name="T321"><draw:connector draw:type="line" svg:x1="1.23264in" svg:y1="0.40208in" svg:x2="6.74444in" svg:y2="0.40208in" draw:z-index="251652608" draw:id="id109" draw:style-name="a109" draw:name="Łącznik prosty 42" text:anchor-type="paragraph"><svg:title/><svg:desc/></draw:connector></text:span></text:p>
      <text:soft-page-break/>
      <text:h text:style-name="P322" text:outline-level="1">Informacja o realizacji lekcji czwartej</text:h>
      <text:p text:style-name="P323"/>
      <text:list text:style-name="LFO2" text:continue-numbering="true">
        <text:list-item>
          <text:p text:style-name="P324"><text:span text:style-name="T325">Ocena skuteczności i kompletności</text:span><text:span text:style-name="T326"><text:s/></text:span><text:span text:style-name="T327">realizacji</text:span></text:p>
        </text:list-item>
      </text:list>
      <text:p text:style-name="P328"/>
      <text:p text:style-name="P329"><text:span text:style-name="T330"><draw:connector draw:type="line" svg:x1="1.23264in" svg:y1="0.15069in" svg:x2="6.74444in" svg:y2="0.15069in" draw:z-index="251653632" draw:id="id110" draw:style-name="a110" draw:name="Łącznik prosty 41" text:anchor-type="paragraph"><svg:title/><svg:desc/></draw:connector></text:span><text:span text:style-name="T331"><draw:connector draw:type="line" svg:x1="1.23264in" svg:y1="0.43194in" svg:x2="6.74444in" svg:y2="0.43194in" draw:z-index="251654656" draw:id="id111" draw:style-name="a111" draw:name="Łącznik prosty 40" text:anchor-type="paragraph"><svg:title/><svg:desc/></draw:connector></text:span><text:span text:style-name="T332"><draw:connector draw:type="line" svg:x1="1.23264in" svg:y1="0.71319in" svg:x2="6.74444in" svg:y2="0.71319in" draw:z-index="251655680" draw:id="id112" draw:style-name="a112" draw:name="Łącznik prosty 39" text:anchor-type="paragraph"><svg:title/><svg:desc/></draw:connector></text:span><text:span text:style-name="T333"><draw:connector draw:type="line" svg:x1="1.23264in" svg:y1="0.99444in" svg:x2="6.74444in" svg:y2="0.99444in" draw:z-index="251656704" draw:id="id113" draw:style-name="a113" draw:name="Łącznik prosty 38" text:anchor-type="paragraph"><svg:title/><svg:desc/></draw:connector></text:span><text:span text:style-name="T334"><draw:connector draw:type="line" svg:x1="1.23264in" svg:y1="1.27569in" svg:x2="6.74444in" svg:y2="1.27569in" draw:z-index="251657728" draw:id="id114" draw:style-name="a114" draw:name="Łącznik prosty 37" text:anchor-type="paragraph"><svg:title/><svg:desc/></draw:connector></text:span></text:p>
      <text:p text:style-name="P335"/>
      <text:p text:style-name="P336"/>
      <text:p text:style-name="P337"/>
      <text:p text:style-name="P338"/>
      <text:p text:style-name="P339"/>
      <text:list text:style-name="LFO2" text:continue-numbering="true">
        <text:list-item>
          <text:p text:style-name="P340"><text:span text:style-name="T341">Ocena stopnia zaangażowania uczniów na</text:span><text:span text:style-name="T342"><text:s/></text:span><text:span text:style-name="T343">lekcji</text:span></text:p>
        </text:list-item>
      </text:list>
      <text:p text:style-name="P344"><text:span text:style-name="T345">Zaznacz tylko jedną odpowiedź.</text:span></text:p>
      <text:p text:style-name="P346"/>
      <text:p text:style-name="P347"><text:span text:style-name="T348"><draw:custom-shape svg:x="1.8in" svg:y="0.43681in" svg:width="0.29167in" svg:height="0.17708in" draw:z-index="251687424" draw:id="id115" draw:style-name="a115" draw:name="Dowolny kształt 36"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2593 - 2593"/><draw:equation draw:name="f9" draw:formula="?f8 * ?f5 / 420"/><draw:equation draw:name="f10" draw:formula="757 * ?f4 / 255"/><draw:equation draw:name="f11" draw:formula="0 + 2614 - 2593"/><draw:equation draw:name="f12" draw:formula="?f11 * ?f5 / 420"/><draw:equation draw:name="f13" draw:formula="687 * ?f4 / 255"/><draw:equation draw:name="f14" draw:formula="0 + 2671 - 2593"/><draw:equation draw:name="f15" draw:formula="?f14 * ?f5 / 420"/><draw:equation draw:name="f16" draw:formula="639 * ?f4 / 255"/><draw:equation draw:name="f17" draw:formula="0 + 2720 - 2593"/><draw:equation draw:name="f18" draw:formula="?f17 * ?f5 / 420"/><draw:equation draw:name="f19" draw:formula="630 * ?f4 / 255"/><draw:equation draw:name="f20" draw:formula="0 + 2885 - 2593"/><draw:equation draw:name="f21" draw:formula="?f20 * ?f5 / 420"/><draw:equation draw:name="f22" draw:formula="0 + 2956 - 2593"/><draw:equation draw:name="f23" draw:formula="?f22 * ?f5 / 420"/><draw:equation draw:name="f24" draw:formula="651 * ?f4 / 255"/><draw:equation draw:name="f25" draw:formula="0 + 3003 - 2593"/><draw:equation draw:name="f26" draw:formula="?f25 * ?f5 / 420"/><draw:equation draw:name="f27" draw:formula="708 * ?f4 / 255"/><draw:equation draw:name="f28" draw:formula="0 + 3013 - 2593"/><draw:equation draw:name="f29" draw:formula="?f28 * ?f5 / 420"/><draw:equation draw:name="f30" draw:formula="0 + 3010 - 2593"/><draw:equation draw:name="f31" draw:formula="?f30 * ?f5 / 420"/><draw:equation draw:name="f32" draw:formula="783 * ?f4 / 255"/><draw:equation draw:name="f33" draw:formula="0 + 2975 - 2593"/><draw:equation draw:name="f34" draw:formula="?f33 * ?f5 / 420"/><draw:equation draw:name="f35" draw:formula="847 * ?f4 / 255"/><draw:equation draw:name="f36" draw:formula="0 + 2910 - 2593"/><draw:equation draw:name="f37" draw:formula="?f36 * ?f5 / 420"/><draw:equation draw:name="f38" draw:formula="882 * ?f4 / 255"/><draw:equation draw:name="f39" draw:formula="885 * ?f4 / 255"/><draw:equation draw:name="f40" draw:formula="0 + 2649 - 2593"/><draw:equation draw:name="f41" draw:formula="?f40 * ?f5 / 420"/><draw:equation draw:name="f42" draw:formula="864 * ?f4 / 255"/><draw:equation draw:name="f43" draw:formula="0 + 2602 - 2593"/><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349"><draw:custom-shape svg:x="2.26875in" svg:y="0.43681in" svg:width="0.29167in" svg:height="0.17708in" draw:z-index="251688448" draw:id="id116" draw:style-name="a116" draw:name="Dowolny kształt 35"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3268 - 3268"/><draw:equation draw:name="f9" draw:formula="?f8 * ?f5 / 420"/><draw:equation draw:name="f10" draw:formula="757 * ?f4 / 255"/><draw:equation draw:name="f11" draw:formula="0 + 3289 - 3268"/><draw:equation draw:name="f12" draw:formula="?f11 * ?f5 / 420"/><draw:equation draw:name="f13" draw:formula="687 * ?f4 / 255"/><draw:equation draw:name="f14" draw:formula="0 + 3346 - 3268"/><draw:equation draw:name="f15" draw:formula="?f14 * ?f5 / 420"/><draw:equation draw:name="f16" draw:formula="639 * ?f4 / 255"/><draw:equation draw:name="f17" draw:formula="0 + 3395 - 3268"/><draw:equation draw:name="f18" draw:formula="?f17 * ?f5 / 420"/><draw:equation draw:name="f19" draw:formula="630 * ?f4 / 255"/><draw:equation draw:name="f20" draw:formula="0 + 3560 - 3268"/><draw:equation draw:name="f21" draw:formula="?f20 * ?f5 / 420"/><draw:equation draw:name="f22" draw:formula="0 + 3631 - 3268"/><draw:equation draw:name="f23" draw:formula="?f22 * ?f5 / 420"/><draw:equation draw:name="f24" draw:formula="651 * ?f4 / 255"/><draw:equation draw:name="f25" draw:formula="0 + 3678 - 3268"/><draw:equation draw:name="f26" draw:formula="?f25 * ?f5 / 420"/><draw:equation draw:name="f27" draw:formula="708 * ?f4 / 255"/><draw:equation draw:name="f28" draw:formula="0 + 3688 - 3268"/><draw:equation draw:name="f29" draw:formula="?f28 * ?f5 / 420"/><draw:equation draw:name="f30" draw:formula="0 + 3685 - 3268"/><draw:equation draw:name="f31" draw:formula="?f30 * ?f5 / 420"/><draw:equation draw:name="f32" draw:formula="783 * ?f4 / 255"/><draw:equation draw:name="f33" draw:formula="0 + 3650 - 3268"/><draw:equation draw:name="f34" draw:formula="?f33 * ?f5 / 420"/><draw:equation draw:name="f35" draw:formula="847 * ?f4 / 255"/><draw:equation draw:name="f36" draw:formula="0 + 3585 - 3268"/><draw:equation draw:name="f37" draw:formula="?f36 * ?f5 / 420"/><draw:equation draw:name="f38" draw:formula="882 * ?f4 / 255"/><draw:equation draw:name="f39" draw:formula="885 * ?f4 / 255"/><draw:equation draw:name="f40" draw:formula="0 + 3324 - 3268"/><draw:equation draw:name="f41" draw:formula="?f40 * ?f5 / 420"/><draw:equation draw:name="f42" draw:formula="864 * ?f4 / 255"/><draw:equation draw:name="f43" draw:formula="0 + 3277 - 3268"/><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350"><draw:custom-shape svg:x="2.7375in" svg:y="0.43681in" svg:width="0.29167in" svg:height="0.17708in" draw:z-index="251689472" draw:id="id117" draw:style-name="a117" draw:name="Dowolny kształt 34"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3943 - 3943"/><draw:equation draw:name="f9" draw:formula="?f8 * ?f5 / 420"/><draw:equation draw:name="f10" draw:formula="757 * ?f4 / 255"/><draw:equation draw:name="f11" draw:formula="0 + 3964 - 3943"/><draw:equation draw:name="f12" draw:formula="?f11 * ?f5 / 420"/><draw:equation draw:name="f13" draw:formula="687 * ?f4 / 255"/><draw:equation draw:name="f14" draw:formula="0 + 4021 - 3943"/><draw:equation draw:name="f15" draw:formula="?f14 * ?f5 / 420"/><draw:equation draw:name="f16" draw:formula="639 * ?f4 / 255"/><draw:equation draw:name="f17" draw:formula="0 + 4070 - 3943"/><draw:equation draw:name="f18" draw:formula="?f17 * ?f5 / 420"/><draw:equation draw:name="f19" draw:formula="630 * ?f4 / 255"/><draw:equation draw:name="f20" draw:formula="0 + 4235 - 3943"/><draw:equation draw:name="f21" draw:formula="?f20 * ?f5 / 420"/><draw:equation draw:name="f22" draw:formula="0 + 4306 - 3943"/><draw:equation draw:name="f23" draw:formula="?f22 * ?f5 / 420"/><draw:equation draw:name="f24" draw:formula="651 * ?f4 / 255"/><draw:equation draw:name="f25" draw:formula="0 + 4353 - 3943"/><draw:equation draw:name="f26" draw:formula="?f25 * ?f5 / 420"/><draw:equation draw:name="f27" draw:formula="708 * ?f4 / 255"/><draw:equation draw:name="f28" draw:formula="0 + 4363 - 3943"/><draw:equation draw:name="f29" draw:formula="?f28 * ?f5 / 420"/><draw:equation draw:name="f30" draw:formula="0 + 4360 - 3943"/><draw:equation draw:name="f31" draw:formula="?f30 * ?f5 / 420"/><draw:equation draw:name="f32" draw:formula="783 * ?f4 / 255"/><draw:equation draw:name="f33" draw:formula="0 + 4325 - 3943"/><draw:equation draw:name="f34" draw:formula="?f33 * ?f5 / 420"/><draw:equation draw:name="f35" draw:formula="847 * ?f4 / 255"/><draw:equation draw:name="f36" draw:formula="0 + 4260 - 3943"/><draw:equation draw:name="f37" draw:formula="?f36 * ?f5 / 420"/><draw:equation draw:name="f38" draw:formula="882 * ?f4 / 255"/><draw:equation draw:name="f39" draw:formula="885 * ?f4 / 255"/><draw:equation draw:name="f40" draw:formula="0 + 3999 - 3943"/><draw:equation draw:name="f41" draw:formula="?f40 * ?f5 / 420"/><draw:equation draw:name="f42" draw:formula="864 * ?f4 / 255"/><draw:equation draw:name="f43" draw:formula="0 + 3952 - 3943"/><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351"><draw:custom-shape svg:x="3.20625in" svg:y="0.43681in" svg:width="0.29167in" svg:height="0.17708in" draw:z-index="251690496" draw:id="id118" draw:style-name="a118" draw:name="Dowolny kształt 33"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4618 - 4618"/><draw:equation draw:name="f9" draw:formula="?f8 * ?f5 / 420"/><draw:equation draw:name="f10" draw:formula="757 * ?f4 / 255"/><draw:equation draw:name="f11" draw:formula="0 + 4639 - 4618"/><draw:equation draw:name="f12" draw:formula="?f11 * ?f5 / 420"/><draw:equation draw:name="f13" draw:formula="687 * ?f4 / 255"/><draw:equation draw:name="f14" draw:formula="0 + 4696 - 4618"/><draw:equation draw:name="f15" draw:formula="?f14 * ?f5 / 420"/><draw:equation draw:name="f16" draw:formula="639 * ?f4 / 255"/><draw:equation draw:name="f17" draw:formula="0 + 4745 - 4618"/><draw:equation draw:name="f18" draw:formula="?f17 * ?f5 / 420"/><draw:equation draw:name="f19" draw:formula="630 * ?f4 / 255"/><draw:equation draw:name="f20" draw:formula="0 + 4910 - 4618"/><draw:equation draw:name="f21" draw:formula="?f20 * ?f5 / 420"/><draw:equation draw:name="f22" draw:formula="0 + 4981 - 4618"/><draw:equation draw:name="f23" draw:formula="?f22 * ?f5 / 420"/><draw:equation draw:name="f24" draw:formula="651 * ?f4 / 255"/><draw:equation draw:name="f25" draw:formula="0 + 5028 - 4618"/><draw:equation draw:name="f26" draw:formula="?f25 * ?f5 / 420"/><draw:equation draw:name="f27" draw:formula="708 * ?f4 / 255"/><draw:equation draw:name="f28" draw:formula="0 + 5038 - 4618"/><draw:equation draw:name="f29" draw:formula="?f28 * ?f5 / 420"/><draw:equation draw:name="f30" draw:formula="0 + 5035 - 4618"/><draw:equation draw:name="f31" draw:formula="?f30 * ?f5 / 420"/><draw:equation draw:name="f32" draw:formula="783 * ?f4 / 255"/><draw:equation draw:name="f33" draw:formula="0 + 5000 - 4618"/><draw:equation draw:name="f34" draw:formula="?f33 * ?f5 / 420"/><draw:equation draw:name="f35" draw:formula="847 * ?f4 / 255"/><draw:equation draw:name="f36" draw:formula="0 + 4935 - 4618"/><draw:equation draw:name="f37" draw:formula="?f36 * ?f5 / 420"/><draw:equation draw:name="f38" draw:formula="882 * ?f4 / 255"/><draw:equation draw:name="f39" draw:formula="885 * ?f4 / 255"/><draw:equation draw:name="f40" draw:formula="0 + 4674 - 4618"/><draw:equation draw:name="f41" draw:formula="?f40 * ?f5 / 420"/><draw:equation draw:name="f42" draw:formula="864 * ?f4 / 255"/><draw:equation draw:name="f43" draw:formula="0 + 4627 - 4618"/><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352"><draw:custom-shape svg:x="3.675in" svg:y="0.43681in" svg:width="0.29167in" svg:height="0.17708in" draw:z-index="251691520" draw:id="id119" draw:style-name="a119" draw:name="Dowolny kształt 32" text:anchor-type="paragraph"><svg:title/><svg:desc/><draw:enhanced-geometry draw:type="non-primitive" svg:viewBox="0 0 420 255" draw:enhanced-path="M 0 127 L 21 57 78 9 127 0 292 0 363 21 410 78 420 127 417 153 382 217 317 252 292 255 127 255 56 234 9 176 0 127 Z N" draw:text-areas="?f71 ?f73 ?f72 ?f74" draw:glue-points="?f46 ?f47 ?f48 ?f49 ?f50 ?f51 ?f52 ?f53 ?f54 ?f53 ?f55 ?f56 ?f57 ?f58 ?f59 ?f47 ?f60 ?f61 ?f62 ?f63 ?f64 ?f65 ?f54 ?f66 ?f52 ?f66 ?f67 ?f68 ?f69 ?f70 ?f46 ?f4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0"/><draw:equation draw:name="f7" draw:formula="?f4 / 255"/><draw:equation draw:name="f8" draw:formula="0 + 5293 - 5293"/><draw:equation draw:name="f9" draw:formula="?f8 * ?f5 / 420"/><draw:equation draw:name="f10" draw:formula="757 * ?f4 / 255"/><draw:equation draw:name="f11" draw:formula="0 + 5314 - 5293"/><draw:equation draw:name="f12" draw:formula="?f11 * ?f5 / 420"/><draw:equation draw:name="f13" draw:formula="687 * ?f4 / 255"/><draw:equation draw:name="f14" draw:formula="0 + 5371 - 5293"/><draw:equation draw:name="f15" draw:formula="?f14 * ?f5 / 420"/><draw:equation draw:name="f16" draw:formula="639 * ?f4 / 255"/><draw:equation draw:name="f17" draw:formula="0 + 5420 - 5293"/><draw:equation draw:name="f18" draw:formula="?f17 * ?f5 / 420"/><draw:equation draw:name="f19" draw:formula="630 * ?f4 / 255"/><draw:equation draw:name="f20" draw:formula="0 + 5585 - 5293"/><draw:equation draw:name="f21" draw:formula="?f20 * ?f5 / 420"/><draw:equation draw:name="f22" draw:formula="0 + 5656 - 5293"/><draw:equation draw:name="f23" draw:formula="?f22 * ?f5 / 420"/><draw:equation draw:name="f24" draw:formula="651 * ?f4 / 255"/><draw:equation draw:name="f25" draw:formula="0 + 5703 - 5293"/><draw:equation draw:name="f26" draw:formula="?f25 * ?f5 / 420"/><draw:equation draw:name="f27" draw:formula="708 * ?f4 / 255"/><draw:equation draw:name="f28" draw:formula="0 + 5713 - 5293"/><draw:equation draw:name="f29" draw:formula="?f28 * ?f5 / 420"/><draw:equation draw:name="f30" draw:formula="0 + 5710 - 5293"/><draw:equation draw:name="f31" draw:formula="?f30 * ?f5 / 420"/><draw:equation draw:name="f32" draw:formula="783 * ?f4 / 255"/><draw:equation draw:name="f33" draw:formula="0 + 5675 - 5293"/><draw:equation draw:name="f34" draw:formula="?f33 * ?f5 / 420"/><draw:equation draw:name="f35" draw:formula="847 * ?f4 / 255"/><draw:equation draw:name="f36" draw:formula="0 + 5610 - 5293"/><draw:equation draw:name="f37" draw:formula="?f36 * ?f5 / 420"/><draw:equation draw:name="f38" draw:formula="882 * ?f4 / 255"/><draw:equation draw:name="f39" draw:formula="885 * ?f4 / 255"/><draw:equation draw:name="f40" draw:formula="0 + 5349 - 5293"/><draw:equation draw:name="f41" draw:formula="?f40 * ?f5 / 420"/><draw:equation draw:name="f42" draw:formula="864 * ?f4 / 255"/><draw:equation draw:name="f43" draw:formula="0 + 5302 - 5293"/><draw:equation draw:name="f44" draw:formula="?f43 * ?f5 / 420"/><draw:equation draw:name="f45" draw:formula="806 * ?f4 / 255"/><draw:equation draw:name="f46" draw:formula="?f9 / ?f6"/><draw:equation draw:name="f47" draw:formula="?f10 / ?f7"/><draw:equation draw:name="f48" draw:formula="?f12 / ?f6"/><draw:equation draw:name="f49" draw:formula="?f13 / ?f7"/><draw:equation draw:name="f50" draw:formula="?f15 / ?f6"/><draw:equation draw:name="f51" draw:formula="?f16 / ?f7"/><draw:equation draw:name="f52" draw:formula="?f18 / ?f6"/><draw:equation draw:name="f53" draw:formula="?f19 / ?f7"/><draw:equation draw:name="f54" draw:formula="?f21 / ?f6"/><draw:equation draw:name="f55" draw:formula="?f23 / ?f6"/><draw:equation draw:name="f56" draw:formula="?f24 / ?f7"/><draw:equation draw:name="f57" draw:formula="?f26 / ?f6"/><draw:equation draw:name="f58" draw:formula="?f27 / ?f7"/><draw:equation draw:name="f59" draw:formula="?f29 / ?f6"/><draw:equation draw:name="f60" draw:formula="?f31 / ?f6"/><draw:equation draw:name="f61" draw:formula="?f32 / ?f7"/><draw:equation draw:name="f62" draw:formula="?f34 / ?f6"/><draw:equation draw:name="f63" draw:formula="?f35 / ?f7"/><draw:equation draw:name="f64" draw:formula="?f37 / ?f6"/><draw:equation draw:name="f65" draw:formula="?f38 / ?f7"/><draw:equation draw:name="f66" draw:formula="?f39 / ?f7"/><draw:equation draw:name="f67" draw:formula="?f41 / ?f6"/><draw:equation draw:name="f68" draw:formula="?f42 / ?f7"/><draw:equation draw:name="f69" draw:formula="?f44 / ?f6"/><draw:equation draw:name="f70" draw:formula="?f45 / ?f7"/><draw:equation draw:name="f71" draw:formula="0 / ?f6"/><draw:equation draw:name="f72" draw:formula="?f1 / ?f6"/><draw:equation draw:name="f73" draw:formula="0 / ?f7"/><draw:equation draw:name="f74" draw:formula="?f3 / ?f7"/></draw:enhanced-geometry></draw:custom-shape></text:span><text:span text:style-name="T353">1</text:span><text:span text:style-name="T354"><text:tab/>2</text:span><text:span text:style-name="T355"><text:tab/>3</text:span><text:span text:style-name="T356"><text:tab/>4</text:span><text:span text:style-name="T357"><text:tab/>5</text:span></text:p>
      <text:p text:style-name="P358"><text:span text:style-name="T359"><draw:g draw:z-index="251681280" draw:name="Grupa 24" draw:id="id127" draw:style-name="a127" text:anchor-type="paragraph"><svg:title/><svg:desc/><draw:connector draw:type="line" svg:x1="4.05556in" svg:y1="0.12222in" svg:x2="4.95139in" svg:y2="0.12222in" draw:id="id120" draw:style-name="a120" draw:name="Line 126"><svg:title/><svg:desc/></draw:connector><draw:connector draw:type="line" svg:x1="3.58681in" svg:y1="0.12222in" svg:x2="4.05556in" svg:y2="0.12222in" draw:id="id121" draw:style-name="a121" draw:name="Line 127"><svg:title/><svg:desc/></draw:connector><draw:connector draw:type="line" svg:x1="3.11806in" svg:y1="0.12222in" svg:x2="3.58681in" svg:y2="0.12222in" draw:id="id122" draw:style-name="a122" draw:name="Line 128"><svg:title/><svg:desc/></draw:connector><draw:connector draw:type="line" svg:x1="2.64931in" svg:y1="0.12222in" svg:x2="3.11806in" svg:y2="0.12222in" draw:id="id123" draw:style-name="a123" draw:name="Line 129"><svg:title/><svg:desc/></draw:connector><draw:connector draw:type="line" svg:x1="2.18056in" svg:y1="0.12222in" svg:x2="2.64931in" svg:y2="0.12222in" draw:id="id124" draw:style-name="a124" draw:name="Line 130"><svg:title/><svg:desc/></draw:connector><draw:connector draw:type="line" svg:x1="1.71181in" svg:y1="0.12222in" svg:x2="2.18056in" svg:y2="0.12222in" draw:id="id125" draw:style-name="a125" draw:name="Line 131"><svg:title/><svg:desc/></draw:connector><draw:connector draw:type="line" svg:x1="1.23264in" svg:y1="0.12222in" svg:x2="1.71181in" svg:y2="0.12222in" draw:id="id126" draw:style-name="a126" draw:name="Line 132"><svg:title/><svg:desc/></draw:connector></draw:g></text:span></text:p>
      <text:p text:style-name="P360"><text:span text:style-name="T361">Słaby</text:span><text:span text:style-name="T362"><text:tab/>Bardzo</text:span><text:span text:style-name="T363"><text:s/></text:span><text:span text:style-name="T364">duży</text:span></text:p>
      <text:p text:style-name="P365"><text:span text:style-name="T366"><text:s/></text:span><text:span text:style-name="T367"><draw:g draw:name="Grupa 16" draw:id="id135" draw:style-name="a135" text:anchor-type="as-char"><svg:title/><svg:desc/><draw:connector draw:type="line" svg:x1="2.82292in" svg:y1="0.00556in" svg:x2="3.71875in" svg:y2="0.00556in" draw:id="id128" draw:style-name="a128" draw:name="Line 3"><svg:title/><svg:desc/></draw:connector><draw:connector draw:type="line" svg:x1="2.35417in" svg:y1="0.00556in" svg:x2="2.82292in" svg:y2="0.00556in" draw:id="id129" draw:style-name="a129" draw:name="Line 4"><svg:title/><svg:desc/></draw:connector><draw:connector draw:type="line" svg:x1="1.88542in" svg:y1="0.00556in" svg:x2="2.35417in" svg:y2="0.00556in" draw:id="id130" draw:style-name="a130" draw:name="Line 5"><svg:title/><svg:desc/></draw:connector><draw:connector draw:type="line" svg:x1="1.41667in" svg:y1="0.00556in" svg:x2="1.88542in" svg:y2="0.00556in" draw:id="id131" draw:style-name="a131" draw:name="Line 6"><svg:title/><svg:desc/></draw:connector><draw:connector draw:type="line" svg:x1="0.94792in" svg:y1="0.00556in" svg:x2="1.41667in" svg:y2="0.00556in" draw:id="id132" draw:style-name="a132" draw:name="Line 7"><svg:title/><svg:desc/></draw:connector><draw:connector draw:type="line" svg:x1="0.47917in" svg:y1="0.00556in" svg:x2="0.94792in" svg:y2="0.00556in" draw:id="id133" draw:style-name="a133" draw:name="Line 8"><svg:title/><svg:desc/></draw:connector><draw:connector draw:type="line" svg:x1="0in" svg:y1="0.00556in" svg:x2="0.47917in" svg:y2="0.00556in" draw:id="id134" draw:style-name="a134" draw:name="Line 9"><svg:title/><svg:desc/></draw:connector></draw:g></text:span></text:p>
      <text:p text:style-name="P368"/>
      <text:list text:style-name="LFO2" text:continue-numbering="true">
        <text:list-item>
          <text:p text:style-name="P369"><text:span text:style-name="T370">Wyniki ewaluacji</text:span></text:p>
        </text:list-item>
      </text:list>
      <text:p text:style-name="P371"/>
      <text:p text:style-name="P372"><text:span text:style-name="T373"><draw:connector draw:type="line" svg:x1="1.23264in" svg:y1="0.15in" svg:x2="6.74444in" svg:y2="0.15in" draw:z-index="251682304" draw:id="id136" draw:style-name="a136" draw:name="Łącznik prosty 15" text:anchor-type="paragraph"><svg:title/><svg:desc/></draw:connector></text:span><text:span text:style-name="T374"><draw:connector draw:type="line" svg:x1="1.23264in" svg:y1="0.43125in" svg:x2="6.74444in" svg:y2="0.43125in" draw:z-index="251683328" draw:id="id137" draw:style-name="a137" draw:name="Łącznik prosty 14" text:anchor-type="paragraph"><svg:title/><svg:desc/></draw:connector></text:span><text:span text:style-name="T375"><draw:connector draw:type="line" svg:x1="1.23264in" svg:y1="0.7125in" svg:x2="6.74444in" svg:y2="0.7125in" draw:z-index="251684352" draw:id="id138" draw:style-name="a138" draw:name="Łącznik prosty 13" text:anchor-type="paragraph"><svg:title/><svg:desc/></draw:connector></text:span><text:span text:style-name="T376"><draw:connector draw:type="line" svg:x1="1.23264in" svg:y1="0.99375in" svg:x2="6.74444in" svg:y2="0.99375in" draw:z-index="251685376" draw:id="id139" draw:style-name="a139" draw:name="Łącznik prosty 12" text:anchor-type="paragraph"><svg:title/><svg:desc/></draw:connector></text:span><text:span text:style-name="T377"><draw:connector draw:type="line" svg:x1="1.23264in" svg:y1="1.275in" svg:x2="6.74444in" svg:y2="1.275in" draw:z-index="251686400" draw:id="id140" draw:style-name="a140" draw:name="Łącznik prosty 11" text:anchor-type="paragraph"><svg:title/><svg:desc/></draw:connector></text:span></text:p>
      <text:p text:style-name="P378"/>
      <text:p text:style-name="P379"/>
      <text:p text:style-name="P380"/>
      <text:p text:style-name="P381"/>
      <text:list text:style-name="LFO1" text:continue-numbering="true">
        <text:list-item>
          <text:p text:style-name="P382"><text:span text:style-name="T383">Uwagi do konstrukcji i działania</text:span><text:span text:style-name="T384"><text:s/></text:span><text:span text:style-name="T385">lekcji</text:span></text:p>
        </text:list-item>
      </text:list>
      <text:p text:style-name="P386"/>
      <text:p text:style-name="P387"><text:span text:style-name="T388"><draw:connector draw:type="line" svg:x1="1.23264in" svg:y1="0.15069in" svg:x2="6.74444in" svg:y2="0.15069in" draw:z-index="251692544" draw:id="id141" draw:style-name="a141" draw:name="Łącznik prosty 10" text:anchor-type="paragraph"><svg:title/><svg:desc/></draw:connector></text:span><text:span text:style-name="T389"><draw:connector draw:type="line" svg:x1="1.23264in" svg:y1="0.43194in" svg:x2="6.74444in" svg:y2="0.43194in" draw:z-index="251693568" draw:id="id142" draw:style-name="a142" draw:name="Łącznik prosty 9" text:anchor-type="paragraph"><svg:title/><svg:desc/></draw:connector></text:span><text:span text:style-name="T390"><draw:connector draw:type="line" svg:x1="1.23264in" svg:y1="0.71319in" svg:x2="6.74444in" svg:y2="0.71319in" draw:z-index="251694592" draw:id="id143" draw:style-name="a143" draw:name="Łącznik prosty 8" text:anchor-type="paragraph"><svg:title/><svg:desc/></draw:connector></text:span><text:span text:style-name="T391"><draw:connector draw:type="line" svg:x1="1.23264in" svg:y1="0.99444in" svg:x2="6.74444in" svg:y2="0.99444in" draw:z-index="251695616" draw:id="id144" draw:style-name="a144" draw:name="Łącznik prosty 7" text:anchor-type="paragraph"><svg:title/><svg:desc/></draw:connector></text:span><text:span text:style-name="T392"><draw:connector draw:type="line" svg:x1="1.23264in" svg:y1="1.27569in" svg:x2="6.74444in" svg:y2="1.27569in" draw:z-index="251696640" draw:id="id145" draw:style-name="a145" draw:name="Łącznik prosty 6" text:anchor-type="paragraph"><svg:title/><svg:desc/></draw:connector></text:span></text:p>
      <text:p text:style-name="P393"/>
      <text:p text:style-name="P394"/>
      <text:p text:style-name="P395"/>
      <text:p text:style-name="P396"/>
      <text:p text:style-name="P397"/>
      <text:h text:style-name="Nagłówek1" text:outline-level="1">Informacje o projekcie</text:h>
      <text:p text:style-name="P398"/>
      <text:list text:style-name="LFO5" text:continue-numbering="true">
        <text:list-item>
          <text:p text:style-name="P399"><text:span text:style-name="T400">Uwagi do konstrukcji i działania</text:span><text:span text:style-name="T401"><text:s/></text:span><text:span text:style-name="T402">projektu</text:span></text:p>
        </text:list-item>
      </text:list>
      <text:p text:style-name="P403"/>
      <text:p text:style-name="P404"><text:span text:style-name="T405"><draw:connector draw:type="line" svg:x1="1.23264in" svg:y1="0.15069in" svg:x2="6.74444in" svg:y2="0.15069in" draw:z-index="251697664" draw:id="id146" draw:style-name="a146" draw:name="Łącznik prosty 5" text:anchor-type="paragraph"><svg:title/><svg:desc/></draw:connector></text:span><text:span text:style-name="T406"><draw:connector draw:type="line" svg:x1="1.23264in" svg:y1="0.43194in" svg:x2="6.74444in" svg:y2="0.43194in" draw:z-index="251698688" draw:id="id147" draw:style-name="a147" draw:name="Łącznik prosty 4" text:anchor-type="paragraph"><svg:title/><svg:desc/></draw:connector></text:span><text:span text:style-name="T407"><draw:connector draw:type="line" svg:x1="1.23264in" svg:y1="0.71319in" svg:x2="6.74444in" svg:y2="0.71319in" draw:z-index="251699712" draw:id="id148" draw:style-name="a148" draw:name="Łącznik prosty 3" text:anchor-type="paragraph"><svg:title/><svg:desc/></draw:connector></text:span><text:span text:style-name="T408"><draw:connector draw:type="line" svg:x1="1.23264in" svg:y1="0.99444in" svg:x2="6.74444in" svg:y2="0.99444in" draw:z-index="251700736" draw:id="id149" draw:style-name="a149" draw:name="Łącznik prosty 2" text:anchor-type="paragraph"><svg:title/><svg:desc/></draw:connector></text:span><text:span text:style-name="T409"><draw:connector draw:type="line" svg:x1="1.23264in" svg:y1="1.27569in" svg:x2="6.74444in" svg:y2="1.27569in" draw:z-index="251701760" draw:id="id150" draw:style-name="a150" draw:name="Łącznik prosty 1" text:anchor-type="paragraph"><svg:title/><svg:desc/></draw:connector></text:span></text:p>
      <text:p text:style-name="P410"/>
      <text:p text:style-name="P411"/>
      <text:p text:style-name="P412"/>
      <text:p text:style-name="P4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ormalny" style:default-outline-level="1">
      <style:paragraph-properties fo:margin-left="0.075in">
        <style:tab-stops/>
      </style:paragraph-properties>
      <style:text-properties fo:font-weight="bold" style:font-weight-asian="bold" style:font-weight-complex="bold" fo:font-size="14.5pt" style:font-size-asian="14.5pt" style:font-size-complex="14.5pt" fo:hyphenate="false"/>
    </style:style>
    <style:style style:name="Normalny" style:display-name="Normalny" style:family="paragraph">
      <style:paragraph-properties fo:widows="0" fo:orphans="0" style:text-autospace="none"/>
      <style:text-properties style:font-name="Arial" style:font-name-asian="Arial" style:font-name-complex="Arial" fo:font-size="11pt" style:font-size-asian="11pt" style:font-size-complex="11pt" fo:language="en" fo:country="US" style:language-asian="en" style:country-asian="U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rial" style:font-name-asian="Arial" style:font-name-complex="Arial" fo:font-weight="bold" style:font-weight-asian="bold" style:font-weight-complex="bold" fo:font-size="14.5pt" style:font-size-asian="14.5pt" style:font-size-complex="14.5pt" fo:language="en" fo:country="US"/>
    </style:style>
    <style:style style:name="Tekstpodstawowy" style:display-name="Tekst podstawowy" style:family="paragraph" style:parent-style-name="Normalny">
      <style:text-properties fo:font-weight="bold" style:font-weight-asian="bold" style:font-weight-complex="bold" fo:font-size="9.5pt" style:font-size-asian="9.5pt" style:font-size-complex="9.5pt" fo:hyphenate="false"/>
    </style:style>
    <style:style style:name="TekstpodstawowyZnak" style:display-name="Tekst podstawowy Znak" style:family="text" style:parent-style-name="Domyślnaczcionkaakapitu">
      <style:text-properties style:font-name="Arial" style:font-name-asian="Arial" style:font-name-complex="Arial" fo:font-weight="bold" style:font-weight-asian="bold" style:font-weight-complex="bold" fo:font-size="9.5pt" style:font-size-asian="9.5pt" style:font-size-complex="9.5pt" fo:language="en" fo:country="US"/>
    </style:style>
    <style:style style:name="Akapitzlistą" style:display-name="Akapit z listą" style:family="paragraph" style:parent-style-name="Normalny">
      <style:paragraph-properties fo:margin-top="0.0006in" fo:margin-left="0.3458in" fo:text-indent="-0.2208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letter-spacing="-0.0048in" style:text-scale="102%" fo:font-size="9.5pt" style:font-size-asian="9.5pt" style:font-size-complex="9.5pt"/>
    </style:style>
    <style:style style:name="WW_CharLFO2LVL1" style:family="text">
      <style:text-properties style:font-name="Arial" style:font-name-asian="Arial" style:font-name-complex="Arial" fo:letter-spacing="-0.0027in" style:text-scale="102%" fo:font-size="9.5pt" style:font-size-asian="9.5pt" style:font-size-complex="9.5pt"/>
    </style:style>
    <style:style style:name="WW_CharLFO3LVL1" style:family="text">
      <style:text-properties style:font-name="Arial" style:font-name-asian="Arial" style:font-name-complex="Arial" fo:letter-spacing="-0.0048in" style:text-scale="102%" fo:font-size="9.5pt" style:font-size-asian="9.5pt" style:font-size-complex="9.5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text:start-value="25">
        <style:list-level-properties text:space-before="0.1243in" text:min-label-width="0.2215in" text:list-level-position-and-space-mode="label-alignment">
          <style:list-level-label-alignment text:label-followed-by="listtab" fo:margin-left="0.3458in" fo:text-indent="-0.2215in"/>
        </style:list-level-properties>
      </text:list-level-style-number>
      <text:list-level-style-bullet text:level="2" text:bullet-char="•">
        <style:list-level-properties text:space-before="0.7118in" text:min-label-width="0.2215in" text:list-level-position-and-space-mode="label-alignment">
          <style:list-level-label-alignment text:label-followed-by="listtab" fo:margin-left="0.9333in" fo:text-indent="-0.2215in"/>
        </style:list-level-properties>
      </text:list-level-style-bullet>
      <text:list-level-style-bullet text:level="3" text:bullet-char="•">
        <style:list-level-properties text:space-before="1.2979in" text:min-label-width="0.2215in" text:list-level-position-and-space-mode="label-alignment">
          <style:list-level-label-alignment text:label-followed-by="listtab" fo:margin-left="1.5194in" fo:text-indent="-0.2215in"/>
        </style:list-level-properties>
      </text:list-level-style-bullet>
      <text:list-level-style-bullet text:level="4" text:bullet-char="•">
        <style:list-level-properties text:space-before="1.884in" text:min-label-width="0.2215in" text:list-level-position-and-space-mode="label-alignment">
          <style:list-level-label-alignment text:label-followed-by="listtab" fo:margin-left="2.1055in" fo:text-indent="-0.2215in"/>
        </style:list-level-properties>
      </text:list-level-style-bullet>
      <text:list-level-style-bullet text:level="5" text:bullet-char="•">
        <style:list-level-properties text:space-before="2.4701in" text:min-label-width="0.2215in" text:list-level-position-and-space-mode="label-alignment">
          <style:list-level-label-alignment text:label-followed-by="listtab" fo:margin-left="2.6916in" fo:text-indent="-0.2215in"/>
        </style:list-level-properties>
      </text:list-level-style-bullet>
      <text:list-level-style-bullet text:level="6" text:bullet-char="•">
        <style:list-level-properties text:space-before="3.0562in" text:min-label-width="0.2215in" text:list-level-position-and-space-mode="label-alignment">
          <style:list-level-label-alignment text:label-followed-by="listtab" fo:margin-left="3.2777in" fo:text-indent="-0.2215in"/>
        </style:list-level-properties>
      </text:list-level-style-bullet>
      <text:list-level-style-bullet text:level="7" text:bullet-char="•">
        <style:list-level-properties text:space-before="3.6423in" text:min-label-width="0.2215in" text:list-level-position-and-space-mode="label-alignment">
          <style:list-level-label-alignment text:label-followed-by="listtab" fo:margin-left="3.8638in" fo:text-indent="-0.2215in"/>
        </style:list-level-properties>
      </text:list-level-style-bullet>
      <text:list-level-style-bullet text:level="8" text:bullet-char="•">
        <style:list-level-properties text:space-before="4.2284in" text:min-label-width="0.2215in" text:list-level-position-and-space-mode="label-alignment">
          <style:list-level-label-alignment text:label-followed-by="listtab" fo:margin-left="4.45in" fo:text-indent="-0.2215in"/>
        </style:list-level-properties>
      </text:list-level-style-bullet>
      <text:list-level-style-bullet text:level="9" text:bullet-char="•">
        <style:list-level-properties text:space-before="4.8145in" text:min-label-width="0.2215in" text:list-level-position-and-space-mode="label-alignment">
          <style:list-level-label-alignment text:label-followed-by="listtab" fo:margin-left="5.0361in" fo:text-indent="-0.2215in"/>
        </style:list-level-properties>
      </text:list-level-style-bullet>
    </text:list-style>
    <text:list-style style:name="LFO2">
      <text:list-level-style-number text:level="1" text:style-name="WW_CharLFO2LVL1" style:num-suffix="." style:num-format="1">
        <style:list-level-properties text:space-before="0.1972in" text:min-label-width="0.1486in" text:list-level-position-and-space-mode="label-alignment">
          <style:list-level-label-alignment text:label-followed-by="listtab" fo:margin-left="0.3458in" fo:text-indent="-0.1486in"/>
        </style:list-level-properties>
      </text:list-level-style-number>
      <text:list-level-style-bullet text:level="2" text:bullet-char="•">
        <style:list-level-properties text:space-before="0.7847in" text:min-label-width="0.1486in" text:list-level-position-and-space-mode="label-alignment">
          <style:list-level-label-alignment text:label-followed-by="listtab" fo:margin-left="0.9333in" fo:text-indent="-0.1486in"/>
        </style:list-level-properties>
      </text:list-level-style-bullet>
      <text:list-level-style-bullet text:level="3" text:bullet-char="•">
        <style:list-level-properties text:space-before="1.3708in" text:min-label-width="0.1486in" text:list-level-position-and-space-mode="label-alignment">
          <style:list-level-label-alignment text:label-followed-by="listtab" fo:margin-left="1.5194in" fo:text-indent="-0.1486in"/>
        </style:list-level-properties>
      </text:list-level-style-bullet>
      <text:list-level-style-bullet text:level="4" text:bullet-char="•">
        <style:list-level-properties text:space-before="1.9569in" text:min-label-width="0.1486in" text:list-level-position-and-space-mode="label-alignment">
          <style:list-level-label-alignment text:label-followed-by="listtab" fo:margin-left="2.1055in" fo:text-indent="-0.1486in"/>
        </style:list-level-properties>
      </text:list-level-style-bullet>
      <text:list-level-style-bullet text:level="5" text:bullet-char="•">
        <style:list-level-properties text:space-before="2.543in" text:min-label-width="0.1486in" text:list-level-position-and-space-mode="label-alignment">
          <style:list-level-label-alignment text:label-followed-by="listtab" fo:margin-left="2.6916in" fo:text-indent="-0.1486in"/>
        </style:list-level-properties>
      </text:list-level-style-bullet>
      <text:list-level-style-bullet text:level="6" text:bullet-char="•">
        <style:list-level-properties text:space-before="3.1291in" text:min-label-width="0.1486in" text:list-level-position-and-space-mode="label-alignment">
          <style:list-level-label-alignment text:label-followed-by="listtab" fo:margin-left="3.2777in" fo:text-indent="-0.1486in"/>
        </style:list-level-properties>
      </text:list-level-style-bullet>
      <text:list-level-style-bullet text:level="7" text:bullet-char="•">
        <style:list-level-properties text:space-before="3.7152in" text:min-label-width="0.1486in" text:list-level-position-and-space-mode="label-alignment">
          <style:list-level-label-alignment text:label-followed-by="listtab" fo:margin-left="3.8638in" fo:text-indent="-0.1486in"/>
        </style:list-level-properties>
      </text:list-level-style-bullet>
      <text:list-level-style-bullet text:level="8" text:bullet-char="•">
        <style:list-level-properties text:space-before="4.3013in" text:min-label-width="0.1486in" text:list-level-position-and-space-mode="label-alignment">
          <style:list-level-label-alignment text:label-followed-by="listtab" fo:margin-left="4.45in" fo:text-indent="-0.1486in"/>
        </style:list-level-properties>
      </text:list-level-style-bullet>
      <text:list-level-style-bullet text:level="9" text:bullet-char="•">
        <style:list-level-properties text:space-before="4.8875in" text:min-label-width="0.1486in" text:list-level-position-and-space-mode="label-alignment">
          <style:list-level-label-alignment text:label-followed-by="listtab" fo:margin-left="5.0361in" fo:text-indent="-0.1486in"/>
        </style:list-level-properties>
      </text:list-level-style-bullet>
    </text:list-style>
    <text:list-style style:name="LFO3">
      <text:list-level-style-number text:level="1" text:style-name="WW_CharLFO3LVL1" style:num-suffix="." style:num-format="1" text:start-value="25">
        <style:list-level-properties text:space-before="0.1243in" text:min-label-width="0.2215in" text:list-level-position-and-space-mode="label-alignment">
          <style:list-level-label-alignment text:label-followed-by="listtab" fo:margin-left="0.3458in" fo:text-indent="-0.2215in"/>
        </style:list-level-properties>
      </text:list-level-style-number>
      <text:list-level-style-bullet text:level="2" text:bullet-char="•">
        <style:list-level-properties text:space-before="0.7118in" text:min-label-width="0.2215in" text:list-level-position-and-space-mode="label-alignment">
          <style:list-level-label-alignment text:label-followed-by="listtab" fo:margin-left="0.9333in" fo:text-indent="-0.2215in"/>
        </style:list-level-properties>
      </text:list-level-style-bullet>
      <text:list-level-style-bullet text:level="3" text:bullet-char="•">
        <style:list-level-properties text:space-before="1.2979in" text:min-label-width="0.2215in" text:list-level-position-and-space-mode="label-alignment">
          <style:list-level-label-alignment text:label-followed-by="listtab" fo:margin-left="1.5194in" fo:text-indent="-0.2215in"/>
        </style:list-level-properties>
      </text:list-level-style-bullet>
      <text:list-level-style-bullet text:level="4" text:bullet-char="•">
        <style:list-level-properties text:space-before="1.884in" text:min-label-width="0.2215in" text:list-level-position-and-space-mode="label-alignment">
          <style:list-level-label-alignment text:label-followed-by="listtab" fo:margin-left="2.1055in" fo:text-indent="-0.2215in"/>
        </style:list-level-properties>
      </text:list-level-style-bullet>
      <text:list-level-style-bullet text:level="5" text:bullet-char="•">
        <style:list-level-properties text:space-before="2.4701in" text:min-label-width="0.2215in" text:list-level-position-and-space-mode="label-alignment">
          <style:list-level-label-alignment text:label-followed-by="listtab" fo:margin-left="2.6916in" fo:text-indent="-0.2215in"/>
        </style:list-level-properties>
      </text:list-level-style-bullet>
      <text:list-level-style-bullet text:level="6" text:bullet-char="•">
        <style:list-level-properties text:space-before="3.0562in" text:min-label-width="0.2215in" text:list-level-position-and-space-mode="label-alignment">
          <style:list-level-label-alignment text:label-followed-by="listtab" fo:margin-left="3.2777in" fo:text-indent="-0.2215in"/>
        </style:list-level-properties>
      </text:list-level-style-bullet>
      <text:list-level-style-bullet text:level="7" text:bullet-char="•">
        <style:list-level-properties text:space-before="3.6423in" text:min-label-width="0.2215in" text:list-level-position-and-space-mode="label-alignment">
          <style:list-level-label-alignment text:label-followed-by="listtab" fo:margin-left="3.8638in" fo:text-indent="-0.2215in"/>
        </style:list-level-properties>
      </text:list-level-style-bullet>
      <text:list-level-style-bullet text:level="8" text:bullet-char="•">
        <style:list-level-properties text:space-before="4.2284in" text:min-label-width="0.2215in" text:list-level-position-and-space-mode="label-alignment">
          <style:list-level-label-alignment text:label-followed-by="listtab" fo:margin-left="4.45in" fo:text-indent="-0.2215in"/>
        </style:list-level-properties>
      </text:list-level-style-bullet>
      <text:list-level-style-bullet text:level="9" text:bullet-char="•">
        <style:list-level-properties text:space-before="4.8145in" text:min-label-width="0.2215in" text:list-level-position-and-space-mode="label-alignment">
          <style:list-level-label-alignment text:label-followed-by="listtab" fo:margin-left="5.0361in" fo:text-indent="-0.2215in"/>
        </style:list-level-properties>
      </text:list-level-style-bullet>
    </text:list-style>
    <text:list-style style:name="LFO4">
      <text:list-level-style-number text:level="1" style:num-suffix="." style:num-format="1">
        <style:list-level-properties text:space-before="0.3743in" text:min-label-width="0.25in" text:list-level-position-and-space-mode="label-alignment">
          <style:list-level-label-alignment text:label-followed-by="listtab" fo:margin-left="0.6243in" fo:text-indent="-0.25in"/>
        </style:list-level-properties>
      </text:list-level-style-number>
      <text:list-level-style-number text:level="2" style:num-suffix="." style:num-format="a" style:num-letter-sync="true">
        <style:list-level-properties text:space-before="0.8743in" text:min-label-width="0.25in" text:list-level-position-and-space-mode="label-alignment">
          <style:list-level-label-alignment text:label-followed-by="listtab" fo:margin-left="1.1243in" fo:text-indent="-0.25in"/>
        </style:list-level-properties>
      </text:list-level-style-number>
      <text:list-level-style-number text:level="3" style:num-suffix="." style:num-format="i">
        <style:list-level-properties fo:text-align="end" text:space-before="1.4993in" text:min-label-width="0.125in" text:list-level-position-and-space-mode="label-alignment">
          <style:list-level-label-alignment text:label-followed-by="listtab" fo:margin-left="1.6243in" fo:text-indent="-0.125in"/>
        </style:list-level-properties>
      </text:list-level-style-number>
      <text:list-level-style-number text:level="4" style:num-suffix="." style:num-format="1">
        <style:list-level-properties text:space-before="1.8743in" text:min-label-width="0.25in" text:list-level-position-and-space-mode="label-alignment">
          <style:list-level-label-alignment text:label-followed-by="listtab" fo:margin-left="2.1243in" fo:text-indent="-0.25in"/>
        </style:list-level-properties>
      </text:list-level-style-number>
      <text:list-level-style-number text:level="5" style:num-suffix="." style:num-format="a" style:num-letter-sync="true">
        <style:list-level-properties text:space-before="2.3743in" text:min-label-width="0.25in" text:list-level-position-and-space-mode="label-alignment">
          <style:list-level-label-alignment text:label-followed-by="listtab" fo:margin-left="2.6243in" fo:text-indent="-0.25in"/>
        </style:list-level-properties>
      </text:list-level-style-number>
      <text:list-level-style-number text:level="6" style:num-suffix="." style:num-format="i">
        <style:list-level-properties fo:text-align="end" text:space-before="2.9993in" text:min-label-width="0.125in" text:list-level-position-and-space-mode="label-alignment">
          <style:list-level-label-alignment text:label-followed-by="listtab" fo:margin-left="3.1243in" fo:text-indent="-0.125in"/>
        </style:list-level-properties>
      </text:list-level-style-number>
      <text:list-level-style-number text:level="7" style:num-suffix="." style:num-format="1">
        <style:list-level-properties text:space-before="3.3743in" text:min-label-width="0.25in" text:list-level-position-and-space-mode="label-alignment">
          <style:list-level-label-alignment text:label-followed-by="listtab" fo:margin-left="3.6243in" fo:text-indent="-0.25in"/>
        </style:list-level-properties>
      </text:list-level-style-number>
      <text:list-level-style-number text:level="8" style:num-suffix="." style:num-format="a" style:num-letter-sync="true">
        <style:list-level-properties text:space-before="3.8743in" text:min-label-width="0.25in" text:list-level-position-and-space-mode="label-alignment">
          <style:list-level-label-alignment text:label-followed-by="listtab" fo:margin-left="4.1243in" fo:text-indent="-0.25in"/>
        </style:list-level-properties>
      </text:list-level-style-number>
      <text:list-level-style-number text:level="9" style:num-suffix="." style:num-format="i">
        <style:list-level-properties fo:text-align="end" text:space-before="4.4993in" text:min-label-width="0.125in" text:list-level-position-and-space-mode="label-alignment">
          <style:list-level-label-alignment text:label-followed-by="listtab" fo:margin-left="4.6243in" fo:text-indent="-0.125in"/>
        </style:list-level-properties>
      </text:list-level-style-number>
    </text:list-style>
    <text:list-style style:name="LFO5">
      <text:list-level-style-number text:level="1" style:num-suffix="." style:num-format="1" text:start-value="26">
        <style:list-level-properties text:space-before="0.1243in" text:min-label-width="0.25in" text:list-level-position-and-space-mode="label-alignment">
          <style:list-level-label-alignment text:label-followed-by="listtab" fo:margin-left="0.3743in" fo:text-indent="-0.25in"/>
        </style:list-level-properties>
      </text:list-level-style-number>
      <text:list-level-style-number text:level="2" style:num-suffix="." style:num-format="a" style:num-letter-sync="true">
        <style:list-level-properties text:space-before="0.8743in" text:min-label-width="0.25in" text:list-level-position-and-space-mode="label-alignment">
          <style:list-level-label-alignment text:label-followed-by="listtab" fo:margin-left="1.1243in" fo:text-indent="-0.25in"/>
        </style:list-level-properties>
      </text:list-level-style-number>
      <text:list-level-style-number text:level="3" style:num-suffix="." style:num-format="i">
        <style:list-level-properties fo:text-align="end" text:space-before="1.4993in" text:min-label-width="0.125in" text:list-level-position-and-space-mode="label-alignment">
          <style:list-level-label-alignment text:label-followed-by="listtab" fo:margin-left="1.6243in" fo:text-indent="-0.125in"/>
        </style:list-level-properties>
      </text:list-level-style-number>
      <text:list-level-style-number text:level="4" style:num-suffix="." style:num-format="1">
        <style:list-level-properties text:space-before="1.8743in" text:min-label-width="0.25in" text:list-level-position-and-space-mode="label-alignment">
          <style:list-level-label-alignment text:label-followed-by="listtab" fo:margin-left="2.1243in" fo:text-indent="-0.25in"/>
        </style:list-level-properties>
      </text:list-level-style-number>
      <text:list-level-style-number text:level="5" style:num-suffix="." style:num-format="a" style:num-letter-sync="true">
        <style:list-level-properties text:space-before="2.3743in" text:min-label-width="0.25in" text:list-level-position-and-space-mode="label-alignment">
          <style:list-level-label-alignment text:label-followed-by="listtab" fo:margin-left="2.6243in" fo:text-indent="-0.25in"/>
        </style:list-level-properties>
      </text:list-level-style-number>
      <text:list-level-style-number text:level="6" style:num-suffix="." style:num-format="i">
        <style:list-level-properties fo:text-align="end" text:space-before="2.9993in" text:min-label-width="0.125in" text:list-level-position-and-space-mode="label-alignment">
          <style:list-level-label-alignment text:label-followed-by="listtab" fo:margin-left="3.1243in" fo:text-indent="-0.125in"/>
        </style:list-level-properties>
      </text:list-level-style-number>
      <text:list-level-style-number text:level="7" style:num-suffix="." style:num-format="1">
        <style:list-level-properties text:space-before="3.3743in" text:min-label-width="0.25in" text:list-level-position-and-space-mode="label-alignment">
          <style:list-level-label-alignment text:label-followed-by="listtab" fo:margin-left="3.6243in" fo:text-indent="-0.25in"/>
        </style:list-level-properties>
      </text:list-level-style-number>
      <text:list-level-style-number text:level="8" style:num-suffix="." style:num-format="a" style:num-letter-sync="true">
        <style:list-level-properties text:space-before="3.8743in" text:min-label-width="0.25in" text:list-level-position-and-space-mode="label-alignment">
          <style:list-level-label-alignment text:label-followed-by="listtab" fo:margin-left="4.1243in" fo:text-indent="-0.25in"/>
        </style:list-level-properties>
      </text:list-level-style-number>
      <text:list-level-style-number text:level="9" style:num-suffix="." style:num-format="i">
        <style:list-level-properties fo:text-align="end" text:space-before="4.4993in" text:min-label-width="0.125in" text:list-level-position-and-space-mode="label-alignment">
          <style:list-level-label-alignment text:label-followed-by="listtab" fo:margin-left="4.6243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amian Kurpiewski</meta:initial-creator>
    <dc:creator>Damian Kurpiewski</dc:creator>
    <meta:creation-date>2018-11-10T18:32:00Z</meta:creation-date>
    <dc:date>2018-11-10T18:32:00Z</dc:date>
    <meta:template xlink:href="Normal.dotm" xlink:type="simple"/>
    <meta:editing-cycles>2</meta:editing-cycles>
    <meta:editing-duration>PT0S</meta:editing-duration>
    <meta:document-statistic meta:page-count="4" meta:paragraph-count="3" meta:word-count="248" meta:character-count="1733" meta:row-count="12" meta:non-whitespace-character-count="1488"/>
  </office:meta>
</office:document-meta>
</file>